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8354in"/>
    </style:style>
    <style:style style:name="co8" style:family="table-column">
      <style:table-column-properties fo:break-before="auto" style:column-width="0.70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122"/>
    <style:style style:name="ce8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7"/>
        <table:table-row table:style-name="ro1">
          <table:table-cell office:value-type="string" calcext:value-type="string">
            <text:p>Skil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hanc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ming Skill &gt; Fail</text:p>
          </table:table-cell>
          <table:table-cell table:number-columns-repeated="3"/>
          <table:table-cell office:value-type="string" calcext:value-type="string">
            <text:p>Assuming Fail &gt; Skill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4" office:value-type="string" calcext:value-type="string">
            <text:p>Fail</text:p>
          </table:table-cell>
          <table:table-cell table:style-name="ce1" office:value-type="string" calcext:value-type="string">
            <text:p>Lev2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</text:p>
          </table:table-cell>
          <table:table-cell table:style-name="ce8" office:value-type="string" calcext:value-type="string">
            <text:p>Fail2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4]+[.$D$1]" office:value-type="float" office:value="100" calcext:value-type="float">
            <text:p>100</text:p>
          </table:table-cell>
          <table:table-cell table:formula="of:=MAX(3; [.B4]-([.$B$1]-[.B4])*2)" office:value-type="float" office:value="166" calcext:value-type="float">
            <text:p>166</text:p>
          </table:table-cell>
          <table:table-cell table:style-name="ce3" table:formula="of:=[.C4]*1000/([.$B$1]*2)/10" office:value-type="float" office:value="123.880597014925" calcext:value-type="float">
            <text:p>123.9</text:p>
          </table:table-cell>
          <table:table-cell table:formula="of:=MAX(3; [.$B$1]-([.B4] - [.$B$1])*2)" office:value-type="float" office:value="3" calcext:value-type="float">
            <text:p>3</text:p>
          </table:table-cell>
          <table:table-cell table:style-name="ce3" table:formula="of:=(1000 - [.E4]*1000/([.B4]*2))/10" office:value-type="float" office:value="98.5" calcext:value-type="float">
            <text:p>98.5</text:p>
          </table:table-cell>
          <table:table-cell table:style-name="ce5" table:formula="of:=IF([.$B$1]&gt;[.B4];[.D4];[.F4])" office:value-type="float" office:value="98.5" calcext:value-type="float">
            <text:p>98.5</text:p>
          </table:table-cell>
          <table:table-cell table:formula="of:=FLOOR(IF([.A4] &gt; 50; 50 + ([.A4] - 50)/2; [.A4]); 1; 0)" office:value-type="float" office:value="75" calcext:value-type="float">
            <text:p>75</text:p>
          </table:table-cell>
          <table:table-cell table:formula="of:=[.$B$1]-[.H4]" office:value-type="float" office:value="-8" calcext:value-type="float">
            <text:p>-8</text:p>
          </table:table-cell>
          <table:table-cell table:style-name="ce6" table:formula="of:=IF([.I4]&lt;3;1000-FLOOR(1000/(3*(3-[.I4]+1)); 1; 0);FLOOR(2000/[.I4]; 1; 0))" office:value-type="float" office:value="973" calcext:value-type="float">
            <text:p>973</text:p>
          </table:table-cell>
          <table:table-cell table:style-name="ce9" table:formula="of:=[.J4]/1000" office:value-type="percentage" office:value="0.973" calcext:value-type="percentage">
            <text:p>97.3%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formula="of:=[.A5]+[.$D$1]" office:value-type="float" office:value="99" calcext:value-type="float">
            <text:p>99</text:p>
          </table:table-cell>
          <table:table-cell table:formula="of:=MAX(3; [.B5]-([.$B$1]-[.B5])*2)" office:value-type="float" office:value="163" calcext:value-type="float">
            <text:p>163</text:p>
          </table:table-cell>
          <table:table-cell table:style-name="ce3" table:formula="of:=[.C5]*1000/([.$B$1]*2)/10" office:value-type="float" office:value="121.641791044776" calcext:value-type="float">
            <text:p>121.6</text:p>
          </table:table-cell>
          <table:table-cell table:formula="of:=MAX(3; [.$B$1]-([.B5] - [.$B$1])*2)" office:value-type="float" office:value="3" calcext:value-type="float">
            <text:p>3</text:p>
          </table:table-cell>
          <table:table-cell table:style-name="ce3" table:formula="of:=(1000 - [.E5]*1000/([.B5]*2))/10" office:value-type="float" office:value="98.4848484848485" calcext:value-type="float">
            <text:p>98.5</text:p>
          </table:table-cell>
          <table:table-cell table:style-name="ce5" table:formula="of:=IF([.$B$1]&gt;[.B5];[.D5];[.F5])" office:value-type="float" office:value="98.4848484848485" calcext:value-type="float">
            <text:p>98.5</text:p>
          </table:table-cell>
          <table:table-cell table:formula="of:=FLOOR(IF([.A5] &gt; 50; 50 + ([.A5] - 50)/2; [.A5]); 1; 0)" office:value-type="float" office:value="74" calcext:value-type="float">
            <text:p>74</text:p>
          </table:table-cell>
          <table:table-cell table:formula="of:=[.$B$1]-[.H5]" office:value-type="float" office:value="-7" calcext:value-type="float">
            <text:p>-7</text:p>
          </table:table-cell>
          <table:table-cell table:style-name="ce6" table:formula="of:=IF([.I5]&lt;3;1000-FLOOR(1000/(3*(3-[.I5]+1)); 1; 0);FLOOR(2000/[.I5]; 1; 0))" office:value-type="float" office:value="970" calcext:value-type="float">
            <text:p>970</text:p>
          </table:table-cell>
          <table:table-cell table:style-name="ce9" table:formula="of:=[.J5]/1000" office:value-type="percentage" office:value="0.97" calcext:value-type="percentage">
            <text:p>97.0%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formula="of:=[.A6]+[.$D$1]" office:value-type="float" office:value="98" calcext:value-type="float">
            <text:p>98</text:p>
          </table:table-cell>
          <table:table-cell table:formula="of:=MAX(3; [.B6]-([.$B$1]-[.B6])*2)" office:value-type="float" office:value="160" calcext:value-type="float">
            <text:p>160</text:p>
          </table:table-cell>
          <table:table-cell table:style-name="ce3" table:formula="of:=[.C6]*1000/([.$B$1]*2)/10" office:value-type="float" office:value="119.402985074627" calcext:value-type="float">
            <text:p>119.4</text:p>
          </table:table-cell>
          <table:table-cell table:formula="of:=MAX(3; [.$B$1]-([.B6] - [.$B$1])*2)" office:value-type="float" office:value="5" calcext:value-type="float">
            <text:p>5</text:p>
          </table:table-cell>
          <table:table-cell table:style-name="ce3" table:formula="of:=(1000 - [.E6]*1000/([.B6]*2))/10" office:value-type="float" office:value="97.4489795918367" calcext:value-type="float">
            <text:p>97.4</text:p>
          </table:table-cell>
          <table:table-cell table:style-name="ce5" table:formula="of:=IF([.$B$1]&gt;[.B6];[.D6];[.F6])" office:value-type="float" office:value="97.4489795918367" calcext:value-type="float">
            <text:p>97.4</text:p>
          </table:table-cell>
          <table:table-cell table:formula="of:=FLOOR(IF([.A6] &gt; 50; 50 + ([.A6] - 50)/2; [.A6]); 1; 0)" office:value-type="float" office:value="74" calcext:value-type="float">
            <text:p>74</text:p>
          </table:table-cell>
          <table:table-cell table:formula="of:=[.$B$1]-[.H6]" office:value-type="float" office:value="-7" calcext:value-type="float">
            <text:p>-7</text:p>
          </table:table-cell>
          <table:table-cell table:style-name="ce6" table:formula="of:=IF([.I6]&lt;3;1000-FLOOR(1000/(3*(3-[.I6]+1)); 1; 0);FLOOR(2000/[.I6]; 1; 0))" office:value-type="float" office:value="970" calcext:value-type="float">
            <text:p>970</text:p>
          </table:table-cell>
          <table:table-cell table:style-name="ce9" table:formula="of:=[.J6]/1000" office:value-type="percentage" office:value="0.97" calcext:value-type="percentage">
            <text:p>97.0%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formula="of:=[.A7]+[.$D$1]" office:value-type="float" office:value="97" calcext:value-type="float">
            <text:p>97</text:p>
          </table:table-cell>
          <table:table-cell table:formula="of:=MAX(3; [.B7]-([.$B$1]-[.B7])*2)" office:value-type="float" office:value="157" calcext:value-type="float">
            <text:p>157</text:p>
          </table:table-cell>
          <table:table-cell table:style-name="ce3" table:formula="of:=[.C7]*1000/([.$B$1]*2)/10" office:value-type="float" office:value="117.164179104478" calcext:value-type="float">
            <text:p>117.2</text:p>
          </table:table-cell>
          <table:table-cell table:formula="of:=MAX(3; [.$B$1]-([.B7] - [.$B$1])*2)" office:value-type="float" office:value="7" calcext:value-type="float">
            <text:p>7</text:p>
          </table:table-cell>
          <table:table-cell table:style-name="ce3" table:formula="of:=(1000 - [.E7]*1000/([.B7]*2))/10" office:value-type="float" office:value="96.3917525773196" calcext:value-type="float">
            <text:p>96.4</text:p>
          </table:table-cell>
          <table:table-cell table:style-name="ce5" table:formula="of:=IF([.$B$1]&gt;[.B7];[.D7];[.F7])" office:value-type="float" office:value="96.3917525773196" calcext:value-type="float">
            <text:p>96.4</text:p>
          </table:table-cell>
          <table:table-cell table:formula="of:=FLOOR(IF([.A7] &gt; 50; 50 + ([.A7] - 50)/2; [.A7]); 1; 0)" office:value-type="float" office:value="73" calcext:value-type="float">
            <text:p>73</text:p>
          </table:table-cell>
          <table:table-cell table:formula="of:=[.$B$1]-[.H7]" office:value-type="float" office:value="-6" calcext:value-type="float">
            <text:p>-6</text:p>
          </table:table-cell>
          <table:table-cell table:style-name="ce6" table:formula="of:=IF([.I7]&lt;3;1000-FLOOR(1000/(3*(3-[.I7]+1)); 1; 0);FLOOR(2000/[.I7]; 1; 0))" office:value-type="float" office:value="967" calcext:value-type="float">
            <text:p>967</text:p>
          </table:table-cell>
          <table:table-cell table:style-name="ce9" table:formula="of:=[.J7]/1000" office:value-type="percentage" office:value="0.967" calcext:value-type="percentage">
            <text:p>96.7%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formula="of:=[.A8]+[.$D$1]" office:value-type="float" office:value="96" calcext:value-type="float">
            <text:p>96</text:p>
          </table:table-cell>
          <table:table-cell table:formula="of:=MAX(3; [.B8]-([.$B$1]-[.B8])*2)" office:value-type="float" office:value="154" calcext:value-type="float">
            <text:p>154</text:p>
          </table:table-cell>
          <table:table-cell table:style-name="ce3" table:formula="of:=[.C8]*1000/([.$B$1]*2)/10" office:value-type="float" office:value="114.925373134328" calcext:value-type="float">
            <text:p>114.9</text:p>
          </table:table-cell>
          <table:table-cell table:formula="of:=MAX(3; [.$B$1]-([.B8] - [.$B$1])*2)" office:value-type="float" office:value="9" calcext:value-type="float">
            <text:p>9</text:p>
          </table:table-cell>
          <table:table-cell table:style-name="ce3" table:formula="of:=(1000 - [.E8]*1000/([.B8]*2))/10" office:value-type="float" office:value="95.3125" calcext:value-type="float">
            <text:p>95.3</text:p>
          </table:table-cell>
          <table:table-cell table:style-name="ce5" table:formula="of:=IF([.$B$1]&gt;[.B8];[.D8];[.F8])" office:value-type="float" office:value="95.3125" calcext:value-type="float">
            <text:p>95.3</text:p>
          </table:table-cell>
          <table:table-cell table:formula="of:=FLOOR(IF([.A8] &gt; 50; 50 + ([.A8] - 50)/2; [.A8]); 1; 0)" office:value-type="float" office:value="73" calcext:value-type="float">
            <text:p>73</text:p>
          </table:table-cell>
          <table:table-cell table:formula="of:=[.$B$1]-[.H8]" office:value-type="float" office:value="-6" calcext:value-type="float">
            <text:p>-6</text:p>
          </table:table-cell>
          <table:table-cell table:style-name="ce6" table:formula="of:=IF([.I8]&lt;3;1000-FLOOR(1000/(3*(3-[.I8]+1)); 1; 0);FLOOR(2000/[.I8]; 1; 0))" office:value-type="float" office:value="967" calcext:value-type="float">
            <text:p>967</text:p>
          </table:table-cell>
          <table:table-cell table:style-name="ce9" table:formula="of:=[.J8]/1000" office:value-type="percentage" office:value="0.967" calcext:value-type="percentage">
            <text:p>96.7%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formula="of:=[.A9]+[.$D$1]" office:value-type="float" office:value="95" calcext:value-type="float">
            <text:p>95</text:p>
          </table:table-cell>
          <table:table-cell table:formula="of:=MAX(3; [.B9]-([.$B$1]-[.B9])*2)" office:value-type="float" office:value="151" calcext:value-type="float">
            <text:p>151</text:p>
          </table:table-cell>
          <table:table-cell table:style-name="ce3" table:formula="of:=[.C9]*1000/([.$B$1]*2)/10" office:value-type="float" office:value="112.686567164179" calcext:value-type="float">
            <text:p>112.7</text:p>
          </table:table-cell>
          <table:table-cell table:formula="of:=MAX(3; [.$B$1]-([.B9] - [.$B$1])*2)" office:value-type="float" office:value="11" calcext:value-type="float">
            <text:p>11</text:p>
          </table:table-cell>
          <table:table-cell table:style-name="ce3" table:formula="of:=(1000 - [.E9]*1000/([.B9]*2))/10" office:value-type="float" office:value="94.2105263157895" calcext:value-type="float">
            <text:p>94.2</text:p>
          </table:table-cell>
          <table:table-cell table:style-name="ce5" table:formula="of:=IF([.$B$1]&gt;[.B9];[.D9];[.F9])" office:value-type="float" office:value="94.2105263157895" calcext:value-type="float">
            <text:p>94.2</text:p>
          </table:table-cell>
          <table:table-cell table:formula="of:=FLOOR(IF([.A9] &gt; 50; 50 + ([.A9] - 50)/2; [.A9]); 1; 0)" office:value-type="float" office:value="72" calcext:value-type="float">
            <text:p>72</text:p>
          </table:table-cell>
          <table:table-cell table:formula="of:=[.$B$1]-[.H9]" office:value-type="float" office:value="-5" calcext:value-type="float">
            <text:p>-5</text:p>
          </table:table-cell>
          <table:table-cell table:style-name="ce6" table:formula="of:=IF([.I9]&lt;3;1000-FLOOR(1000/(3*(3-[.I9]+1)); 1; 0);FLOOR(2000/[.I9]; 1; 0))" office:value-type="float" office:value="963" calcext:value-type="float">
            <text:p>963</text:p>
          </table:table-cell>
          <table:table-cell table:style-name="ce9" table:formula="of:=[.J9]/1000" office:value-type="percentage" office:value="0.963" calcext:value-type="percentage">
            <text:p>96.3%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formula="of:=[.A10]+[.$D$1]" office:value-type="float" office:value="94" calcext:value-type="float">
            <text:p>94</text:p>
          </table:table-cell>
          <table:table-cell table:formula="of:=MAX(3; [.B10]-([.$B$1]-[.B10])*2)" office:value-type="float" office:value="148" calcext:value-type="float">
            <text:p>148</text:p>
          </table:table-cell>
          <table:table-cell table:style-name="ce3" table:formula="of:=[.C10]*1000/([.$B$1]*2)/10" office:value-type="float" office:value="110.44776119403" calcext:value-type="float">
            <text:p>110.4</text:p>
          </table:table-cell>
          <table:table-cell table:formula="of:=MAX(3; [.$B$1]-([.B10] - [.$B$1])*2)" office:value-type="float" office:value="13" calcext:value-type="float">
            <text:p>13</text:p>
          </table:table-cell>
          <table:table-cell table:style-name="ce3" table:formula="of:=(1000 - [.E10]*1000/([.B10]*2))/10" office:value-type="float" office:value="93.0851063829787" calcext:value-type="float">
            <text:p>93.1</text:p>
          </table:table-cell>
          <table:table-cell table:style-name="ce5" table:formula="of:=IF([.$B$1]&gt;[.B10];[.D10];[.F10])" office:value-type="float" office:value="93.0851063829787" calcext:value-type="float">
            <text:p>93.1</text:p>
          </table:table-cell>
          <table:table-cell table:formula="of:=FLOOR(IF([.A10] &gt; 50; 50 + ([.A10] - 50)/2; [.A10]); 1; 0)" office:value-type="float" office:value="72" calcext:value-type="float">
            <text:p>72</text:p>
          </table:table-cell>
          <table:table-cell table:formula="of:=[.$B$1]-[.H10]" office:value-type="float" office:value="-5" calcext:value-type="float">
            <text:p>-5</text:p>
          </table:table-cell>
          <table:table-cell table:style-name="ce6" table:formula="of:=IF([.I10]&lt;3;1000-FLOOR(1000/(3*(3-[.I10]+1)); 1; 0);FLOOR(2000/[.I10]; 1; 0))" office:value-type="float" office:value="963" calcext:value-type="float">
            <text:p>963</text:p>
          </table:table-cell>
          <table:table-cell table:style-name="ce9" table:formula="of:=[.J10]/1000" office:value-type="percentage" office:value="0.963" calcext:value-type="percentage">
            <text:p>96.3%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formula="of:=[.A11]+[.$D$1]" office:value-type="float" office:value="93" calcext:value-type="float">
            <text:p>93</text:p>
          </table:table-cell>
          <table:table-cell table:formula="of:=MAX(3; [.B11]-([.$B$1]-[.B11])*2)" office:value-type="float" office:value="145" calcext:value-type="float">
            <text:p>145</text:p>
          </table:table-cell>
          <table:table-cell table:style-name="ce3" table:formula="of:=[.C11]*1000/([.$B$1]*2)/10" office:value-type="float" office:value="108.208955223881" calcext:value-type="float">
            <text:p>108.2</text:p>
          </table:table-cell>
          <table:table-cell table:formula="of:=MAX(3; [.$B$1]-([.B11] - [.$B$1])*2)" office:value-type="float" office:value="15" calcext:value-type="float">
            <text:p>15</text:p>
          </table:table-cell>
          <table:table-cell table:style-name="ce3" table:formula="of:=(1000 - [.E11]*1000/([.B11]*2))/10" office:value-type="float" office:value="91.9354838709677" calcext:value-type="float">
            <text:p>91.9</text:p>
          </table:table-cell>
          <table:table-cell table:style-name="ce5" table:formula="of:=IF([.$B$1]&gt;[.B11];[.D11];[.F11])" office:value-type="float" office:value="91.9354838709677" calcext:value-type="float">
            <text:p>91.9</text:p>
          </table:table-cell>
          <table:table-cell table:formula="of:=FLOOR(IF([.A11] &gt; 50; 50 + ([.A11] - 50)/2; [.A11]); 1; 0)" office:value-type="float" office:value="71" calcext:value-type="float">
            <text:p>71</text:p>
          </table:table-cell>
          <table:table-cell table:formula="of:=[.$B$1]-[.H11]" office:value-type="float" office:value="-4" calcext:value-type="float">
            <text:p>-4</text:p>
          </table:table-cell>
          <table:table-cell table:style-name="ce6" table:formula="of:=IF([.I11]&lt;3;1000-FLOOR(1000/(3*(3-[.I11]+1)); 1; 0);FLOOR(2000/[.I11]; 1; 0))" office:value-type="float" office:value="959" calcext:value-type="float">
            <text:p>959</text:p>
          </table:table-cell>
          <table:table-cell table:style-name="ce9" table:formula="of:=[.J11]/1000" office:value-type="percentage" office:value="0.959" calcext:value-type="percentage">
            <text:p>95.9%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formula="of:=[.A12]+[.$D$1]" office:value-type="float" office:value="92" calcext:value-type="float">
            <text:p>92</text:p>
          </table:table-cell>
          <table:table-cell table:formula="of:=MAX(3; [.B12]-([.$B$1]-[.B12])*2)" office:value-type="float" office:value="142" calcext:value-type="float">
            <text:p>142</text:p>
          </table:table-cell>
          <table:table-cell table:style-name="ce3" table:formula="of:=[.C12]*1000/([.$B$1]*2)/10" office:value-type="float" office:value="105.970149253731" calcext:value-type="float">
            <text:p>106.0</text:p>
          </table:table-cell>
          <table:table-cell table:formula="of:=MAX(3; [.$B$1]-([.B12] - [.$B$1])*2)" office:value-type="float" office:value="17" calcext:value-type="float">
            <text:p>17</text:p>
          </table:table-cell>
          <table:table-cell table:style-name="ce3" table:formula="of:=(1000 - [.E12]*1000/([.B12]*2))/10" office:value-type="float" office:value="90.7608695652174" calcext:value-type="float">
            <text:p>90.8</text:p>
          </table:table-cell>
          <table:table-cell table:style-name="ce5" table:formula="of:=IF([.$B$1]&gt;[.B12];[.D12];[.F12])" office:value-type="float" office:value="90.7608695652174" calcext:value-type="float">
            <text:p>90.8</text:p>
          </table:table-cell>
          <table:table-cell table:formula="of:=FLOOR(IF([.A12] &gt; 50; 50 + ([.A12] - 50)/2; [.A12]); 1; 0)" office:value-type="float" office:value="71" calcext:value-type="float">
            <text:p>71</text:p>
          </table:table-cell>
          <table:table-cell table:formula="of:=[.$B$1]-[.H12]" office:value-type="float" office:value="-4" calcext:value-type="float">
            <text:p>-4</text:p>
          </table:table-cell>
          <table:table-cell table:style-name="ce6" table:formula="of:=IF([.I12]&lt;3;1000-FLOOR(1000/(3*(3-[.I12]+1)); 1; 0);FLOOR(2000/[.I12]; 1; 0))" office:value-type="float" office:value="959" calcext:value-type="float">
            <text:p>959</text:p>
          </table:table-cell>
          <table:table-cell table:style-name="ce9" table:formula="of:=[.J12]/1000" office:value-type="percentage" office:value="0.959" calcext:value-type="percentage">
            <text:p>95.9%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formula="of:=[.A13]+[.$D$1]" office:value-type="float" office:value="91" calcext:value-type="float">
            <text:p>91</text:p>
          </table:table-cell>
          <table:table-cell table:formula="of:=MAX(3; [.B13]-([.$B$1]-[.B13])*2)" office:value-type="float" office:value="139" calcext:value-type="float">
            <text:p>139</text:p>
          </table:table-cell>
          <table:table-cell table:style-name="ce3" table:formula="of:=[.C13]*1000/([.$B$1]*2)/10" office:value-type="float" office:value="103.731343283582" calcext:value-type="float">
            <text:p>103.7</text:p>
          </table:table-cell>
          <table:table-cell table:formula="of:=MAX(3; [.$B$1]-([.B13] - [.$B$1])*2)" office:value-type="float" office:value="19" calcext:value-type="float">
            <text:p>19</text:p>
          </table:table-cell>
          <table:table-cell table:style-name="ce3" table:formula="of:=(1000 - [.E13]*1000/([.B13]*2))/10" office:value-type="float" office:value="89.5604395604396" calcext:value-type="float">
            <text:p>89.6</text:p>
          </table:table-cell>
          <table:table-cell table:style-name="ce5" table:formula="of:=IF([.$B$1]&gt;[.B13];[.D13];[.F13])" office:value-type="float" office:value="89.5604395604396" calcext:value-type="float">
            <text:p>89.6</text:p>
          </table:table-cell>
          <table:table-cell table:formula="of:=FLOOR(IF([.A13] &gt; 50; 50 + ([.A13] - 50)/2; [.A13]); 1; 0)" office:value-type="float" office:value="70" calcext:value-type="float">
            <text:p>70</text:p>
          </table:table-cell>
          <table:table-cell table:formula="of:=[.$B$1]-[.H13]" office:value-type="float" office:value="-3" calcext:value-type="float">
            <text:p>-3</text:p>
          </table:table-cell>
          <table:table-cell table:style-name="ce6" table:formula="of:=IF([.I13]&lt;3;1000-FLOOR(1000/(3*(3-[.I13]+1)); 1; 0);FLOOR(2000/[.I13]; 1; 0))" office:value-type="float" office:value="953" calcext:value-type="float">
            <text:p>953</text:p>
          </table:table-cell>
          <table:table-cell table:style-name="ce9" table:formula="of:=[.J13]/1000" office:value-type="percentage" office:value="0.953" calcext:value-type="percentage">
            <text:p>95.3%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formula="of:=[.A14]+[.$D$1]" office:value-type="float" office:value="90" calcext:value-type="float">
            <text:p>90</text:p>
          </table:table-cell>
          <table:table-cell table:formula="of:=MAX(3; [.B14]-([.$B$1]-[.B14])*2)" office:value-type="float" office:value="136" calcext:value-type="float">
            <text:p>136</text:p>
          </table:table-cell>
          <table:table-cell table:style-name="ce3" table:formula="of:=[.C14]*1000/([.$B$1]*2)/10" office:value-type="float" office:value="101.492537313433" calcext:value-type="float">
            <text:p>101.5</text:p>
          </table:table-cell>
          <table:table-cell table:formula="of:=MAX(3; [.$B$1]-([.B14] - [.$B$1])*2)" office:value-type="float" office:value="21" calcext:value-type="float">
            <text:p>21</text:p>
          </table:table-cell>
          <table:table-cell table:style-name="ce3" table:formula="of:=(1000 - [.E14]*1000/([.B14]*2))/10" office:value-type="float" office:value="88.3333333333333" calcext:value-type="float">
            <text:p>88.3</text:p>
          </table:table-cell>
          <table:table-cell table:style-name="ce5" table:formula="of:=IF([.$B$1]&gt;[.B14];[.D14];[.F14])" office:value-type="float" office:value="88.3333333333333" calcext:value-type="float">
            <text:p>88.3</text:p>
          </table:table-cell>
          <table:table-cell table:formula="of:=FLOOR(IF([.A14] &gt; 50; 50 + ([.A14] - 50)/2; [.A14]); 1; 0)" office:value-type="float" office:value="70" calcext:value-type="float">
            <text:p>70</text:p>
          </table:table-cell>
          <table:table-cell table:formula="of:=[.$B$1]-[.H14]" office:value-type="float" office:value="-3" calcext:value-type="float">
            <text:p>-3</text:p>
          </table:table-cell>
          <table:table-cell table:style-name="ce6" table:formula="of:=IF([.I14]&lt;3;1000-FLOOR(1000/(3*(3-[.I14]+1)); 1; 0);FLOOR(2000/[.I14]; 1; 0))" office:value-type="float" office:value="953" calcext:value-type="float">
            <text:p>953</text:p>
          </table:table-cell>
          <table:table-cell table:style-name="ce9" table:formula="of:=[.J14]/1000" office:value-type="percentage" office:value="0.953" calcext:value-type="percentage">
            <text:p>95.3%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formula="of:=[.A15]+[.$D$1]" office:value-type="float" office:value="89" calcext:value-type="float">
            <text:p>89</text:p>
          </table:table-cell>
          <table:table-cell table:formula="of:=MAX(3; [.B15]-([.$B$1]-[.B15])*2)" office:value-type="float" office:value="133" calcext:value-type="float">
            <text:p>133</text:p>
          </table:table-cell>
          <table:table-cell table:style-name="ce3" table:formula="of:=[.C15]*1000/([.$B$1]*2)/10" office:value-type="float" office:value="99.2537313432836" calcext:value-type="float">
            <text:p>99.3</text:p>
          </table:table-cell>
          <table:table-cell table:formula="of:=MAX(3; [.$B$1]-([.B15] - [.$B$1])*2)" office:value-type="float" office:value="23" calcext:value-type="float">
            <text:p>23</text:p>
          </table:table-cell>
          <table:table-cell table:style-name="ce3" table:formula="of:=(1000 - [.E15]*1000/([.B15]*2))/10" office:value-type="float" office:value="87.0786516853933" calcext:value-type="float">
            <text:p>87.1</text:p>
          </table:table-cell>
          <table:table-cell table:style-name="ce5" table:formula="of:=IF([.$B$1]&gt;[.B15];[.D15];[.F15])" office:value-type="float" office:value="87.0786516853933" calcext:value-type="float">
            <text:p>87.1</text:p>
          </table:table-cell>
          <table:table-cell table:formula="of:=FLOOR(IF([.A15] &gt; 50; 50 + ([.A15] - 50)/2; [.A15]); 1; 0)" office:value-type="float" office:value="69" calcext:value-type="float">
            <text:p>69</text:p>
          </table:table-cell>
          <table:table-cell table:formula="of:=[.$B$1]-[.H15]" office:value-type="float" office:value="-2" calcext:value-type="float">
            <text:p>-2</text:p>
          </table:table-cell>
          <table:table-cell table:style-name="ce6" table:formula="of:=IF([.I15]&lt;3;1000-FLOOR(1000/(3*(3-[.I15]+1)); 1; 0);FLOOR(2000/[.I15]; 1; 0))" office:value-type="float" office:value="945" calcext:value-type="float">
            <text:p>945</text:p>
          </table:table-cell>
          <table:table-cell table:style-name="ce9" table:formula="of:=[.J15]/1000" office:value-type="percentage" office:value="0.945" calcext:value-type="percentage">
            <text:p>94.5%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formula="of:=[.A16]+[.$D$1]" office:value-type="float" office:value="88" calcext:value-type="float">
            <text:p>88</text:p>
          </table:table-cell>
          <table:table-cell table:formula="of:=MAX(3; [.B16]-([.$B$1]-[.B16])*2)" office:value-type="float" office:value="130" calcext:value-type="float">
            <text:p>130</text:p>
          </table:table-cell>
          <table:table-cell table:style-name="ce3" table:formula="of:=[.C16]*1000/([.$B$1]*2)/10" office:value-type="float" office:value="97.0149253731343" calcext:value-type="float">
            <text:p>97.0</text:p>
          </table:table-cell>
          <table:table-cell table:formula="of:=MAX(3; [.$B$1]-([.B16] - [.$B$1])*2)" office:value-type="float" office:value="25" calcext:value-type="float">
            <text:p>25</text:p>
          </table:table-cell>
          <table:table-cell table:style-name="ce3" table:formula="of:=(1000 - [.E16]*1000/([.B16]*2))/10" office:value-type="float" office:value="85.7954545454546" calcext:value-type="float">
            <text:p>85.8</text:p>
          </table:table-cell>
          <table:table-cell table:style-name="ce5" table:formula="of:=IF([.$B$1]&gt;[.B16];[.D16];[.F16])" office:value-type="float" office:value="85.7954545454546" calcext:value-type="float">
            <text:p>85.8</text:p>
          </table:table-cell>
          <table:table-cell table:formula="of:=FLOOR(IF([.A16] &gt; 50; 50 + ([.A16] - 50)/2; [.A16]); 1; 0)" office:value-type="float" office:value="69" calcext:value-type="float">
            <text:p>69</text:p>
          </table:table-cell>
          <table:table-cell table:formula="of:=[.$B$1]-[.H16]" office:value-type="float" office:value="-2" calcext:value-type="float">
            <text:p>-2</text:p>
          </table:table-cell>
          <table:table-cell table:style-name="ce6" table:formula="of:=IF([.I16]&lt;3;1000-FLOOR(1000/(3*(3-[.I16]+1)); 1; 0);FLOOR(2000/[.I16]; 1; 0))" office:value-type="float" office:value="945" calcext:value-type="float">
            <text:p>945</text:p>
          </table:table-cell>
          <table:table-cell table:style-name="ce9" table:formula="of:=[.J16]/1000" office:value-type="percentage" office:value="0.945" calcext:value-type="percentage">
            <text:p>94.5%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formula="of:=[.A17]+[.$D$1]" office:value-type="float" office:value="87" calcext:value-type="float">
            <text:p>87</text:p>
          </table:table-cell>
          <table:table-cell table:formula="of:=MAX(3; [.B17]-([.$B$1]-[.B17])*2)" office:value-type="float" office:value="127" calcext:value-type="float">
            <text:p>127</text:p>
          </table:table-cell>
          <table:table-cell table:style-name="ce3" table:formula="of:=[.C17]*1000/([.$B$1]*2)/10" office:value-type="float" office:value="94.7761194029851" calcext:value-type="float">
            <text:p>94.8</text:p>
          </table:table-cell>
          <table:table-cell table:formula="of:=MAX(3; [.$B$1]-([.B17] - [.$B$1])*2)" office:value-type="float" office:value="27" calcext:value-type="float">
            <text:p>27</text:p>
          </table:table-cell>
          <table:table-cell table:style-name="ce3" table:formula="of:=(1000 - [.E17]*1000/([.B17]*2))/10" office:value-type="float" office:value="84.4827586206896" calcext:value-type="float">
            <text:p>84.5</text:p>
          </table:table-cell>
          <table:table-cell table:style-name="ce5" table:formula="of:=IF([.$B$1]&gt;[.B17];[.D17];[.F17])" office:value-type="float" office:value="84.4827586206896" calcext:value-type="float">
            <text:p>84.5</text:p>
          </table:table-cell>
          <table:table-cell table:formula="of:=FLOOR(IF([.A17] &gt; 50; 50 + ([.A17] - 50)/2; [.A17]); 1; 0)" office:value-type="float" office:value="68" calcext:value-type="float">
            <text:p>68</text:p>
          </table:table-cell>
          <table:table-cell table:formula="of:=[.$B$1]-[.H17]" office:value-type="float" office:value="-1" calcext:value-type="float">
            <text:p>-1</text:p>
          </table:table-cell>
          <table:table-cell table:style-name="ce6" table:formula="of:=IF([.I17]&lt;3;1000-FLOOR(1000/(3*(3-[.I17]+1)); 1; 0);FLOOR(2000/[.I17]; 1; 0))" office:value-type="float" office:value="934" calcext:value-type="float">
            <text:p>934</text:p>
          </table:table-cell>
          <table:table-cell table:style-name="ce9" table:formula="of:=[.J17]/1000" office:value-type="percentage" office:value="0.934" calcext:value-type="percentage">
            <text:p>93.4%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formula="of:=[.A18]+[.$D$1]" office:value-type="float" office:value="86" calcext:value-type="float">
            <text:p>86</text:p>
          </table:table-cell>
          <table:table-cell table:formula="of:=MAX(3; [.B18]-([.$B$1]-[.B18])*2)" office:value-type="float" office:value="124" calcext:value-type="float">
            <text:p>124</text:p>
          </table:table-cell>
          <table:table-cell table:style-name="ce3" table:formula="of:=[.C18]*1000/([.$B$1]*2)/10" office:value-type="float" office:value="92.5373134328358" calcext:value-type="float">
            <text:p>92.5</text:p>
          </table:table-cell>
          <table:table-cell table:formula="of:=MAX(3; [.$B$1]-([.B18] - [.$B$1])*2)" office:value-type="float" office:value="29" calcext:value-type="float">
            <text:p>29</text:p>
          </table:table-cell>
          <table:table-cell table:style-name="ce3" table:formula="of:=(1000 - [.E18]*1000/([.B18]*2))/10" office:value-type="float" office:value="83.1395348837209" calcext:value-type="float">
            <text:p>83.1</text:p>
          </table:table-cell>
          <table:table-cell table:style-name="ce5" table:formula="of:=IF([.$B$1]&gt;[.B18];[.D18];[.F18])" office:value-type="float" office:value="83.1395348837209" calcext:value-type="float">
            <text:p>83.1</text:p>
          </table:table-cell>
          <table:table-cell table:formula="of:=FLOOR(IF([.A18] &gt; 50; 50 + ([.A18] - 50)/2; [.A18]); 1; 0)" office:value-type="float" office:value="68" calcext:value-type="float">
            <text:p>68</text:p>
          </table:table-cell>
          <table:table-cell table:formula="of:=[.$B$1]-[.H18]" office:value-type="float" office:value="-1" calcext:value-type="float">
            <text:p>-1</text:p>
          </table:table-cell>
          <table:table-cell table:style-name="ce6" table:formula="of:=IF([.I18]&lt;3;1000-FLOOR(1000/(3*(3-[.I18]+1)); 1; 0);FLOOR(2000/[.I18]; 1; 0))" office:value-type="float" office:value="934" calcext:value-type="float">
            <text:p>934</text:p>
          </table:table-cell>
          <table:table-cell table:style-name="ce9" table:formula="of:=[.J18]/1000" office:value-type="percentage" office:value="0.934" calcext:value-type="percentage">
            <text:p>93.4%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formula="of:=[.A19]+[.$D$1]" office:value-type="float" office:value="85" calcext:value-type="float">
            <text:p>85</text:p>
          </table:table-cell>
          <table:table-cell table:formula="of:=MAX(3; [.B19]-([.$B$1]-[.B19])*2)" office:value-type="float" office:value="121" calcext:value-type="float">
            <text:p>121</text:p>
          </table:table-cell>
          <table:table-cell table:style-name="ce3" table:formula="of:=[.C19]*1000/([.$B$1]*2)/10" office:value-type="float" office:value="90.2985074626866" calcext:value-type="float">
            <text:p>90.3</text:p>
          </table:table-cell>
          <table:table-cell table:formula="of:=MAX(3; [.$B$1]-([.B19] - [.$B$1])*2)" office:value-type="float" office:value="31" calcext:value-type="float">
            <text:p>31</text:p>
          </table:table-cell>
          <table:table-cell table:style-name="ce3" table:formula="of:=(1000 - [.E19]*1000/([.B19]*2))/10" office:value-type="float" office:value="81.7647058823529" calcext:value-type="float">
            <text:p>81.8</text:p>
          </table:table-cell>
          <table:table-cell table:style-name="ce5" table:formula="of:=IF([.$B$1]&gt;[.B19];[.D19];[.F19])" office:value-type="float" office:value="81.7647058823529" calcext:value-type="float">
            <text:p>81.8</text:p>
          </table:table-cell>
          <table:table-cell table:formula="of:=FLOOR(IF([.A19] &gt; 50; 50 + ([.A19] - 50)/2; [.A19]); 1; 0)" office:value-type="float" office:value="67" calcext:value-type="float">
            <text:p>67</text:p>
          </table:table-cell>
          <table:table-cell table:formula="of:=[.$B$1]-[.H19]" office:value-type="float" office:value="0" calcext:value-type="float">
            <text:p>0</text:p>
          </table:table-cell>
          <table:table-cell table:style-name="ce6" table:formula="of:=IF([.I19]&lt;3;1000-FLOOR(1000/(3*(3-[.I19]+1)); 1; 0);FLOOR(2000/[.I19]; 1; 0))" office:value-type="float" office:value="917" calcext:value-type="float">
            <text:p>917</text:p>
          </table:table-cell>
          <table:table-cell table:style-name="ce9" table:formula="of:=[.J19]/1000" office:value-type="percentage" office:value="0.917" calcext:value-type="percentage">
            <text:p>91.7%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formula="of:=[.A20]+[.$D$1]" office:value-type="float" office:value="84" calcext:value-type="float">
            <text:p>84</text:p>
          </table:table-cell>
          <table:table-cell table:formula="of:=MAX(3; [.B20]-([.$B$1]-[.B20])*2)" office:value-type="float" office:value="118" calcext:value-type="float">
            <text:p>118</text:p>
          </table:table-cell>
          <table:table-cell table:style-name="ce3" table:formula="of:=[.C20]*1000/([.$B$1]*2)/10" office:value-type="float" office:value="88.0597014925373" calcext:value-type="float">
            <text:p>88.1</text:p>
          </table:table-cell>
          <table:table-cell table:formula="of:=MAX(3; [.$B$1]-([.B20] - [.$B$1])*2)" office:value-type="float" office:value="33" calcext:value-type="float">
            <text:p>33</text:p>
          </table:table-cell>
          <table:table-cell table:style-name="ce3" table:formula="of:=(1000 - [.E20]*1000/([.B20]*2))/10" office:value-type="float" office:value="80.3571428571429" calcext:value-type="float">
            <text:p>80.4</text:p>
          </table:table-cell>
          <table:table-cell table:style-name="ce5" table:formula="of:=IF([.$B$1]&gt;[.B20];[.D20];[.F20])" office:value-type="float" office:value="80.3571428571429" calcext:value-type="float">
            <text:p>80.4</text:p>
          </table:table-cell>
          <table:table-cell table:formula="of:=FLOOR(IF([.A20] &gt; 50; 50 + ([.A20] - 50)/2; [.A20]); 1; 0)" office:value-type="float" office:value="67" calcext:value-type="float">
            <text:p>67</text:p>
          </table:table-cell>
          <table:table-cell table:formula="of:=[.$B$1]-[.H20]" office:value-type="float" office:value="0" calcext:value-type="float">
            <text:p>0</text:p>
          </table:table-cell>
          <table:table-cell table:style-name="ce6" table:formula="of:=IF([.I20]&lt;3;1000-FLOOR(1000/(3*(3-[.I20]+1)); 1; 0);FLOOR(2000/[.I20]; 1; 0))" office:value-type="float" office:value="917" calcext:value-type="float">
            <text:p>917</text:p>
          </table:table-cell>
          <table:table-cell table:style-name="ce9" table:formula="of:=[.J20]/1000" office:value-type="percentage" office:value="0.917" calcext:value-type="percentage">
            <text:p>91.7%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formula="of:=[.A21]+[.$D$1]" office:value-type="float" office:value="83" calcext:value-type="float">
            <text:p>83</text:p>
          </table:table-cell>
          <table:table-cell table:formula="of:=MAX(3; [.B21]-([.$B$1]-[.B21])*2)" office:value-type="float" office:value="115" calcext:value-type="float">
            <text:p>115</text:p>
          </table:table-cell>
          <table:table-cell table:style-name="ce3" table:formula="of:=[.C21]*1000/([.$B$1]*2)/10" office:value-type="float" office:value="85.8208955223881" calcext:value-type="float">
            <text:p>85.8</text:p>
          </table:table-cell>
          <table:table-cell table:formula="of:=MAX(3; [.$B$1]-([.B21] - [.$B$1])*2)" office:value-type="float" office:value="35" calcext:value-type="float">
            <text:p>35</text:p>
          </table:table-cell>
          <table:table-cell table:style-name="ce3" table:formula="of:=(1000 - [.E21]*1000/([.B21]*2))/10" office:value-type="float" office:value="78.9156626506024" calcext:value-type="float">
            <text:p>78.9</text:p>
          </table:table-cell>
          <table:table-cell table:style-name="ce5" table:formula="of:=IF([.$B$1]&gt;[.B21];[.D21];[.F21])" office:value-type="float" office:value="78.9156626506024" calcext:value-type="float">
            <text:p>78.9</text:p>
          </table:table-cell>
          <table:table-cell table:formula="of:=FLOOR(IF([.A21] &gt; 50; 50 + ([.A21] - 50)/2; [.A21]); 1; 0)" office:value-type="float" office:value="66" calcext:value-type="float">
            <text:p>66</text:p>
          </table:table-cell>
          <table:table-cell table:formula="of:=[.$B$1]-[.H21]" office:value-type="float" office:value="1" calcext:value-type="float">
            <text:p>1</text:p>
          </table:table-cell>
          <table:table-cell table:style-name="ce6" table:formula="of:=IF([.I21]&lt;3;1000-FLOOR(1000/(3*(3-[.I21]+1)); 1; 0);FLOOR(2000/[.I21]; 1; 0))" office:value-type="float" office:value="889" calcext:value-type="float">
            <text:p>889</text:p>
          </table:table-cell>
          <table:table-cell table:style-name="ce9" table:formula="of:=[.J21]/1000" office:value-type="percentage" office:value="0.889" calcext:value-type="percentage">
            <text:p>88.9%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formula="of:=[.A22]+[.$D$1]" office:value-type="float" office:value="82" calcext:value-type="float">
            <text:p>82</text:p>
          </table:table-cell>
          <table:table-cell table:formula="of:=MAX(3; [.B22]-([.$B$1]-[.B22])*2)" office:value-type="float" office:value="112" calcext:value-type="float">
            <text:p>112</text:p>
          </table:table-cell>
          <table:table-cell table:style-name="ce3" table:formula="of:=[.C22]*1000/([.$B$1]*2)/10" office:value-type="float" office:value="83.5820895522388" calcext:value-type="float">
            <text:p>83.6</text:p>
          </table:table-cell>
          <table:table-cell table:formula="of:=MAX(3; [.$B$1]-([.B22] - [.$B$1])*2)" office:value-type="float" office:value="37" calcext:value-type="float">
            <text:p>37</text:p>
          </table:table-cell>
          <table:table-cell table:style-name="ce3" table:formula="of:=(1000 - [.E22]*1000/([.B22]*2))/10" office:value-type="float" office:value="77.4390243902439" calcext:value-type="float">
            <text:p>77.4</text:p>
          </table:table-cell>
          <table:table-cell table:style-name="ce5" table:formula="of:=IF([.$B$1]&gt;[.B22];[.D22];[.F22])" office:value-type="float" office:value="77.4390243902439" calcext:value-type="float">
            <text:p>77.4</text:p>
          </table:table-cell>
          <table:table-cell table:formula="of:=FLOOR(IF([.A22] &gt; 50; 50 + ([.A22] - 50)/2; [.A22]); 1; 0)" office:value-type="float" office:value="66" calcext:value-type="float">
            <text:p>66</text:p>
          </table:table-cell>
          <table:table-cell table:formula="of:=[.$B$1]-[.H22]" office:value-type="float" office:value="1" calcext:value-type="float">
            <text:p>1</text:p>
          </table:table-cell>
          <table:table-cell table:style-name="ce6" table:formula="of:=IF([.I22]&lt;3;1000-FLOOR(1000/(3*(3-[.I22]+1)); 1; 0);FLOOR(2000/[.I22]; 1; 0))" office:value-type="float" office:value="889" calcext:value-type="float">
            <text:p>889</text:p>
          </table:table-cell>
          <table:table-cell table:style-name="ce9" table:formula="of:=[.J22]/1000" office:value-type="percentage" office:value="0.889" calcext:value-type="percentage">
            <text:p>88.9%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formula="of:=[.A23]+[.$D$1]" office:value-type="float" office:value="81" calcext:value-type="float">
            <text:p>81</text:p>
          </table:table-cell>
          <table:table-cell table:formula="of:=MAX(3; [.B23]-([.$B$1]-[.B23])*2)" office:value-type="float" office:value="109" calcext:value-type="float">
            <text:p>109</text:p>
          </table:table-cell>
          <table:table-cell table:style-name="ce3" table:formula="of:=[.C23]*1000/([.$B$1]*2)/10" office:value-type="float" office:value="81.3432835820896" calcext:value-type="float">
            <text:p>81.3</text:p>
          </table:table-cell>
          <table:table-cell table:formula="of:=MAX(3; [.$B$1]-([.B23] - [.$B$1])*2)" office:value-type="float" office:value="39" calcext:value-type="float">
            <text:p>39</text:p>
          </table:table-cell>
          <table:table-cell table:style-name="ce3" table:formula="of:=(1000 - [.E23]*1000/([.B23]*2))/10" office:value-type="float" office:value="75.9259259259259" calcext:value-type="float">
            <text:p>75.9</text:p>
          </table:table-cell>
          <table:table-cell table:style-name="ce5" table:formula="of:=IF([.$B$1]&gt;[.B23];[.D23];[.F23])" office:value-type="float" office:value="75.9259259259259" calcext:value-type="float">
            <text:p>75.9</text:p>
          </table:table-cell>
          <table:table-cell table:formula="of:=FLOOR(IF([.A23] &gt; 50; 50 + ([.A23] - 50)/2; [.A23]); 1; 0)" office:value-type="float" office:value="65" calcext:value-type="float">
            <text:p>65</text:p>
          </table:table-cell>
          <table:table-cell table:formula="of:=[.$B$1]-[.H23]" office:value-type="float" office:value="2" calcext:value-type="float">
            <text:p>2</text:p>
          </table:table-cell>
          <table:table-cell table:style-name="ce6" table:formula="of:=IF([.I23]&lt;3;1000-FLOOR(1000/(3*(3-[.I23]+1)); 1; 0);FLOOR(2000/[.I23]; 1; 0))" office:value-type="float" office:value="834" calcext:value-type="float">
            <text:p>834</text:p>
          </table:table-cell>
          <table:table-cell table:style-name="ce9" table:formula="of:=[.J23]/1000" office:value-type="percentage" office:value="0.834" calcext:value-type="percentage">
            <text:p>83.4%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formula="of:=[.A24]+[.$D$1]" office:value-type="float" office:value="80" calcext:value-type="float">
            <text:p>80</text:p>
          </table:table-cell>
          <table:table-cell table:formula="of:=MAX(3; [.B24]-([.$B$1]-[.B24])*2)" office:value-type="float" office:value="106" calcext:value-type="float">
            <text:p>106</text:p>
          </table:table-cell>
          <table:table-cell table:style-name="ce3" table:formula="of:=[.C24]*1000/([.$B$1]*2)/10" office:value-type="float" office:value="79.1044776119403" calcext:value-type="float">
            <text:p>79.1</text:p>
          </table:table-cell>
          <table:table-cell table:formula="of:=MAX(3; [.$B$1]-([.B24] - [.$B$1])*2)" office:value-type="float" office:value="41" calcext:value-type="float">
            <text:p>41</text:p>
          </table:table-cell>
          <table:table-cell table:style-name="ce3" table:formula="of:=(1000 - [.E24]*1000/([.B24]*2))/10" office:value-type="float" office:value="74.375" calcext:value-type="float">
            <text:p>74.4</text:p>
          </table:table-cell>
          <table:table-cell table:style-name="ce5" table:formula="of:=IF([.$B$1]&gt;[.B24];[.D24];[.F24])" office:value-type="float" office:value="74.375" calcext:value-type="float">
            <text:p>74.4</text:p>
          </table:table-cell>
          <table:table-cell table:formula="of:=FLOOR(IF([.A24] &gt; 50; 50 + ([.A24] - 50)/2; [.A24]); 1; 0)" office:value-type="float" office:value="65" calcext:value-type="float">
            <text:p>65</text:p>
          </table:table-cell>
          <table:table-cell table:formula="of:=[.$B$1]-[.H24]" office:value-type="float" office:value="2" calcext:value-type="float">
            <text:p>2</text:p>
          </table:table-cell>
          <table:table-cell table:style-name="ce6" table:formula="of:=IF([.I24]&lt;3;1000-FLOOR(1000/(3*(3-[.I24]+1)); 1; 0);FLOOR(2000/[.I24]; 1; 0))" office:value-type="float" office:value="834" calcext:value-type="float">
            <text:p>834</text:p>
          </table:table-cell>
          <table:table-cell table:style-name="ce9" table:formula="of:=[.J24]/1000" office:value-type="percentage" office:value="0.834" calcext:value-type="percentage">
            <text:p>83.4%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formula="of:=[.A25]+[.$D$1]" office:value-type="float" office:value="79" calcext:value-type="float">
            <text:p>79</text:p>
          </table:table-cell>
          <table:table-cell table:formula="of:=MAX(3; [.B25]-([.$B$1]-[.B25])*2)" office:value-type="float" office:value="103" calcext:value-type="float">
            <text:p>103</text:p>
          </table:table-cell>
          <table:table-cell table:style-name="ce3" table:formula="of:=[.C25]*1000/([.$B$1]*2)/10" office:value-type="float" office:value="76.8656716417911" calcext:value-type="float">
            <text:p>76.9</text:p>
          </table:table-cell>
          <table:table-cell table:formula="of:=MAX(3; [.$B$1]-([.B25] - [.$B$1])*2)" office:value-type="float" office:value="43" calcext:value-type="float">
            <text:p>43</text:p>
          </table:table-cell>
          <table:table-cell table:style-name="ce3" table:formula="of:=(1000 - [.E25]*1000/([.B25]*2))/10" office:value-type="float" office:value="72.7848101265823" calcext:value-type="float">
            <text:p>72.8</text:p>
          </table:table-cell>
          <table:table-cell table:style-name="ce5" table:formula="of:=IF([.$B$1]&gt;[.B25];[.D25];[.F25])" office:value-type="float" office:value="72.7848101265823" calcext:value-type="float">
            <text:p>72.8</text:p>
          </table:table-cell>
          <table:table-cell table:formula="of:=FLOOR(IF([.A25] &gt; 50; 50 + ([.A25] - 50)/2; [.A25]); 1; 0)" office:value-type="float" office:value="64" calcext:value-type="float">
            <text:p>64</text:p>
          </table:table-cell>
          <table:table-cell table:formula="of:=[.$B$1]-[.H25]" office:value-type="float" office:value="3" calcext:value-type="float">
            <text:p>3</text:p>
          </table:table-cell>
          <table:table-cell table:style-name="ce6" table:formula="of:=IF([.I25]&lt;3;1000-FLOOR(1000/(3*(3-[.I25]+1)); 1; 0);FLOOR(2000/[.I25]; 1; 0))" office:value-type="float" office:value="666" calcext:value-type="float">
            <text:p>666</text:p>
          </table:table-cell>
          <table:table-cell table:style-name="ce9" table:formula="of:=[.J25]/1000" office:value-type="percentage" office:value="0.666" calcext:value-type="percentage">
            <text:p>66.6%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formula="of:=[.A26]+[.$D$1]" office:value-type="float" office:value="78" calcext:value-type="float">
            <text:p>78</text:p>
          </table:table-cell>
          <table:table-cell table:formula="of:=MAX(3; [.B26]-([.$B$1]-[.B26])*2)" office:value-type="float" office:value="100" calcext:value-type="float">
            <text:p>100</text:p>
          </table:table-cell>
          <table:table-cell table:style-name="ce3" table:formula="of:=[.C26]*1000/([.$B$1]*2)/10" office:value-type="float" office:value="74.6268656716418" calcext:value-type="float">
            <text:p>74.6</text:p>
          </table:table-cell>
          <table:table-cell table:formula="of:=MAX(3; [.$B$1]-([.B26] - [.$B$1])*2)" office:value-type="float" office:value="45" calcext:value-type="float">
            <text:p>45</text:p>
          </table:table-cell>
          <table:table-cell table:style-name="ce3" table:formula="of:=(1000 - [.E26]*1000/([.B26]*2))/10" office:value-type="float" office:value="71.1538461538462" calcext:value-type="float">
            <text:p>71.2</text:p>
          </table:table-cell>
          <table:table-cell table:style-name="ce5" table:formula="of:=IF([.$B$1]&gt;[.B26];[.D26];[.F26])" office:value-type="float" office:value="71.1538461538462" calcext:value-type="float">
            <text:p>71.2</text:p>
          </table:table-cell>
          <table:table-cell table:formula="of:=FLOOR(IF([.A26] &gt; 50; 50 + ([.A26] - 50)/2; [.A26]); 1; 0)" office:value-type="float" office:value="64" calcext:value-type="float">
            <text:p>64</text:p>
          </table:table-cell>
          <table:table-cell table:formula="of:=[.$B$1]-[.H26]" office:value-type="float" office:value="3" calcext:value-type="float">
            <text:p>3</text:p>
          </table:table-cell>
          <table:table-cell table:style-name="ce6" table:formula="of:=IF([.I26]&lt;3;1000-FLOOR(1000/(3*(3-[.I26]+1)); 1; 0);FLOOR(2000/[.I26]; 1; 0))" office:value-type="float" office:value="666" calcext:value-type="float">
            <text:p>666</text:p>
          </table:table-cell>
          <table:table-cell table:style-name="ce9" table:formula="of:=[.J26]/1000" office:value-type="percentage" office:value="0.666" calcext:value-type="percentage">
            <text:p>66.6%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formula="of:=[.A27]+[.$D$1]" office:value-type="float" office:value="77" calcext:value-type="float">
            <text:p>77</text:p>
          </table:table-cell>
          <table:table-cell table:formula="of:=MAX(3; [.B27]-([.$B$1]-[.B27])*2)" office:value-type="float" office:value="97" calcext:value-type="float">
            <text:p>97</text:p>
          </table:table-cell>
          <table:table-cell table:style-name="ce3" table:formula="of:=[.C27]*1000/([.$B$1]*2)/10" office:value-type="float" office:value="72.3880597014925" calcext:value-type="float">
            <text:p>72.4</text:p>
          </table:table-cell>
          <table:table-cell table:formula="of:=MAX(3; [.$B$1]-([.B27] - [.$B$1])*2)" office:value-type="float" office:value="47" calcext:value-type="float">
            <text:p>47</text:p>
          </table:table-cell>
          <table:table-cell table:style-name="ce3" table:formula="of:=(1000 - [.E27]*1000/([.B27]*2))/10" office:value-type="float" office:value="69.4805194805195" calcext:value-type="float">
            <text:p>69.5</text:p>
          </table:table-cell>
          <table:table-cell table:style-name="ce5" table:formula="of:=IF([.$B$1]&gt;[.B27];[.D27];[.F27])" office:value-type="float" office:value="69.4805194805195" calcext:value-type="float">
            <text:p>69.5</text:p>
          </table:table-cell>
          <table:table-cell table:formula="of:=FLOOR(IF([.A27] &gt; 50; 50 + ([.A27] - 50)/2; [.A27]); 1; 0)" office:value-type="float" office:value="63" calcext:value-type="float">
            <text:p>63</text:p>
          </table:table-cell>
          <table:table-cell table:formula="of:=[.$B$1]-[.H27]" office:value-type="float" office:value="4" calcext:value-type="float">
            <text:p>4</text:p>
          </table:table-cell>
          <table:table-cell table:style-name="ce6" table:formula="of:=IF([.I27]&lt;3;1000-FLOOR(1000/(3*(3-[.I27]+1)); 1; 0);FLOOR(2000/[.I27]; 1; 0))" office:value-type="float" office:value="500" calcext:value-type="float">
            <text:p>500</text:p>
          </table:table-cell>
          <table:table-cell table:style-name="ce9" table:formula="of:=[.J27]/1000" office:value-type="percentage" office:value="0.5" calcext:value-type="percentage">
            <text:p>50.0%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formula="of:=[.A28]+[.$D$1]" office:value-type="float" office:value="76" calcext:value-type="float">
            <text:p>76</text:p>
          </table:table-cell>
          <table:table-cell table:formula="of:=MAX(3; [.B28]-([.$B$1]-[.B28])*2)" office:value-type="float" office:value="94" calcext:value-type="float">
            <text:p>94</text:p>
          </table:table-cell>
          <table:table-cell table:style-name="ce3" table:formula="of:=[.C28]*1000/([.$B$1]*2)/10" office:value-type="float" office:value="70.1492537313433" calcext:value-type="float">
            <text:p>70.1</text:p>
          </table:table-cell>
          <table:table-cell table:formula="of:=MAX(3; [.$B$1]-([.B28] - [.$B$1])*2)" office:value-type="float" office:value="49" calcext:value-type="float">
            <text:p>49</text:p>
          </table:table-cell>
          <table:table-cell table:style-name="ce3" table:formula="of:=(1000 - [.E28]*1000/([.B28]*2))/10" office:value-type="float" office:value="67.7631578947369" calcext:value-type="float">
            <text:p>67.8</text:p>
          </table:table-cell>
          <table:table-cell table:style-name="ce5" table:formula="of:=IF([.$B$1]&gt;[.B28];[.D28];[.F28])" office:value-type="float" office:value="67.7631578947369" calcext:value-type="float">
            <text:p>67.8</text:p>
          </table:table-cell>
          <table:table-cell table:formula="of:=FLOOR(IF([.A28] &gt; 50; 50 + ([.A28] - 50)/2; [.A28]); 1; 0)" office:value-type="float" office:value="63" calcext:value-type="float">
            <text:p>63</text:p>
          </table:table-cell>
          <table:table-cell table:formula="of:=[.$B$1]-[.H28]" office:value-type="float" office:value="4" calcext:value-type="float">
            <text:p>4</text:p>
          </table:table-cell>
          <table:table-cell table:style-name="ce6" table:formula="of:=IF([.I28]&lt;3;1000-FLOOR(1000/(3*(3-[.I28]+1)); 1; 0);FLOOR(2000/[.I28]; 1; 0))" office:value-type="float" office:value="500" calcext:value-type="float">
            <text:p>500</text:p>
          </table:table-cell>
          <table:table-cell table:style-name="ce9" table:formula="of:=[.J28]/1000" office:value-type="percentage" office:value="0.5" calcext:value-type="percentage">
            <text:p>50.0%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formula="of:=[.A29]+[.$D$1]" office:value-type="float" office:value="75" calcext:value-type="float">
            <text:p>75</text:p>
          </table:table-cell>
          <table:table-cell table:formula="of:=MAX(3; [.B29]-([.$B$1]-[.B29])*2)" office:value-type="float" office:value="91" calcext:value-type="float">
            <text:p>91</text:p>
          </table:table-cell>
          <table:table-cell table:style-name="ce3" table:formula="of:=[.C29]*1000/([.$B$1]*2)/10" office:value-type="float" office:value="67.910447761194" calcext:value-type="float">
            <text:p>67.9</text:p>
          </table:table-cell>
          <table:table-cell table:formula="of:=MAX(3; [.$B$1]-([.B29] - [.$B$1])*2)" office:value-type="float" office:value="51" calcext:value-type="float">
            <text:p>51</text:p>
          </table:table-cell>
          <table:table-cell table:style-name="ce3" table:formula="of:=(1000 - [.E29]*1000/([.B29]*2))/10" office:value-type="float" office:value="66" calcext:value-type="float">
            <text:p>66.0</text:p>
          </table:table-cell>
          <table:table-cell table:style-name="ce5" table:formula="of:=IF([.$B$1]&gt;[.B29];[.D29];[.F29])" office:value-type="float" office:value="66" calcext:value-type="float">
            <text:p>66.0</text:p>
          </table:table-cell>
          <table:table-cell table:formula="of:=FLOOR(IF([.A29] &gt; 50; 50 + ([.A29] - 50)/2; [.A29]); 1; 0)" office:value-type="float" office:value="62" calcext:value-type="float">
            <text:p>62</text:p>
          </table:table-cell>
          <table:table-cell table:formula="of:=[.$B$1]-[.H29]" office:value-type="float" office:value="5" calcext:value-type="float">
            <text:p>5</text:p>
          </table:table-cell>
          <table:table-cell table:style-name="ce6" table:formula="of:=IF([.I29]&lt;3;1000-FLOOR(1000/(3*(3-[.I29]+1)); 1; 0);FLOOR(2000/[.I29]; 1; 0))" office:value-type="float" office:value="400" calcext:value-type="float">
            <text:p>400</text:p>
          </table:table-cell>
          <table:table-cell table:style-name="ce9" table:formula="of:=[.J29]/1000" office:value-type="percentage" office:value="0.4" calcext:value-type="percentage">
            <text:p>40.0%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formula="of:=[.A30]+[.$D$1]" office:value-type="float" office:value="74" calcext:value-type="float">
            <text:p>74</text:p>
          </table:table-cell>
          <table:table-cell table:formula="of:=MAX(3; [.B30]-([.$B$1]-[.B30])*2)" office:value-type="float" office:value="88" calcext:value-type="float">
            <text:p>88</text:p>
          </table:table-cell>
          <table:table-cell table:style-name="ce3" table:formula="of:=[.C30]*1000/([.$B$1]*2)/10" office:value-type="float" office:value="65.6716417910448" calcext:value-type="float">
            <text:p>65.7</text:p>
          </table:table-cell>
          <table:table-cell table:formula="of:=MAX(3; [.$B$1]-([.B30] - [.$B$1])*2)" office:value-type="float" office:value="53" calcext:value-type="float">
            <text:p>53</text:p>
          </table:table-cell>
          <table:table-cell table:style-name="ce3" table:formula="of:=(1000 - [.E30]*1000/([.B30]*2))/10" office:value-type="float" office:value="64.1891891891892" calcext:value-type="float">
            <text:p>64.2</text:p>
          </table:table-cell>
          <table:table-cell table:style-name="ce5" table:formula="of:=IF([.$B$1]&gt;[.B30];[.D30];[.F30])" office:value-type="float" office:value="64.1891891891892" calcext:value-type="float">
            <text:p>64.2</text:p>
          </table:table-cell>
          <table:table-cell table:formula="of:=FLOOR(IF([.A30] &gt; 50; 50 + ([.A30] - 50)/2; [.A30]); 1; 0)" office:value-type="float" office:value="62" calcext:value-type="float">
            <text:p>62</text:p>
          </table:table-cell>
          <table:table-cell table:formula="of:=[.$B$1]-[.H30]" office:value-type="float" office:value="5" calcext:value-type="float">
            <text:p>5</text:p>
          </table:table-cell>
          <table:table-cell table:style-name="ce6" table:formula="of:=IF([.I30]&lt;3;1000-FLOOR(1000/(3*(3-[.I30]+1)); 1; 0);FLOOR(2000/[.I30]; 1; 0))" office:value-type="float" office:value="400" calcext:value-type="float">
            <text:p>400</text:p>
          </table:table-cell>
          <table:table-cell table:style-name="ce9" table:formula="of:=[.J30]/1000" office:value-type="percentage" office:value="0.4" calcext:value-type="percentage">
            <text:p>40.0%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formula="of:=[.A31]+[.$D$1]" office:value-type="float" office:value="73" calcext:value-type="float">
            <text:p>73</text:p>
          </table:table-cell>
          <table:table-cell table:formula="of:=MAX(3; [.B31]-([.$B$1]-[.B31])*2)" office:value-type="float" office:value="85" calcext:value-type="float">
            <text:p>85</text:p>
          </table:table-cell>
          <table:table-cell table:style-name="ce3" table:formula="of:=[.C31]*1000/([.$B$1]*2)/10" office:value-type="float" office:value="63.4328358208955" calcext:value-type="float">
            <text:p>63.4</text:p>
          </table:table-cell>
          <table:table-cell table:formula="of:=MAX(3; [.$B$1]-([.B31] - [.$B$1])*2)" office:value-type="float" office:value="55" calcext:value-type="float">
            <text:p>55</text:p>
          </table:table-cell>
          <table:table-cell table:style-name="ce3" table:formula="of:=(1000 - [.E31]*1000/([.B31]*2))/10" office:value-type="float" office:value="62.3287671232877" calcext:value-type="float">
            <text:p>62.3</text:p>
          </table:table-cell>
          <table:table-cell table:style-name="ce5" table:formula="of:=IF([.$B$1]&gt;[.B31];[.D31];[.F31])" office:value-type="float" office:value="62.3287671232877" calcext:value-type="float">
            <text:p>62.3</text:p>
          </table:table-cell>
          <table:table-cell table:formula="of:=FLOOR(IF([.A31] &gt; 50; 50 + ([.A31] - 50)/2; [.A31]); 1; 0)" office:value-type="float" office:value="61" calcext:value-type="float">
            <text:p>61</text:p>
          </table:table-cell>
          <table:table-cell table:formula="of:=[.$B$1]-[.H31]" office:value-type="float" office:value="6" calcext:value-type="float">
            <text:p>6</text:p>
          </table:table-cell>
          <table:table-cell table:style-name="ce6" table:formula="of:=IF([.I31]&lt;3;1000-FLOOR(1000/(3*(3-[.I31]+1)); 1; 0);FLOOR(2000/[.I31]; 1; 0))" office:value-type="float" office:value="333" calcext:value-type="float">
            <text:p>333</text:p>
          </table:table-cell>
          <table:table-cell table:style-name="ce9" table:formula="of:=[.J31]/1000" office:value-type="percentage" office:value="0.333" calcext:value-type="percentage">
            <text:p>33.3%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formula="of:=[.A32]+[.$D$1]" office:value-type="float" office:value="72" calcext:value-type="float">
            <text:p>72</text:p>
          </table:table-cell>
          <table:table-cell table:formula="of:=MAX(3; [.B32]-([.$B$1]-[.B32])*2)" office:value-type="float" office:value="82" calcext:value-type="float">
            <text:p>82</text:p>
          </table:table-cell>
          <table:table-cell table:style-name="ce3" table:formula="of:=[.C32]*1000/([.$B$1]*2)/10" office:value-type="float" office:value="61.1940298507463" calcext:value-type="float">
            <text:p>61.2</text:p>
          </table:table-cell>
          <table:table-cell table:formula="of:=MAX(3; [.$B$1]-([.B32] - [.$B$1])*2)" office:value-type="float" office:value="57" calcext:value-type="float">
            <text:p>57</text:p>
          </table:table-cell>
          <table:table-cell table:style-name="ce3" table:formula="of:=(1000 - [.E32]*1000/([.B32]*2))/10" office:value-type="float" office:value="60.4166666666667" calcext:value-type="float">
            <text:p>60.4</text:p>
          </table:table-cell>
          <table:table-cell table:style-name="ce5" table:formula="of:=IF([.$B$1]&gt;[.B32];[.D32];[.F32])" office:value-type="float" office:value="60.4166666666667" calcext:value-type="float">
            <text:p>60.4</text:p>
          </table:table-cell>
          <table:table-cell table:formula="of:=FLOOR(IF([.A32] &gt; 50; 50 + ([.A32] - 50)/2; [.A32]); 1; 0)" office:value-type="float" office:value="61" calcext:value-type="float">
            <text:p>61</text:p>
          </table:table-cell>
          <table:table-cell table:formula="of:=[.$B$1]-[.H32]" office:value-type="float" office:value="6" calcext:value-type="float">
            <text:p>6</text:p>
          </table:table-cell>
          <table:table-cell table:style-name="ce6" table:formula="of:=IF([.I32]&lt;3;1000-FLOOR(1000/(3*(3-[.I32]+1)); 1; 0);FLOOR(2000/[.I32]; 1; 0))" office:value-type="float" office:value="333" calcext:value-type="float">
            <text:p>333</text:p>
          </table:table-cell>
          <table:table-cell table:style-name="ce9" table:formula="of:=[.J32]/1000" office:value-type="percentage" office:value="0.333" calcext:value-type="percentage">
            <text:p>33.3%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formula="of:=[.A33]+[.$D$1]" office:value-type="float" office:value="71" calcext:value-type="float">
            <text:p>71</text:p>
          </table:table-cell>
          <table:table-cell table:formula="of:=MAX(3; [.B33]-([.$B$1]-[.B33])*2)" office:value-type="float" office:value="79" calcext:value-type="float">
            <text:p>79</text:p>
          </table:table-cell>
          <table:table-cell table:style-name="ce3" table:formula="of:=[.C33]*1000/([.$B$1]*2)/10" office:value-type="float" office:value="58.955223880597" calcext:value-type="float">
            <text:p>59.0</text:p>
          </table:table-cell>
          <table:table-cell table:formula="of:=MAX(3; [.$B$1]-([.B33] - [.$B$1])*2)" office:value-type="float" office:value="59" calcext:value-type="float">
            <text:p>59</text:p>
          </table:table-cell>
          <table:table-cell table:style-name="ce3" table:formula="of:=(1000 - [.E33]*1000/([.B33]*2))/10" office:value-type="float" office:value="58.4507042253521" calcext:value-type="float">
            <text:p>58.5</text:p>
          </table:table-cell>
          <table:table-cell table:style-name="ce5" table:formula="of:=IF([.$B$1]&gt;[.B33];[.D33];[.F33])" office:value-type="float" office:value="58.4507042253521" calcext:value-type="float">
            <text:p>58.5</text:p>
          </table:table-cell>
          <table:table-cell table:formula="of:=FLOOR(IF([.A33] &gt; 50; 50 + ([.A33] - 50)/2; [.A33]); 1; 0)" office:value-type="float" office:value="60" calcext:value-type="float">
            <text:p>60</text:p>
          </table:table-cell>
          <table:table-cell table:formula="of:=[.$B$1]-[.H33]" office:value-type="float" office:value="7" calcext:value-type="float">
            <text:p>7</text:p>
          </table:table-cell>
          <table:table-cell table:style-name="ce6" table:formula="of:=IF([.I33]&lt;3;1000-FLOOR(1000/(3*(3-[.I33]+1)); 1; 0);FLOOR(2000/[.I33]; 1; 0))" office:value-type="float" office:value="285" calcext:value-type="float">
            <text:p>285</text:p>
          </table:table-cell>
          <table:table-cell table:style-name="ce9" table:formula="of:=[.J33]/1000" office:value-type="percentage" office:value="0.285" calcext:value-type="percentage">
            <text:p>28.5%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formula="of:=[.A34]+[.$D$1]" office:value-type="float" office:value="70" calcext:value-type="float">
            <text:p>70</text:p>
          </table:table-cell>
          <table:table-cell table:formula="of:=MAX(3; [.B34]-([.$B$1]-[.B34])*2)" office:value-type="float" office:value="76" calcext:value-type="float">
            <text:p>76</text:p>
          </table:table-cell>
          <table:table-cell table:style-name="ce3" table:formula="of:=[.C34]*1000/([.$B$1]*2)/10" office:value-type="float" office:value="56.7164179104478" calcext:value-type="float">
            <text:p>56.7</text:p>
          </table:table-cell>
          <table:table-cell table:formula="of:=MAX(3; [.$B$1]-([.B34] - [.$B$1])*2)" office:value-type="float" office:value="61" calcext:value-type="float">
            <text:p>61</text:p>
          </table:table-cell>
          <table:table-cell table:style-name="ce3" table:formula="of:=(1000 - [.E34]*1000/([.B34]*2))/10" office:value-type="float" office:value="56.4285714285714" calcext:value-type="float">
            <text:p>56.4</text:p>
          </table:table-cell>
          <table:table-cell table:style-name="ce5" table:formula="of:=IF([.$B$1]&gt;[.B34];[.D34];[.F34])" office:value-type="float" office:value="56.4285714285714" calcext:value-type="float">
            <text:p>56.4</text:p>
          </table:table-cell>
          <table:table-cell table:formula="of:=FLOOR(IF([.A34] &gt; 50; 50 + ([.A34] - 50)/2; [.A34]); 1; 0)" office:value-type="float" office:value="60" calcext:value-type="float">
            <text:p>60</text:p>
          </table:table-cell>
          <table:table-cell table:formula="of:=[.$B$1]-[.H34]" office:value-type="float" office:value="7" calcext:value-type="float">
            <text:p>7</text:p>
          </table:table-cell>
          <table:table-cell table:style-name="ce6" table:formula="of:=IF([.I34]&lt;3;1000-FLOOR(1000/(3*(3-[.I34]+1)); 1; 0);FLOOR(2000/[.I34]; 1; 0))" office:value-type="float" office:value="285" calcext:value-type="float">
            <text:p>285</text:p>
          </table:table-cell>
          <table:table-cell table:style-name="ce9" table:formula="of:=[.J34]/1000" office:value-type="percentage" office:value="0.285" calcext:value-type="percentage">
            <text:p>28.5%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formula="of:=[.A35]+[.$D$1]" office:value-type="float" office:value="69" calcext:value-type="float">
            <text:p>69</text:p>
          </table:table-cell>
          <table:table-cell table:formula="of:=MAX(3; [.B35]-([.$B$1]-[.B35])*2)" office:value-type="float" office:value="73" calcext:value-type="float">
            <text:p>73</text:p>
          </table:table-cell>
          <table:table-cell table:style-name="ce3" table:formula="of:=[.C35]*1000/([.$B$1]*2)/10" office:value-type="float" office:value="54.4776119402985" calcext:value-type="float">
            <text:p>54.5</text:p>
          </table:table-cell>
          <table:table-cell table:formula="of:=MAX(3; [.$B$1]-([.B35] - [.$B$1])*2)" office:value-type="float" office:value="63" calcext:value-type="float">
            <text:p>63</text:p>
          </table:table-cell>
          <table:table-cell table:style-name="ce3" table:formula="of:=(1000 - [.E35]*1000/([.B35]*2))/10" office:value-type="float" office:value="54.3478260869565" calcext:value-type="float">
            <text:p>54.3</text:p>
          </table:table-cell>
          <table:table-cell table:style-name="ce5" table:formula="of:=IF([.$B$1]&gt;[.B35];[.D35];[.F35])" office:value-type="float" office:value="54.3478260869565" calcext:value-type="float">
            <text:p>54.3</text:p>
          </table:table-cell>
          <table:table-cell table:formula="of:=FLOOR(IF([.A35] &gt; 50; 50 + ([.A35] - 50)/2; [.A35]); 1; 0)" office:value-type="float" office:value="59" calcext:value-type="float">
            <text:p>59</text:p>
          </table:table-cell>
          <table:table-cell table:formula="of:=[.$B$1]-[.H35]" office:value-type="float" office:value="8" calcext:value-type="float">
            <text:p>8</text:p>
          </table:table-cell>
          <table:table-cell table:style-name="ce6" table:formula="of:=IF([.I35]&lt;3;1000-FLOOR(1000/(3*(3-[.I35]+1)); 1; 0);FLOOR(2000/[.I35]; 1; 0))" office:value-type="float" office:value="250" calcext:value-type="float">
            <text:p>250</text:p>
          </table:table-cell>
          <table:table-cell table:style-name="ce9" table:formula="of:=[.J35]/1000" office:value-type="percentage" office:value="0.25" calcext:value-type="percentage">
            <text:p>25.0%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formula="of:=[.A36]+[.$D$1]" office:value-type="float" office:value="68" calcext:value-type="float">
            <text:p>68</text:p>
          </table:table-cell>
          <table:table-cell table:formula="of:=MAX(3; [.B36]-([.$B$1]-[.B36])*2)" office:value-type="float" office:value="70" calcext:value-type="float">
            <text:p>70</text:p>
          </table:table-cell>
          <table:table-cell table:style-name="ce3" table:formula="of:=[.C36]*1000/([.$B$1]*2)/10" office:value-type="float" office:value="52.2388059701493" calcext:value-type="float">
            <text:p>52.2</text:p>
          </table:table-cell>
          <table:table-cell table:formula="of:=MAX(3; [.$B$1]-([.B36] - [.$B$1])*2)" office:value-type="float" office:value="65" calcext:value-type="float">
            <text:p>65</text:p>
          </table:table-cell>
          <table:table-cell table:style-name="ce3" table:formula="of:=(1000 - [.E36]*1000/([.B36]*2))/10" office:value-type="float" office:value="52.2058823529412" calcext:value-type="float">
            <text:p>52.2</text:p>
          </table:table-cell>
          <table:table-cell table:style-name="ce5" table:formula="of:=IF([.$B$1]&gt;[.B36];[.D36];[.F36])" office:value-type="float" office:value="52.2058823529412" calcext:value-type="float">
            <text:p>52.2</text:p>
          </table:table-cell>
          <table:table-cell table:formula="of:=FLOOR(IF([.A36] &gt; 50; 50 + ([.A36] - 50)/2; [.A36]); 1; 0)" office:value-type="float" office:value="59" calcext:value-type="float">
            <text:p>59</text:p>
          </table:table-cell>
          <table:table-cell table:formula="of:=[.$B$1]-[.H36]" office:value-type="float" office:value="8" calcext:value-type="float">
            <text:p>8</text:p>
          </table:table-cell>
          <table:table-cell table:style-name="ce6" table:formula="of:=IF([.I36]&lt;3;1000-FLOOR(1000/(3*(3-[.I36]+1)); 1; 0);FLOOR(2000/[.I36]; 1; 0))" office:value-type="float" office:value="250" calcext:value-type="float">
            <text:p>250</text:p>
          </table:table-cell>
          <table:table-cell table:style-name="ce9" table:formula="of:=[.J36]/1000" office:value-type="percentage" office:value="0.25" calcext:value-type="percentage">
            <text:p>25.0%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formula="of:=[.A37]+[.$D$1]" office:value-type="float" office:value="67" calcext:value-type="float">
            <text:p>67</text:p>
          </table:table-cell>
          <table:table-cell table:formula="of:=MAX(3; [.B37]-([.$B$1]-[.B37])*2)" office:value-type="float" office:value="67" calcext:value-type="float">
            <text:p>67</text:p>
          </table:table-cell>
          <table:table-cell table:style-name="ce3" table:formula="of:=[.C37]*1000/([.$B$1]*2)/10" office:value-type="float" office:value="50" calcext:value-type="float">
            <text:p>50.0</text:p>
          </table:table-cell>
          <table:table-cell table:formula="of:=MAX(3; [.$B$1]-([.B37] - [.$B$1])*2)" office:value-type="float" office:value="67" calcext:value-type="float">
            <text:p>67</text:p>
          </table:table-cell>
          <table:table-cell table:style-name="ce3" table:formula="of:=(1000 - [.E37]*1000/([.B37]*2))/10" office:value-type="float" office:value="50" calcext:value-type="float">
            <text:p>50.0</text:p>
          </table:table-cell>
          <table:table-cell table:style-name="ce5" table:formula="of:=IF([.$B$1]&gt;[.B37];[.D37];[.F37])" office:value-type="float" office:value="50" calcext:value-type="float">
            <text:p>50.0</text:p>
          </table:table-cell>
          <table:table-cell table:formula="of:=FLOOR(IF([.A37] &gt; 50; 50 + ([.A37] - 50)/2; [.A37]); 1; 0)" office:value-type="float" office:value="58" calcext:value-type="float">
            <text:p>58</text:p>
          </table:table-cell>
          <table:table-cell table:formula="of:=[.$B$1]-[.H37]" office:value-type="float" office:value="9" calcext:value-type="float">
            <text:p>9</text:p>
          </table:table-cell>
          <table:table-cell table:style-name="ce6" table:formula="of:=IF([.I37]&lt;3;1000-FLOOR(1000/(3*(3-[.I37]+1)); 1; 0);FLOOR(2000/[.I37]; 1; 0))" office:value-type="float" office:value="222" calcext:value-type="float">
            <text:p>222</text:p>
          </table:table-cell>
          <table:table-cell table:style-name="ce9" table:formula="of:=[.J37]/1000" office:value-type="percentage" office:value="0.222" calcext:value-type="percentage">
            <text:p>22.2%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formula="of:=[.A38]+[.$D$1]" office:value-type="float" office:value="66" calcext:value-type="float">
            <text:p>66</text:p>
          </table:table-cell>
          <table:table-cell table:formula="of:=MAX(3; [.B38]-([.$B$1]-[.B38])*2)" office:value-type="float" office:value="64" calcext:value-type="float">
            <text:p>64</text:p>
          </table:table-cell>
          <table:table-cell table:style-name="ce3" table:formula="of:=[.C38]*1000/([.$B$1]*2)/10" office:value-type="float" office:value="47.7611940298508" calcext:value-type="float">
            <text:p>47.8</text:p>
          </table:table-cell>
          <table:table-cell table:formula="of:=MAX(3; [.$B$1]-([.B38] - [.$B$1])*2)" office:value-type="float" office:value="69" calcext:value-type="float">
            <text:p>69</text:p>
          </table:table-cell>
          <table:table-cell table:style-name="ce3" table:formula="of:=(1000 - [.E38]*1000/([.B38]*2))/10" office:value-type="float" office:value="47.7272727272727" calcext:value-type="float">
            <text:p>47.7</text:p>
          </table:table-cell>
          <table:table-cell table:style-name="ce5" table:formula="of:=IF([.$B$1]&gt;[.B38];[.D38];[.F38])" office:value-type="float" office:value="47.7611940298508" calcext:value-type="float">
            <text:p>47.8</text:p>
          </table:table-cell>
          <table:table-cell table:formula="of:=FLOOR(IF([.A38] &gt; 50; 50 + ([.A38] - 50)/2; [.A38]); 1; 0)" office:value-type="float" office:value="58" calcext:value-type="float">
            <text:p>58</text:p>
          </table:table-cell>
          <table:table-cell table:formula="of:=[.$B$1]-[.H38]" office:value-type="float" office:value="9" calcext:value-type="float">
            <text:p>9</text:p>
          </table:table-cell>
          <table:table-cell table:style-name="ce6" table:formula="of:=IF([.I38]&lt;3;1000-FLOOR(1000/(3*(3-[.I38]+1)); 1; 0);FLOOR(2000/[.I38]; 1; 0))" office:value-type="float" office:value="222" calcext:value-type="float">
            <text:p>222</text:p>
          </table:table-cell>
          <table:table-cell table:style-name="ce9" table:formula="of:=[.J38]/1000" office:value-type="percentage" office:value="0.222" calcext:value-type="percentage">
            <text:p>22.2%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formula="of:=[.A39]+[.$D$1]" office:value-type="float" office:value="65" calcext:value-type="float">
            <text:p>65</text:p>
          </table:table-cell>
          <table:table-cell table:formula="of:=MAX(3; [.B39]-([.$B$1]-[.B39])*2)" office:value-type="float" office:value="61" calcext:value-type="float">
            <text:p>61</text:p>
          </table:table-cell>
          <table:table-cell table:style-name="ce3" table:formula="of:=[.C39]*1000/([.$B$1]*2)/10" office:value-type="float" office:value="45.5223880597015" calcext:value-type="float">
            <text:p>45.5</text:p>
          </table:table-cell>
          <table:table-cell table:formula="of:=MAX(3; [.$B$1]-([.B39] - [.$B$1])*2)" office:value-type="float" office:value="71" calcext:value-type="float">
            <text:p>71</text:p>
          </table:table-cell>
          <table:table-cell table:style-name="ce3" table:formula="of:=(1000 - [.E39]*1000/([.B39]*2))/10" office:value-type="float" office:value="45.3846153846154" calcext:value-type="float">
            <text:p>45.4</text:p>
          </table:table-cell>
          <table:table-cell table:style-name="ce5" table:formula="of:=IF([.$B$1]&gt;[.B39];[.D39];[.F39])" office:value-type="float" office:value="45.5223880597015" calcext:value-type="float">
            <text:p>45.5</text:p>
          </table:table-cell>
          <table:table-cell table:formula="of:=FLOOR(IF([.A39] &gt; 50; 50 + ([.A39] - 50)/2; [.A39]); 1; 0)" office:value-type="float" office:value="57" calcext:value-type="float">
            <text:p>57</text:p>
          </table:table-cell>
          <table:table-cell table:formula="of:=[.$B$1]-[.H39]" office:value-type="float" office:value="10" calcext:value-type="float">
            <text:p>10</text:p>
          </table:table-cell>
          <table:table-cell table:style-name="ce6" table:formula="of:=IF([.I39]&lt;3;1000-FLOOR(1000/(3*(3-[.I39]+1)); 1; 0);FLOOR(2000/[.I39]; 1; 0))" office:value-type="float" office:value="200" calcext:value-type="float">
            <text:p>200</text:p>
          </table:table-cell>
          <table:table-cell table:style-name="ce9" table:formula="of:=[.J39]/1000" office:value-type="percentage" office:value="0.2" calcext:value-type="percentage">
            <text:p>20.0%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formula="of:=[.A40]+[.$D$1]" office:value-type="float" office:value="64" calcext:value-type="float">
            <text:p>64</text:p>
          </table:table-cell>
          <table:table-cell table:formula="of:=MAX(3; [.B40]-([.$B$1]-[.B40])*2)" office:value-type="float" office:value="58" calcext:value-type="float">
            <text:p>58</text:p>
          </table:table-cell>
          <table:table-cell table:style-name="ce3" table:formula="of:=[.C40]*1000/([.$B$1]*2)/10" office:value-type="float" office:value="43.2835820895522" calcext:value-type="float">
            <text:p>43.3</text:p>
          </table:table-cell>
          <table:table-cell table:formula="of:=MAX(3; [.$B$1]-([.B40] - [.$B$1])*2)" office:value-type="float" office:value="73" calcext:value-type="float">
            <text:p>73</text:p>
          </table:table-cell>
          <table:table-cell table:style-name="ce3" table:formula="of:=(1000 - [.E40]*1000/([.B40]*2))/10" office:value-type="float" office:value="42.96875" calcext:value-type="float">
            <text:p>43.0</text:p>
          </table:table-cell>
          <table:table-cell table:style-name="ce5" table:formula="of:=IF([.$B$1]&gt;[.B40];[.D40];[.F40])" office:value-type="float" office:value="43.2835820895522" calcext:value-type="float">
            <text:p>43.3</text:p>
          </table:table-cell>
          <table:table-cell table:formula="of:=FLOOR(IF([.A40] &gt; 50; 50 + ([.A40] - 50)/2; [.A40]); 1; 0)" office:value-type="float" office:value="57" calcext:value-type="float">
            <text:p>57</text:p>
          </table:table-cell>
          <table:table-cell table:formula="of:=[.$B$1]-[.H40]" office:value-type="float" office:value="10" calcext:value-type="float">
            <text:p>10</text:p>
          </table:table-cell>
          <table:table-cell table:style-name="ce6" table:formula="of:=IF([.I40]&lt;3;1000-FLOOR(1000/(3*(3-[.I40]+1)); 1; 0);FLOOR(2000/[.I40]; 1; 0))" office:value-type="float" office:value="200" calcext:value-type="float">
            <text:p>200</text:p>
          </table:table-cell>
          <table:table-cell table:style-name="ce9" table:formula="of:=[.J40]/1000" office:value-type="percentage" office:value="0.2" calcext:value-type="percentage">
            <text:p>20.0%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formula="of:=[.A41]+[.$D$1]" office:value-type="float" office:value="63" calcext:value-type="float">
            <text:p>63</text:p>
          </table:table-cell>
          <table:table-cell table:formula="of:=MAX(3; [.B41]-([.$B$1]-[.B41])*2)" office:value-type="float" office:value="55" calcext:value-type="float">
            <text:p>55</text:p>
          </table:table-cell>
          <table:table-cell table:style-name="ce3" table:formula="of:=[.C41]*1000/([.$B$1]*2)/10" office:value-type="float" office:value="41.044776119403" calcext:value-type="float">
            <text:p>41.0</text:p>
          </table:table-cell>
          <table:table-cell table:formula="of:=MAX(3; [.$B$1]-([.B41] - [.$B$1])*2)" office:value-type="float" office:value="75" calcext:value-type="float">
            <text:p>75</text:p>
          </table:table-cell>
          <table:table-cell table:style-name="ce3" table:formula="of:=(1000 - [.E41]*1000/([.B41]*2))/10" office:value-type="float" office:value="40.4761904761905" calcext:value-type="float">
            <text:p>40.5</text:p>
          </table:table-cell>
          <table:table-cell table:style-name="ce5" table:formula="of:=IF([.$B$1]&gt;[.B41];[.D41];[.F41])" office:value-type="float" office:value="41.044776119403" calcext:value-type="float">
            <text:p>41.0</text:p>
          </table:table-cell>
          <table:table-cell table:formula="of:=FLOOR(IF([.A41] &gt; 50; 50 + ([.A41] - 50)/2; [.A41]); 1; 0)" office:value-type="float" office:value="56" calcext:value-type="float">
            <text:p>56</text:p>
          </table:table-cell>
          <table:table-cell table:formula="of:=[.$B$1]-[.H41]" office:value-type="float" office:value="11" calcext:value-type="float">
            <text:p>11</text:p>
          </table:table-cell>
          <table:table-cell table:style-name="ce6" table:formula="of:=IF([.I41]&lt;3;1000-FLOOR(1000/(3*(3-[.I41]+1)); 1; 0);FLOOR(2000/[.I41]; 1; 0))" office:value-type="float" office:value="181" calcext:value-type="float">
            <text:p>181</text:p>
          </table:table-cell>
          <table:table-cell table:style-name="ce9" table:formula="of:=[.J41]/1000" office:value-type="percentage" office:value="0.181" calcext:value-type="percentage">
            <text:p>18.1%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formula="of:=[.A42]+[.$D$1]" office:value-type="float" office:value="62" calcext:value-type="float">
            <text:p>62</text:p>
          </table:table-cell>
          <table:table-cell table:formula="of:=MAX(3; [.B42]-([.$B$1]-[.B42])*2)" office:value-type="float" office:value="52" calcext:value-type="float">
            <text:p>52</text:p>
          </table:table-cell>
          <table:table-cell table:style-name="ce3" table:formula="of:=[.C42]*1000/([.$B$1]*2)/10" office:value-type="float" office:value="38.8059701492537" calcext:value-type="float">
            <text:p>38.8</text:p>
          </table:table-cell>
          <table:table-cell table:formula="of:=MAX(3; [.$B$1]-([.B42] - [.$B$1])*2)" office:value-type="float" office:value="77" calcext:value-type="float">
            <text:p>77</text:p>
          </table:table-cell>
          <table:table-cell table:style-name="ce3" table:formula="of:=(1000 - [.E42]*1000/([.B42]*2))/10" office:value-type="float" office:value="37.9032258064516" calcext:value-type="float">
            <text:p>37.9</text:p>
          </table:table-cell>
          <table:table-cell table:style-name="ce5" table:formula="of:=IF([.$B$1]&gt;[.B42];[.D42];[.F42])" office:value-type="float" office:value="38.8059701492537" calcext:value-type="float">
            <text:p>38.8</text:p>
          </table:table-cell>
          <table:table-cell table:formula="of:=FLOOR(IF([.A42] &gt; 50; 50 + ([.A42] - 50)/2; [.A42]); 1; 0)" office:value-type="float" office:value="56" calcext:value-type="float">
            <text:p>56</text:p>
          </table:table-cell>
          <table:table-cell table:formula="of:=[.$B$1]-[.H42]" office:value-type="float" office:value="11" calcext:value-type="float">
            <text:p>11</text:p>
          </table:table-cell>
          <table:table-cell table:style-name="ce6" table:formula="of:=IF([.I42]&lt;3;1000-FLOOR(1000/(3*(3-[.I42]+1)); 1; 0);FLOOR(2000/[.I42]; 1; 0))" office:value-type="float" office:value="181" calcext:value-type="float">
            <text:p>181</text:p>
          </table:table-cell>
          <table:table-cell table:style-name="ce9" table:formula="of:=[.J42]/1000" office:value-type="percentage" office:value="0.181" calcext:value-type="percentage">
            <text:p>18.1%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formula="of:=[.A43]+[.$D$1]" office:value-type="float" office:value="61" calcext:value-type="float">
            <text:p>61</text:p>
          </table:table-cell>
          <table:table-cell table:formula="of:=MAX(3; [.B43]-([.$B$1]-[.B43])*2)" office:value-type="float" office:value="49" calcext:value-type="float">
            <text:p>49</text:p>
          </table:table-cell>
          <table:table-cell table:style-name="ce3" table:formula="of:=[.C43]*1000/([.$B$1]*2)/10" office:value-type="float" office:value="36.5671641791045" calcext:value-type="float">
            <text:p>36.6</text:p>
          </table:table-cell>
          <table:table-cell table:formula="of:=MAX(3; [.$B$1]-([.B43] - [.$B$1])*2)" office:value-type="float" office:value="79" calcext:value-type="float">
            <text:p>79</text:p>
          </table:table-cell>
          <table:table-cell table:style-name="ce3" table:formula="of:=(1000 - [.E43]*1000/([.B43]*2))/10" office:value-type="float" office:value="35.2459016393443" calcext:value-type="float">
            <text:p>35.2</text:p>
          </table:table-cell>
          <table:table-cell table:style-name="ce5" table:formula="of:=IF([.$B$1]&gt;[.B43];[.D43];[.F43])" office:value-type="float" office:value="36.5671641791045" calcext:value-type="float">
            <text:p>36.6</text:p>
          </table:table-cell>
          <table:table-cell table:formula="of:=FLOOR(IF([.A43] &gt; 50; 50 + ([.A43] - 50)/2; [.A43]); 1; 0)" office:value-type="float" office:value="55" calcext:value-type="float">
            <text:p>55</text:p>
          </table:table-cell>
          <table:table-cell table:formula="of:=[.$B$1]-[.H43]" office:value-type="float" office:value="12" calcext:value-type="float">
            <text:p>12</text:p>
          </table:table-cell>
          <table:table-cell table:style-name="ce6" table:formula="of:=IF([.I43]&lt;3;1000-FLOOR(1000/(3*(3-[.I43]+1)); 1; 0);FLOOR(2000/[.I43]; 1; 0))" office:value-type="float" office:value="166" calcext:value-type="float">
            <text:p>166</text:p>
          </table:table-cell>
          <table:table-cell table:style-name="ce9" table:formula="of:=[.J43]/1000" office:value-type="percentage" office:value="0.166" calcext:value-type="percentage">
            <text:p>16.6%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formula="of:=[.A44]+[.$D$1]" office:value-type="float" office:value="60" calcext:value-type="float">
            <text:p>60</text:p>
          </table:table-cell>
          <table:table-cell table:formula="of:=MAX(3; [.B44]-([.$B$1]-[.B44])*2)" office:value-type="float" office:value="46" calcext:value-type="float">
            <text:p>46</text:p>
          </table:table-cell>
          <table:table-cell table:style-name="ce3" table:formula="of:=[.C44]*1000/([.$B$1]*2)/10" office:value-type="float" office:value="34.3283582089552" calcext:value-type="float">
            <text:p>34.3</text:p>
          </table:table-cell>
          <table:table-cell table:formula="of:=MAX(3; [.$B$1]-([.B44] - [.$B$1])*2)" office:value-type="float" office:value="81" calcext:value-type="float">
            <text:p>81</text:p>
          </table:table-cell>
          <table:table-cell table:style-name="ce3" table:formula="of:=(1000 - [.E44]*1000/([.B44]*2))/10" office:value-type="float" office:value="32.5" calcext:value-type="float">
            <text:p>32.5</text:p>
          </table:table-cell>
          <table:table-cell table:style-name="ce5" table:formula="of:=IF([.$B$1]&gt;[.B44];[.D44];[.F44])" office:value-type="float" office:value="34.3283582089552" calcext:value-type="float">
            <text:p>34.3</text:p>
          </table:table-cell>
          <table:table-cell table:formula="of:=FLOOR(IF([.A44] &gt; 50; 50 + ([.A44] - 50)/2; [.A44]); 1; 0)" office:value-type="float" office:value="55" calcext:value-type="float">
            <text:p>55</text:p>
          </table:table-cell>
          <table:table-cell table:formula="of:=[.$B$1]-[.H44]" office:value-type="float" office:value="12" calcext:value-type="float">
            <text:p>12</text:p>
          </table:table-cell>
          <table:table-cell table:style-name="ce6" table:formula="of:=IF([.I44]&lt;3;1000-FLOOR(1000/(3*(3-[.I44]+1)); 1; 0);FLOOR(2000/[.I44]; 1; 0))" office:value-type="float" office:value="166" calcext:value-type="float">
            <text:p>166</text:p>
          </table:table-cell>
          <table:table-cell table:style-name="ce9" table:formula="of:=[.J44]/1000" office:value-type="percentage" office:value="0.166" calcext:value-type="percentage">
            <text:p>16.6%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formula="of:=[.A45]+[.$D$1]" office:value-type="float" office:value="59" calcext:value-type="float">
            <text:p>59</text:p>
          </table:table-cell>
          <table:table-cell table:formula="of:=MAX(3; [.B45]-([.$B$1]-[.B45])*2)" office:value-type="float" office:value="43" calcext:value-type="float">
            <text:p>43</text:p>
          </table:table-cell>
          <table:table-cell table:style-name="ce3" table:formula="of:=[.C45]*1000/([.$B$1]*2)/10" office:value-type="float" office:value="32.089552238806" calcext:value-type="float">
            <text:p>32.1</text:p>
          </table:table-cell>
          <table:table-cell table:formula="of:=MAX(3; [.$B$1]-([.B45] - [.$B$1])*2)" office:value-type="float" office:value="83" calcext:value-type="float">
            <text:p>83</text:p>
          </table:table-cell>
          <table:table-cell table:style-name="ce3" table:formula="of:=(1000 - [.E45]*1000/([.B45]*2))/10" office:value-type="float" office:value="29.6610169491525" calcext:value-type="float">
            <text:p>29.7</text:p>
          </table:table-cell>
          <table:table-cell table:style-name="ce5" table:formula="of:=IF([.$B$1]&gt;[.B45];[.D45];[.F45])" office:value-type="float" office:value="32.089552238806" calcext:value-type="float">
            <text:p>32.1</text:p>
          </table:table-cell>
          <table:table-cell table:formula="of:=FLOOR(IF([.A45] &gt; 50; 50 + ([.A45] - 50)/2; [.A45]); 1; 0)" office:value-type="float" office:value="54" calcext:value-type="float">
            <text:p>54</text:p>
          </table:table-cell>
          <table:table-cell table:formula="of:=[.$B$1]-[.H45]" office:value-type="float" office:value="13" calcext:value-type="float">
            <text:p>13</text:p>
          </table:table-cell>
          <table:table-cell table:style-name="ce6" table:formula="of:=IF([.I45]&lt;3;1000-FLOOR(1000/(3*(3-[.I45]+1)); 1; 0);FLOOR(2000/[.I45]; 1; 0))" office:value-type="float" office:value="153" calcext:value-type="float">
            <text:p>153</text:p>
          </table:table-cell>
          <table:table-cell table:style-name="ce9" table:formula="of:=[.J45]/1000" office:value-type="percentage" office:value="0.153" calcext:value-type="percentage">
            <text:p>15.3%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formula="of:=[.A46]+[.$D$1]" office:value-type="float" office:value="58" calcext:value-type="float">
            <text:p>58</text:p>
          </table:table-cell>
          <table:table-cell table:formula="of:=MAX(3; [.B46]-([.$B$1]-[.B46])*2)" office:value-type="float" office:value="40" calcext:value-type="float">
            <text:p>40</text:p>
          </table:table-cell>
          <table:table-cell table:style-name="ce3" table:formula="of:=[.C46]*1000/([.$B$1]*2)/10" office:value-type="float" office:value="29.8507462686567" calcext:value-type="float">
            <text:p>29.9</text:p>
          </table:table-cell>
          <table:table-cell table:formula="of:=MAX(3; [.$B$1]-([.B46] - [.$B$1])*2)" office:value-type="float" office:value="85" calcext:value-type="float">
            <text:p>85</text:p>
          </table:table-cell>
          <table:table-cell table:style-name="ce3" table:formula="of:=(1000 - [.E46]*1000/([.B46]*2))/10" office:value-type="float" office:value="26.7241379310345" calcext:value-type="float">
            <text:p>26.7</text:p>
          </table:table-cell>
          <table:table-cell table:style-name="ce5" table:formula="of:=IF([.$B$1]&gt;[.B46];[.D46];[.F46])" office:value-type="float" office:value="29.8507462686567" calcext:value-type="float">
            <text:p>29.9</text:p>
          </table:table-cell>
          <table:table-cell table:formula="of:=FLOOR(IF([.A46] &gt; 50; 50 + ([.A46] - 50)/2; [.A46]); 1; 0)" office:value-type="float" office:value="54" calcext:value-type="float">
            <text:p>54</text:p>
          </table:table-cell>
          <table:table-cell table:formula="of:=[.$B$1]-[.H46]" office:value-type="float" office:value="13" calcext:value-type="float">
            <text:p>13</text:p>
          </table:table-cell>
          <table:table-cell table:style-name="ce6" table:formula="of:=IF([.I46]&lt;3;1000-FLOOR(1000/(3*(3-[.I46]+1)); 1; 0);FLOOR(2000/[.I46]; 1; 0))" office:value-type="float" office:value="153" calcext:value-type="float">
            <text:p>153</text:p>
          </table:table-cell>
          <table:table-cell table:style-name="ce9" table:formula="of:=[.J46]/1000" office:value-type="percentage" office:value="0.153" calcext:value-type="percentage">
            <text:p>15.3%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formula="of:=[.A47]+[.$D$1]" office:value-type="float" office:value="57" calcext:value-type="float">
            <text:p>57</text:p>
          </table:table-cell>
          <table:table-cell table:formula="of:=MAX(3; [.B47]-([.$B$1]-[.B47])*2)" office:value-type="float" office:value="37" calcext:value-type="float">
            <text:p>37</text:p>
          </table:table-cell>
          <table:table-cell table:style-name="ce3" table:formula="of:=[.C47]*1000/([.$B$1]*2)/10" office:value-type="float" office:value="27.6119402985075" calcext:value-type="float">
            <text:p>27.6</text:p>
          </table:table-cell>
          <table:table-cell table:formula="of:=MAX(3; [.$B$1]-([.B47] - [.$B$1])*2)" office:value-type="float" office:value="87" calcext:value-type="float">
            <text:p>87</text:p>
          </table:table-cell>
          <table:table-cell table:style-name="ce3" table:formula="of:=(1000 - [.E47]*1000/([.B47]*2))/10" office:value-type="float" office:value="23.6842105263158" calcext:value-type="float">
            <text:p>23.7</text:p>
          </table:table-cell>
          <table:table-cell table:style-name="ce5" table:formula="of:=IF([.$B$1]&gt;[.B47];[.D47];[.F47])" office:value-type="float" office:value="27.6119402985075" calcext:value-type="float">
            <text:p>27.6</text:p>
          </table:table-cell>
          <table:table-cell table:formula="of:=FLOOR(IF([.A47] &gt; 50; 50 + ([.A47] - 50)/2; [.A47]); 1; 0)" office:value-type="float" office:value="53" calcext:value-type="float">
            <text:p>53</text:p>
          </table:table-cell>
          <table:table-cell table:formula="of:=[.$B$1]-[.H47]" office:value-type="float" office:value="14" calcext:value-type="float">
            <text:p>14</text:p>
          </table:table-cell>
          <table:table-cell table:style-name="ce6" table:formula="of:=IF([.I47]&lt;3;1000-FLOOR(1000/(3*(3-[.I47]+1)); 1; 0);FLOOR(2000/[.I47]; 1; 0))" office:value-type="float" office:value="142" calcext:value-type="float">
            <text:p>142</text:p>
          </table:table-cell>
          <table:table-cell table:style-name="ce9" table:formula="of:=[.J47]/1000" office:value-type="percentage" office:value="0.142" calcext:value-type="percentage">
            <text:p>14.2%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formula="of:=[.A48]+[.$D$1]" office:value-type="float" office:value="56" calcext:value-type="float">
            <text:p>56</text:p>
          </table:table-cell>
          <table:table-cell table:formula="of:=MAX(3; [.B48]-([.$B$1]-[.B48])*2)" office:value-type="float" office:value="34" calcext:value-type="float">
            <text:p>34</text:p>
          </table:table-cell>
          <table:table-cell table:style-name="ce3" table:formula="of:=[.C48]*1000/([.$B$1]*2)/10" office:value-type="float" office:value="25.3731343283582" calcext:value-type="float">
            <text:p>25.4</text:p>
          </table:table-cell>
          <table:table-cell table:formula="of:=MAX(3; [.$B$1]-([.B48] - [.$B$1])*2)" office:value-type="float" office:value="89" calcext:value-type="float">
            <text:p>89</text:p>
          </table:table-cell>
          <table:table-cell table:style-name="ce3" table:formula="of:=(1000 - [.E48]*1000/([.B48]*2))/10" office:value-type="float" office:value="20.5357142857143" calcext:value-type="float">
            <text:p>20.5</text:p>
          </table:table-cell>
          <table:table-cell table:style-name="ce5" table:formula="of:=IF([.$B$1]&gt;[.B48];[.D48];[.F48])" office:value-type="float" office:value="25.3731343283582" calcext:value-type="float">
            <text:p>25.4</text:p>
          </table:table-cell>
          <table:table-cell table:formula="of:=FLOOR(IF([.A48] &gt; 50; 50 + ([.A48] - 50)/2; [.A48]); 1; 0)" office:value-type="float" office:value="53" calcext:value-type="float">
            <text:p>53</text:p>
          </table:table-cell>
          <table:table-cell table:formula="of:=[.$B$1]-[.H48]" office:value-type="float" office:value="14" calcext:value-type="float">
            <text:p>14</text:p>
          </table:table-cell>
          <table:table-cell table:style-name="ce6" table:formula="of:=IF([.I48]&lt;3;1000-FLOOR(1000/(3*(3-[.I48]+1)); 1; 0);FLOOR(2000/[.I48]; 1; 0))" office:value-type="float" office:value="142" calcext:value-type="float">
            <text:p>142</text:p>
          </table:table-cell>
          <table:table-cell table:style-name="ce9" table:formula="of:=[.J48]/1000" office:value-type="percentage" office:value="0.142" calcext:value-type="percentage">
            <text:p>14.2%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formula="of:=[.A49]+[.$D$1]" office:value-type="float" office:value="55" calcext:value-type="float">
            <text:p>55</text:p>
          </table:table-cell>
          <table:table-cell table:formula="of:=MAX(3; [.B49]-([.$B$1]-[.B49])*2)" office:value-type="float" office:value="31" calcext:value-type="float">
            <text:p>31</text:p>
          </table:table-cell>
          <table:table-cell table:style-name="ce3" table:formula="of:=[.C49]*1000/([.$B$1]*2)/10" office:value-type="float" office:value="23.134328358209" calcext:value-type="float">
            <text:p>23.1</text:p>
          </table:table-cell>
          <table:table-cell table:formula="of:=MAX(3; [.$B$1]-([.B49] - [.$B$1])*2)" office:value-type="float" office:value="91" calcext:value-type="float">
            <text:p>91</text:p>
          </table:table-cell>
          <table:table-cell table:style-name="ce3" table:formula="of:=(1000 - [.E49]*1000/([.B49]*2))/10" office:value-type="float" office:value="17.2727272727273" calcext:value-type="float">
            <text:p>17.3</text:p>
          </table:table-cell>
          <table:table-cell table:style-name="ce5" table:formula="of:=IF([.$B$1]&gt;[.B49];[.D49];[.F49])" office:value-type="float" office:value="23.134328358209" calcext:value-type="float">
            <text:p>23.1</text:p>
          </table:table-cell>
          <table:table-cell table:formula="of:=FLOOR(IF([.A49] &gt; 50; 50 + ([.A49] - 50)/2; [.A49]); 1; 0)" office:value-type="float" office:value="52" calcext:value-type="float">
            <text:p>52</text:p>
          </table:table-cell>
          <table:table-cell table:formula="of:=[.$B$1]-[.H49]" office:value-type="float" office:value="15" calcext:value-type="float">
            <text:p>15</text:p>
          </table:table-cell>
          <table:table-cell table:style-name="ce6" table:formula="of:=IF([.I49]&lt;3;1000-FLOOR(1000/(3*(3-[.I49]+1)); 1; 0);FLOOR(2000/[.I49]; 1; 0))" office:value-type="float" office:value="133" calcext:value-type="float">
            <text:p>133</text:p>
          </table:table-cell>
          <table:table-cell table:style-name="ce9" table:formula="of:=[.J49]/1000" office:value-type="percentage" office:value="0.133" calcext:value-type="percentage">
            <text:p>13.3%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formula="of:=[.A50]+[.$D$1]" office:value-type="float" office:value="54" calcext:value-type="float">
            <text:p>54</text:p>
          </table:table-cell>
          <table:table-cell table:formula="of:=MAX(3; [.B50]-([.$B$1]-[.B50])*2)" office:value-type="float" office:value="28" calcext:value-type="float">
            <text:p>28</text:p>
          </table:table-cell>
          <table:table-cell table:style-name="ce3" table:formula="of:=[.C50]*1000/([.$B$1]*2)/10" office:value-type="float" office:value="20.8955223880597" calcext:value-type="float">
            <text:p>20.9</text:p>
          </table:table-cell>
          <table:table-cell table:formula="of:=MAX(3; [.$B$1]-([.B50] - [.$B$1])*2)" office:value-type="float" office:value="93" calcext:value-type="float">
            <text:p>93</text:p>
          </table:table-cell>
          <table:table-cell table:style-name="ce3" table:formula="of:=(1000 - [.E50]*1000/([.B50]*2))/10" office:value-type="float" office:value="13.8888888888889" calcext:value-type="float">
            <text:p>13.9</text:p>
          </table:table-cell>
          <table:table-cell table:style-name="ce5" table:formula="of:=IF([.$B$1]&gt;[.B50];[.D50];[.F50])" office:value-type="float" office:value="20.8955223880597" calcext:value-type="float">
            <text:p>20.9</text:p>
          </table:table-cell>
          <table:table-cell table:formula="of:=FLOOR(IF([.A50] &gt; 50; 50 + ([.A50] - 50)/2; [.A50]); 1; 0)" office:value-type="float" office:value="52" calcext:value-type="float">
            <text:p>52</text:p>
          </table:table-cell>
          <table:table-cell table:formula="of:=[.$B$1]-[.H50]" office:value-type="float" office:value="15" calcext:value-type="float">
            <text:p>15</text:p>
          </table:table-cell>
          <table:table-cell table:style-name="ce6" table:formula="of:=IF([.I50]&lt;3;1000-FLOOR(1000/(3*(3-[.I50]+1)); 1; 0);FLOOR(2000/[.I50]; 1; 0))" office:value-type="float" office:value="133" calcext:value-type="float">
            <text:p>133</text:p>
          </table:table-cell>
          <table:table-cell table:style-name="ce9" table:formula="of:=[.J50]/1000" office:value-type="percentage" office:value="0.133" calcext:value-type="percentage">
            <text:p>13.3%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formula="of:=[.A51]+[.$D$1]" office:value-type="float" office:value="53" calcext:value-type="float">
            <text:p>53</text:p>
          </table:table-cell>
          <table:table-cell table:formula="of:=MAX(3; [.B51]-([.$B$1]-[.B51])*2)" office:value-type="float" office:value="25" calcext:value-type="float">
            <text:p>25</text:p>
          </table:table-cell>
          <table:table-cell table:style-name="ce3" table:formula="of:=[.C51]*1000/([.$B$1]*2)/10" office:value-type="float" office:value="18.6567164179104" calcext:value-type="float">
            <text:p>18.7</text:p>
          </table:table-cell>
          <table:table-cell table:formula="of:=MAX(3; [.$B$1]-([.B51] - [.$B$1])*2)" office:value-type="float" office:value="95" calcext:value-type="float">
            <text:p>95</text:p>
          </table:table-cell>
          <table:table-cell table:style-name="ce3" table:formula="of:=(1000 - [.E51]*1000/([.B51]*2))/10" office:value-type="float" office:value="10.377358490566" calcext:value-type="float">
            <text:p>10.4</text:p>
          </table:table-cell>
          <table:table-cell table:style-name="ce5" table:formula="of:=IF([.$B$1]&gt;[.B51];[.D51];[.F51])" office:value-type="float" office:value="18.6567164179104" calcext:value-type="float">
            <text:p>18.7</text:p>
          </table:table-cell>
          <table:table-cell table:formula="of:=FLOOR(IF([.A51] &gt; 50; 50 + ([.A51] - 50)/2; [.A51]); 1; 0)" office:value-type="float" office:value="51" calcext:value-type="float">
            <text:p>51</text:p>
          </table:table-cell>
          <table:table-cell table:formula="of:=[.$B$1]-[.H51]" office:value-type="float" office:value="16" calcext:value-type="float">
            <text:p>16</text:p>
          </table:table-cell>
          <table:table-cell table:style-name="ce6" table:formula="of:=IF([.I51]&lt;3;1000-FLOOR(1000/(3*(3-[.I51]+1)); 1; 0);FLOOR(2000/[.I51]; 1; 0))" office:value-type="float" office:value="125" calcext:value-type="float">
            <text:p>125</text:p>
          </table:table-cell>
          <table:table-cell table:style-name="ce9" table:formula="of:=[.J51]/1000" office:value-type="percentage" office:value="0.125" calcext:value-type="percentage">
            <text:p>12.5%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formula="of:=[.A52]+[.$D$1]" office:value-type="float" office:value="52" calcext:value-type="float">
            <text:p>52</text:p>
          </table:table-cell>
          <table:table-cell table:formula="of:=MAX(3; [.B52]-([.$B$1]-[.B52])*2)" office:value-type="float" office:value="22" calcext:value-type="float">
            <text:p>22</text:p>
          </table:table-cell>
          <table:table-cell table:style-name="ce3" table:formula="of:=[.C52]*1000/([.$B$1]*2)/10" office:value-type="float" office:value="16.4179104477612" calcext:value-type="float">
            <text:p>16.4</text:p>
          </table:table-cell>
          <table:table-cell table:formula="of:=MAX(3; [.$B$1]-([.B52] - [.$B$1])*2)" office:value-type="float" office:value="97" calcext:value-type="float">
            <text:p>97</text:p>
          </table:table-cell>
          <table:table-cell table:style-name="ce3" table:formula="of:=(1000 - [.E52]*1000/([.B52]*2))/10" office:value-type="float" office:value="6.73076923076923" calcext:value-type="float">
            <text:p>6.7</text:p>
          </table:table-cell>
          <table:table-cell table:style-name="ce5" table:formula="of:=IF([.$B$1]&gt;[.B52];[.D52];[.F52])" office:value-type="float" office:value="16.4179104477612" calcext:value-type="float">
            <text:p>16.4</text:p>
          </table:table-cell>
          <table:table-cell table:formula="of:=FLOOR(IF([.A52] &gt; 50; 50 + ([.A52] - 50)/2; [.A52]); 1; 0)" office:value-type="float" office:value="51" calcext:value-type="float">
            <text:p>51</text:p>
          </table:table-cell>
          <table:table-cell table:formula="of:=[.$B$1]-[.H52]" office:value-type="float" office:value="16" calcext:value-type="float">
            <text:p>16</text:p>
          </table:table-cell>
          <table:table-cell table:style-name="ce6" table:formula="of:=IF([.I52]&lt;3;1000-FLOOR(1000/(3*(3-[.I52]+1)); 1; 0);FLOOR(2000/[.I52]; 1; 0))" office:value-type="float" office:value="125" calcext:value-type="float">
            <text:p>125</text:p>
          </table:table-cell>
          <table:table-cell table:style-name="ce9" table:formula="of:=[.J52]/1000" office:value-type="percentage" office:value="0.125" calcext:value-type="percentage">
            <text:p>12.5%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formula="of:=[.A53]+[.$D$1]" office:value-type="float" office:value="51" calcext:value-type="float">
            <text:p>51</text:p>
          </table:table-cell>
          <table:table-cell table:formula="of:=MAX(3; [.B53]-([.$B$1]-[.B53])*2)" office:value-type="float" office:value="19" calcext:value-type="float">
            <text:p>19</text:p>
          </table:table-cell>
          <table:table-cell table:style-name="ce3" table:formula="of:=[.C53]*1000/([.$B$1]*2)/10" office:value-type="float" office:value="14.1791044776119" calcext:value-type="float">
            <text:p>14.2</text:p>
          </table:table-cell>
          <table:table-cell table:formula="of:=MAX(3; [.$B$1]-([.B53] - [.$B$1])*2)" office:value-type="float" office:value="99" calcext:value-type="float">
            <text:p>99</text:p>
          </table:table-cell>
          <table:table-cell table:style-name="ce3" table:formula="of:=(1000 - [.E53]*1000/([.B53]*2))/10" office:value-type="float" office:value="2.94117647058823" calcext:value-type="float">
            <text:p>2.9</text:p>
          </table:table-cell>
          <table:table-cell table:style-name="ce5" table:formula="of:=IF([.$B$1]&gt;[.B53];[.D53];[.F53])" office:value-type="float" office:value="14.1791044776119" calcext:value-type="float">
            <text:p>14.2</text:p>
          </table:table-cell>
          <table:table-cell table:formula="of:=FLOOR(IF([.A53] &gt; 50; 50 + ([.A53] - 50)/2; [.A53]); 1; 0)" office:value-type="float" office:value="50" calcext:value-type="float">
            <text:p>50</text:p>
          </table:table-cell>
          <table:table-cell table:formula="of:=[.$B$1]-[.H53]" office:value-type="float" office:value="17" calcext:value-type="float">
            <text:p>17</text:p>
          </table:table-cell>
          <table:table-cell table:style-name="ce6" table:formula="of:=IF([.I53]&lt;3;1000-FLOOR(1000/(3*(3-[.I53]+1)); 1; 0);FLOOR(2000/[.I53]; 1; 0))" office:value-type="float" office:value="117" calcext:value-type="float">
            <text:p>117</text:p>
          </table:table-cell>
          <table:table-cell table:style-name="ce9" table:formula="of:=[.J53]/1000" office:value-type="percentage" office:value="0.117" calcext:value-type="percentage">
            <text:p>11.7%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54]+[.$D$1]" office:value-type="float" office:value="50" calcext:value-type="float">
            <text:p>50</text:p>
          </table:table-cell>
          <table:table-cell table:formula="of:=MAX(3; [.B54]-([.$B$1]-[.B54])*2)" office:value-type="float" office:value="16" calcext:value-type="float">
            <text:p>16</text:p>
          </table:table-cell>
          <table:table-cell table:style-name="ce3" table:formula="of:=[.C54]*1000/([.$B$1]*2)/10" office:value-type="float" office:value="11.9402985074627" calcext:value-type="float">
            <text:p>11.9</text:p>
          </table:table-cell>
          <table:table-cell table:formula="of:=MAX(3; [.$B$1]-([.B54] - [.$B$1])*2)" office:value-type="float" office:value="101" calcext:value-type="float">
            <text:p>101</text:p>
          </table:table-cell>
          <table:table-cell table:style-name="ce3" table:formula="of:=(1000 - [.E54]*1000/([.B54]*2))/10" office:value-type="float" office:value="-1" calcext:value-type="float">
            <text:p>-1.0</text:p>
          </table:table-cell>
          <table:table-cell table:style-name="ce5" table:formula="of:=IF([.$B$1]&gt;[.B54];[.D54];[.F54])" office:value-type="float" office:value="11.9402985074627" calcext:value-type="float">
            <text:p>11.9</text:p>
          </table:table-cell>
          <table:table-cell table:formula="of:=FLOOR(IF([.A54] &gt; 50; 50 + ([.A54] - 50)/2; [.A54]); 1; 0)" office:value-type="float" office:value="50" calcext:value-type="float">
            <text:p>50</text:p>
          </table:table-cell>
          <table:table-cell table:formula="of:=[.$B$1]-[.H54]" office:value-type="float" office:value="17" calcext:value-type="float">
            <text:p>17</text:p>
          </table:table-cell>
          <table:table-cell table:style-name="ce6" table:formula="of:=IF([.I54]&lt;3;1000-FLOOR(1000/(3*(3-[.I54]+1)); 1; 0);FLOOR(2000/[.I54]; 1; 0))" office:value-type="float" office:value="117" calcext:value-type="float">
            <text:p>117</text:p>
          </table:table-cell>
          <table:table-cell table:style-name="ce9" table:formula="of:=[.J54]/1000" office:value-type="percentage" office:value="0.117" calcext:value-type="percentage">
            <text:p>11.7%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formula="of:=[.A55]+[.$D$1]" office:value-type="float" office:value="49" calcext:value-type="float">
            <text:p>49</text:p>
          </table:table-cell>
          <table:table-cell table:formula="of:=MAX(3; [.B55]-([.$B$1]-[.B55])*2)" office:value-type="float" office:value="13" calcext:value-type="float">
            <text:p>13</text:p>
          </table:table-cell>
          <table:table-cell table:style-name="ce3" table:formula="of:=[.C55]*1000/([.$B$1]*2)/10" office:value-type="float" office:value="9.70149253731343" calcext:value-type="float">
            <text:p>9.7</text:p>
          </table:table-cell>
          <table:table-cell table:formula="of:=MAX(3; [.$B$1]-([.B55] - [.$B$1])*2)" office:value-type="float" office:value="103" calcext:value-type="float">
            <text:p>103</text:p>
          </table:table-cell>
          <table:table-cell table:style-name="ce3" table:formula="of:=(1000 - [.E55]*1000/([.B55]*2))/10" office:value-type="float" office:value="-5.10204081632653" calcext:value-type="float">
            <text:p>-5.1</text:p>
          </table:table-cell>
          <table:table-cell table:style-name="ce5" table:formula="of:=IF([.$B$1]&gt;[.B55];[.D55];[.F55])" office:value-type="float" office:value="9.70149253731343" calcext:value-type="float">
            <text:p>9.7</text:p>
          </table:table-cell>
          <table:table-cell table:formula="of:=FLOOR(IF([.A55] &gt; 50; 50 + ([.A55] - 50)/2; [.A55]); 1; 0)" office:value-type="float" office:value="49" calcext:value-type="float">
            <text:p>49</text:p>
          </table:table-cell>
          <table:table-cell table:formula="of:=[.$B$1]-[.H55]" office:value-type="float" office:value="18" calcext:value-type="float">
            <text:p>18</text:p>
          </table:table-cell>
          <table:table-cell table:style-name="ce6" table:formula="of:=IF([.I55]&lt;3;1000-FLOOR(1000/(3*(3-[.I55]+1)); 1; 0);FLOOR(2000/[.I55]; 1; 0))" office:value-type="float" office:value="111" calcext:value-type="float">
            <text:p>111</text:p>
          </table:table-cell>
          <table:table-cell table:style-name="ce9" table:formula="of:=[.J55]/1000" office:value-type="percentage" office:value="0.111" calcext:value-type="percentage">
            <text:p>11.1%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formula="of:=[.A56]+[.$D$1]" office:value-type="float" office:value="48" calcext:value-type="float">
            <text:p>48</text:p>
          </table:table-cell>
          <table:table-cell table:formula="of:=MAX(3; [.B56]-([.$B$1]-[.B56])*2)" office:value-type="float" office:value="10" calcext:value-type="float">
            <text:p>10</text:p>
          </table:table-cell>
          <table:table-cell table:style-name="ce3" table:formula="of:=[.C56]*1000/([.$B$1]*2)/10" office:value-type="float" office:value="7.46268656716418" calcext:value-type="float">
            <text:p>7.5</text:p>
          </table:table-cell>
          <table:table-cell table:formula="of:=MAX(3; [.$B$1]-([.B56] - [.$B$1])*2)" office:value-type="float" office:value="105" calcext:value-type="float">
            <text:p>105</text:p>
          </table:table-cell>
          <table:table-cell table:style-name="ce3" table:formula="of:=(1000 - [.E56]*1000/([.B56]*2))/10" office:value-type="float" office:value="-9.375" calcext:value-type="float">
            <text:p>-9.4</text:p>
          </table:table-cell>
          <table:table-cell table:style-name="ce5" table:formula="of:=IF([.$B$1]&gt;[.B56];[.D56];[.F56])" office:value-type="float" office:value="7.46268656716418" calcext:value-type="float">
            <text:p>7.5</text:p>
          </table:table-cell>
          <table:table-cell table:formula="of:=FLOOR(IF([.A56] &gt; 50; 50 + ([.A56] - 50)/2; [.A56]); 1; 0)" office:value-type="float" office:value="48" calcext:value-type="float">
            <text:p>48</text:p>
          </table:table-cell>
          <table:table-cell table:formula="of:=[.$B$1]-[.H56]" office:value-type="float" office:value="19" calcext:value-type="float">
            <text:p>19</text:p>
          </table:table-cell>
          <table:table-cell table:style-name="ce6" table:formula="of:=IF([.I56]&lt;3;1000-FLOOR(1000/(3*(3-[.I56]+1)); 1; 0);FLOOR(2000/[.I56]; 1; 0))" office:value-type="float" office:value="105" calcext:value-type="float">
            <text:p>105</text:p>
          </table:table-cell>
          <table:table-cell table:style-name="ce9" table:formula="of:=[.J56]/1000" office:value-type="percentage" office:value="0.105" calcext:value-type="percentage">
            <text:p>10.5%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formula="of:=[.A57]+[.$D$1]" office:value-type="float" office:value="47" calcext:value-type="float">
            <text:p>47</text:p>
          </table:table-cell>
          <table:table-cell table:formula="of:=MAX(3; [.B57]-([.$B$1]-[.B57])*2)" office:value-type="float" office:value="7" calcext:value-type="float">
            <text:p>7</text:p>
          </table:table-cell>
          <table:table-cell table:style-name="ce3" table:formula="of:=[.C57]*1000/([.$B$1]*2)/10" office:value-type="float" office:value="5.22388059701493" calcext:value-type="float">
            <text:p>5.2</text:p>
          </table:table-cell>
          <table:table-cell table:formula="of:=MAX(3; [.$B$1]-([.B57] - [.$B$1])*2)" office:value-type="float" office:value="107" calcext:value-type="float">
            <text:p>107</text:p>
          </table:table-cell>
          <table:table-cell table:style-name="ce3" table:formula="of:=(1000 - [.E57]*1000/([.B57]*2))/10" office:value-type="float" office:value="-13.8297872340426" calcext:value-type="float">
            <text:p>-13.8</text:p>
          </table:table-cell>
          <table:table-cell table:style-name="ce5" table:formula="of:=IF([.$B$1]&gt;[.B57];[.D57];[.F57])" office:value-type="float" office:value="5.22388059701493" calcext:value-type="float">
            <text:p>5.2</text:p>
          </table:table-cell>
          <table:table-cell table:formula="of:=FLOOR(IF([.A57] &gt; 50; 50 + ([.A57] - 50)/2; [.A57]); 1; 0)" office:value-type="float" office:value="47" calcext:value-type="float">
            <text:p>47</text:p>
          </table:table-cell>
          <table:table-cell table:formula="of:=[.$B$1]-[.H57]" office:value-type="float" office:value="20" calcext:value-type="float">
            <text:p>20</text:p>
          </table:table-cell>
          <table:table-cell table:style-name="ce6" table:formula="of:=IF([.I57]&lt;3;1000-FLOOR(1000/(3*(3-[.I57]+1)); 1; 0);FLOOR(2000/[.I57]; 1; 0))" office:value-type="float" office:value="100" calcext:value-type="float">
            <text:p>100</text:p>
          </table:table-cell>
          <table:table-cell table:style-name="ce9" table:formula="of:=[.J57]/1000" office:value-type="percentage" office:value="0.1" calcext:value-type="percentage">
            <text:p>10.0%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formula="of:=[.A58]+[.$D$1]" office:value-type="float" office:value="46" calcext:value-type="float">
            <text:p>46</text:p>
          </table:table-cell>
          <table:table-cell table:formula="of:=MAX(3; [.B58]-([.$B$1]-[.B58])*2)" office:value-type="float" office:value="4" calcext:value-type="float">
            <text:p>4</text:p>
          </table:table-cell>
          <table:table-cell table:style-name="ce3" table:formula="of:=[.C58]*1000/([.$B$1]*2)/10" office:value-type="float" office:value="2.98507462686567" calcext:value-type="float">
            <text:p>3.0</text:p>
          </table:table-cell>
          <table:table-cell table:formula="of:=MAX(3; [.$B$1]-([.B58] - [.$B$1])*2)" office:value-type="float" office:value="109" calcext:value-type="float">
            <text:p>109</text:p>
          </table:table-cell>
          <table:table-cell table:style-name="ce3" table:formula="of:=(1000 - [.E58]*1000/([.B58]*2))/10" office:value-type="float" office:value="-18.4782608695652" calcext:value-type="float">
            <text:p>-18.5</text:p>
          </table:table-cell>
          <table:table-cell table:style-name="ce5" table:formula="of:=IF([.$B$1]&gt;[.B58];[.D58];[.F58])" office:value-type="float" office:value="2.98507462686567" calcext:value-type="float">
            <text:p>3.0</text:p>
          </table:table-cell>
          <table:table-cell table:formula="of:=FLOOR(IF([.A58] &gt; 50; 50 + ([.A58] - 50)/2; [.A58]); 1; 0)" office:value-type="float" office:value="46" calcext:value-type="float">
            <text:p>46</text:p>
          </table:table-cell>
          <table:table-cell table:formula="of:=[.$B$1]-[.H58]" office:value-type="float" office:value="21" calcext:value-type="float">
            <text:p>21</text:p>
          </table:table-cell>
          <table:table-cell table:style-name="ce6" table:formula="of:=IF([.I58]&lt;3;1000-FLOOR(1000/(3*(3-[.I58]+1)); 1; 0);FLOOR(2000/[.I58]; 1; 0))" office:value-type="float" office:value="95" calcext:value-type="float">
            <text:p>95</text:p>
          </table:table-cell>
          <table:table-cell table:style-name="ce9" table:formula="of:=[.J58]/1000" office:value-type="percentage" office:value="0.095" calcext:value-type="percentage">
            <text:p>9.5%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formula="of:=[.A59]+[.$D$1]" office:value-type="float" office:value="45" calcext:value-type="float">
            <text:p>45</text:p>
          </table:table-cell>
          <table:table-cell table:formula="of:=MAX(3; [.B59]-([.$B$1]-[.B59])*2)" office:value-type="float" office:value="3" calcext:value-type="float">
            <text:p>3</text:p>
          </table:table-cell>
          <table:table-cell table:style-name="ce3" table:formula="of:=[.C59]*1000/([.$B$1]*2)/10" office:value-type="float" office:value="2.23880597014925" calcext:value-type="float">
            <text:p>2.2</text:p>
          </table:table-cell>
          <table:table-cell table:formula="of:=MAX(3; [.$B$1]-([.B59] - [.$B$1])*2)" office:value-type="float" office:value="111" calcext:value-type="float">
            <text:p>111</text:p>
          </table:table-cell>
          <table:table-cell table:style-name="ce3" table:formula="of:=(1000 - [.E59]*1000/([.B59]*2))/10" office:value-type="float" office:value="-23.3333333333333" calcext:value-type="float">
            <text:p>-23.3</text:p>
          </table:table-cell>
          <table:table-cell table:style-name="ce5" table:formula="of:=IF([.$B$1]&gt;[.B59];[.D59];[.F59])" office:value-type="float" office:value="2.23880597014925" calcext:value-type="float">
            <text:p>2.2</text:p>
          </table:table-cell>
          <table:table-cell table:formula="of:=FLOOR(IF([.A59] &gt; 50; 50 + ([.A59] - 50)/2; [.A59]); 1; 0)" office:value-type="float" office:value="45" calcext:value-type="float">
            <text:p>45</text:p>
          </table:table-cell>
          <table:table-cell table:formula="of:=[.$B$1]-[.H59]" office:value-type="float" office:value="22" calcext:value-type="float">
            <text:p>22</text:p>
          </table:table-cell>
          <table:table-cell table:style-name="ce6" table:formula="of:=IF([.I59]&lt;3;1000-FLOOR(1000/(3*(3-[.I59]+1)); 1; 0);FLOOR(2000/[.I59]; 1; 0))" office:value-type="float" office:value="90" calcext:value-type="float">
            <text:p>90</text:p>
          </table:table-cell>
          <table:table-cell table:style-name="ce9" table:formula="of:=[.J59]/1000" office:value-type="percentage" office:value="0.09" calcext:value-type="percentage">
            <text:p>9.0%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formula="of:=[.A60]+[.$D$1]" office:value-type="float" office:value="44" calcext:value-type="float">
            <text:p>44</text:p>
          </table:table-cell>
          <table:table-cell table:formula="of:=MAX(3; [.B60]-([.$B$1]-[.B60])*2)" office:value-type="float" office:value="3" calcext:value-type="float">
            <text:p>3</text:p>
          </table:table-cell>
          <table:table-cell table:style-name="ce3" table:formula="of:=[.C60]*1000/([.$B$1]*2)/10" office:value-type="float" office:value="2.23880597014925" calcext:value-type="float">
            <text:p>2.2</text:p>
          </table:table-cell>
          <table:table-cell table:formula="of:=MAX(3; [.$B$1]-([.B60] - [.$B$1])*2)" office:value-type="float" office:value="113" calcext:value-type="float">
            <text:p>113</text:p>
          </table:table-cell>
          <table:table-cell table:style-name="ce3" table:formula="of:=(1000 - [.E60]*1000/([.B60]*2))/10" office:value-type="float" office:value="-28.4090909090909" calcext:value-type="float">
            <text:p>-28.4</text:p>
          </table:table-cell>
          <table:table-cell table:style-name="ce5" table:formula="of:=IF([.$B$1]&gt;[.B60];[.D60];[.F60])" office:value-type="float" office:value="2.23880597014925" calcext:value-type="float">
            <text:p>2.2</text:p>
          </table:table-cell>
          <table:table-cell table:formula="of:=FLOOR(IF([.A60] &gt; 50; 50 + ([.A60] - 50)/2; [.A60]); 1; 0)" office:value-type="float" office:value="44" calcext:value-type="float">
            <text:p>44</text:p>
          </table:table-cell>
          <table:table-cell table:formula="of:=[.$B$1]-[.H60]" office:value-type="float" office:value="23" calcext:value-type="float">
            <text:p>23</text:p>
          </table:table-cell>
          <table:table-cell table:style-name="ce6" table:formula="of:=IF([.I60]&lt;3;1000-FLOOR(1000/(3*(3-[.I60]+1)); 1; 0);FLOOR(2000/[.I60]; 1; 0))" office:value-type="float" office:value="86" calcext:value-type="float">
            <text:p>86</text:p>
          </table:table-cell>
          <table:table-cell table:style-name="ce9" table:formula="of:=[.J60]/1000" office:value-type="percentage" office:value="0.086" calcext:value-type="percentage">
            <text:p>8.6%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formula="of:=[.A61]+[.$D$1]" office:value-type="float" office:value="43" calcext:value-type="float">
            <text:p>43</text:p>
          </table:table-cell>
          <table:table-cell table:formula="of:=MAX(3; [.B61]-([.$B$1]-[.B61])*2)" office:value-type="float" office:value="3" calcext:value-type="float">
            <text:p>3</text:p>
          </table:table-cell>
          <table:table-cell table:style-name="ce3" table:formula="of:=[.C61]*1000/([.$B$1]*2)/10" office:value-type="float" office:value="2.23880597014925" calcext:value-type="float">
            <text:p>2.2</text:p>
          </table:table-cell>
          <table:table-cell table:formula="of:=MAX(3; [.$B$1]-([.B61] - [.$B$1])*2)" office:value-type="float" office:value="115" calcext:value-type="float">
            <text:p>115</text:p>
          </table:table-cell>
          <table:table-cell table:style-name="ce3" table:formula="of:=(1000 - [.E61]*1000/([.B61]*2))/10" office:value-type="float" office:value="-33.7209302325581" calcext:value-type="float">
            <text:p>-33.7</text:p>
          </table:table-cell>
          <table:table-cell table:style-name="ce5" table:formula="of:=IF([.$B$1]&gt;[.B61];[.D61];[.F61])" office:value-type="float" office:value="2.23880597014925" calcext:value-type="float">
            <text:p>2.2</text:p>
          </table:table-cell>
          <table:table-cell table:formula="of:=FLOOR(IF([.A61] &gt; 50; 50 + ([.A61] - 50)/2; [.A61]); 1; 0)" office:value-type="float" office:value="43" calcext:value-type="float">
            <text:p>43</text:p>
          </table:table-cell>
          <table:table-cell table:formula="of:=[.$B$1]-[.H61]" office:value-type="float" office:value="24" calcext:value-type="float">
            <text:p>24</text:p>
          </table:table-cell>
          <table:table-cell table:style-name="ce6" table:formula="of:=IF([.I61]&lt;3;1000-FLOOR(1000/(3*(3-[.I61]+1)); 1; 0);FLOOR(2000/[.I61]; 1; 0))" office:value-type="float" office:value="83" calcext:value-type="float">
            <text:p>83</text:p>
          </table:table-cell>
          <table:table-cell table:style-name="ce9" table:formula="of:=[.J61]/1000" office:value-type="percentage" office:value="0.083" calcext:value-type="percentage">
            <text:p>8.3%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formula="of:=[.A62]+[.$D$1]" office:value-type="float" office:value="42" calcext:value-type="float">
            <text:p>42</text:p>
          </table:table-cell>
          <table:table-cell table:formula="of:=MAX(3; [.B62]-([.$B$1]-[.B62])*2)" office:value-type="float" office:value="3" calcext:value-type="float">
            <text:p>3</text:p>
          </table:table-cell>
          <table:table-cell table:style-name="ce3" table:formula="of:=[.C62]*1000/([.$B$1]*2)/10" office:value-type="float" office:value="2.23880597014925" calcext:value-type="float">
            <text:p>2.2</text:p>
          </table:table-cell>
          <table:table-cell table:formula="of:=MAX(3; [.$B$1]-([.B62] - [.$B$1])*2)" office:value-type="float" office:value="117" calcext:value-type="float">
            <text:p>117</text:p>
          </table:table-cell>
          <table:table-cell table:style-name="ce3" table:formula="of:=(1000 - [.E62]*1000/([.B62]*2))/10" office:value-type="float" office:value="-39.2857142857143" calcext:value-type="float">
            <text:p>-39.3</text:p>
          </table:table-cell>
          <table:table-cell table:style-name="ce5" table:formula="of:=IF([.$B$1]&gt;[.B62];[.D62];[.F62])" office:value-type="float" office:value="2.23880597014925" calcext:value-type="float">
            <text:p>2.2</text:p>
          </table:table-cell>
          <table:table-cell table:formula="of:=FLOOR(IF([.A62] &gt; 50; 50 + ([.A62] - 50)/2; [.A62]); 1; 0)" office:value-type="float" office:value="42" calcext:value-type="float">
            <text:p>42</text:p>
          </table:table-cell>
          <table:table-cell table:formula="of:=[.$B$1]-[.H62]" office:value-type="float" office:value="25" calcext:value-type="float">
            <text:p>25</text:p>
          </table:table-cell>
          <table:table-cell table:style-name="ce6" table:formula="of:=IF([.I62]&lt;3;1000-FLOOR(1000/(3*(3-[.I62]+1)); 1; 0);FLOOR(2000/[.I62]; 1; 0))" office:value-type="float" office:value="80" calcext:value-type="float">
            <text:p>80</text:p>
          </table:table-cell>
          <table:table-cell table:style-name="ce9" table:formula="of:=[.J62]/1000" office:value-type="percentage" office:value="0.08" calcext:value-type="percentage">
            <text:p>8.0%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formula="of:=[.A63]+[.$D$1]" office:value-type="float" office:value="41" calcext:value-type="float">
            <text:p>41</text:p>
          </table:table-cell>
          <table:table-cell table:formula="of:=MAX(3; [.B63]-([.$B$1]-[.B63])*2)" office:value-type="float" office:value="3" calcext:value-type="float">
            <text:p>3</text:p>
          </table:table-cell>
          <table:table-cell table:style-name="ce3" table:formula="of:=[.C63]*1000/([.$B$1]*2)/10" office:value-type="float" office:value="2.23880597014925" calcext:value-type="float">
            <text:p>2.2</text:p>
          </table:table-cell>
          <table:table-cell table:formula="of:=MAX(3; [.$B$1]-([.B63] - [.$B$1])*2)" office:value-type="float" office:value="119" calcext:value-type="float">
            <text:p>119</text:p>
          </table:table-cell>
          <table:table-cell table:style-name="ce3" table:formula="of:=(1000 - [.E63]*1000/([.B63]*2))/10" office:value-type="float" office:value="-45.1219512195122" calcext:value-type="float">
            <text:p>-45.1</text:p>
          </table:table-cell>
          <table:table-cell table:style-name="ce5" table:formula="of:=IF([.$B$1]&gt;[.B63];[.D63];[.F63])" office:value-type="float" office:value="2.23880597014925" calcext:value-type="float">
            <text:p>2.2</text:p>
          </table:table-cell>
          <table:table-cell table:formula="of:=FLOOR(IF([.A63] &gt; 50; 50 + ([.A63] - 50)/2; [.A63]); 1; 0)" office:value-type="float" office:value="41" calcext:value-type="float">
            <text:p>41</text:p>
          </table:table-cell>
          <table:table-cell table:formula="of:=[.$B$1]-[.H63]" office:value-type="float" office:value="26" calcext:value-type="float">
            <text:p>26</text:p>
          </table:table-cell>
          <table:table-cell table:style-name="ce6" table:formula="of:=IF([.I63]&lt;3;1000-FLOOR(1000/(3*(3-[.I63]+1)); 1; 0);FLOOR(2000/[.I63]; 1; 0))" office:value-type="float" office:value="76" calcext:value-type="float">
            <text:p>76</text:p>
          </table:table-cell>
          <table:table-cell table:style-name="ce9" table:formula="of:=[.J63]/1000" office:value-type="percentage" office:value="0.076" calcext:value-type="percentage">
            <text:p>7.6%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formula="of:=[.A64]+[.$D$1]" office:value-type="float" office:value="40" calcext:value-type="float">
            <text:p>40</text:p>
          </table:table-cell>
          <table:table-cell table:formula="of:=MAX(3; [.B64]-([.$B$1]-[.B64])*2)" office:value-type="float" office:value="3" calcext:value-type="float">
            <text:p>3</text:p>
          </table:table-cell>
          <table:table-cell table:style-name="ce3" table:formula="of:=[.C64]*1000/([.$B$1]*2)/10" office:value-type="float" office:value="2.23880597014925" calcext:value-type="float">
            <text:p>2.2</text:p>
          </table:table-cell>
          <table:table-cell table:formula="of:=MAX(3; [.$B$1]-([.B64] - [.$B$1])*2)" office:value-type="float" office:value="121" calcext:value-type="float">
            <text:p>121</text:p>
          </table:table-cell>
          <table:table-cell table:style-name="ce3" table:formula="of:=(1000 - [.E64]*1000/([.B64]*2))/10" office:value-type="float" office:value="-51.25" calcext:value-type="float">
            <text:p>-51.3</text:p>
          </table:table-cell>
          <table:table-cell table:style-name="ce5" table:formula="of:=IF([.$B$1]&gt;[.B64];[.D64];[.F64])" office:value-type="float" office:value="2.23880597014925" calcext:value-type="float">
            <text:p>2.2</text:p>
          </table:table-cell>
          <table:table-cell table:formula="of:=FLOOR(IF([.A64] &gt; 50; 50 + ([.A64] - 50)/2; [.A64]); 1; 0)" office:value-type="float" office:value="40" calcext:value-type="float">
            <text:p>40</text:p>
          </table:table-cell>
          <table:table-cell table:formula="of:=[.$B$1]-[.H64]" office:value-type="float" office:value="27" calcext:value-type="float">
            <text:p>27</text:p>
          </table:table-cell>
          <table:table-cell table:style-name="ce6" table:formula="of:=IF([.I64]&lt;3;1000-FLOOR(1000/(3*(3-[.I64]+1)); 1; 0);FLOOR(2000/[.I64]; 1; 0))" office:value-type="float" office:value="74" calcext:value-type="float">
            <text:p>74</text:p>
          </table:table-cell>
          <table:table-cell table:style-name="ce9" table:formula="of:=[.J64]/1000" office:value-type="percentage" office:value="0.074" calcext:value-type="percentage">
            <text:p>7.4%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formula="of:=[.A65]+[.$D$1]" office:value-type="float" office:value="39" calcext:value-type="float">
            <text:p>39</text:p>
          </table:table-cell>
          <table:table-cell table:formula="of:=MAX(3; [.B65]-([.$B$1]-[.B65])*2)" office:value-type="float" office:value="3" calcext:value-type="float">
            <text:p>3</text:p>
          </table:table-cell>
          <table:table-cell table:style-name="ce3" table:formula="of:=[.C65]*1000/([.$B$1]*2)/10" office:value-type="float" office:value="2.23880597014925" calcext:value-type="float">
            <text:p>2.2</text:p>
          </table:table-cell>
          <table:table-cell table:formula="of:=MAX(3; [.$B$1]-([.B65] - [.$B$1])*2)" office:value-type="float" office:value="123" calcext:value-type="float">
            <text:p>123</text:p>
          </table:table-cell>
          <table:table-cell table:style-name="ce3" table:formula="of:=(1000 - [.E65]*1000/([.B65]*2))/10" office:value-type="float" office:value="-57.6923076923077" calcext:value-type="float">
            <text:p>-57.7</text:p>
          </table:table-cell>
          <table:table-cell table:style-name="ce5" table:formula="of:=IF([.$B$1]&gt;[.B65];[.D65];[.F65])" office:value-type="float" office:value="2.23880597014925" calcext:value-type="float">
            <text:p>2.2</text:p>
          </table:table-cell>
          <table:table-cell table:formula="of:=FLOOR(IF([.A65] &gt; 50; 50 + ([.A65] - 50)/2; [.A65]); 1; 0)" office:value-type="float" office:value="39" calcext:value-type="float">
            <text:p>39</text:p>
          </table:table-cell>
          <table:table-cell table:formula="of:=[.$B$1]-[.H65]" office:value-type="float" office:value="28" calcext:value-type="float">
            <text:p>28</text:p>
          </table:table-cell>
          <table:table-cell table:style-name="ce6" table:formula="of:=IF([.I65]&lt;3;1000-FLOOR(1000/(3*(3-[.I65]+1)); 1; 0);FLOOR(2000/[.I65]; 1; 0))" office:value-type="float" office:value="71" calcext:value-type="float">
            <text:p>71</text:p>
          </table:table-cell>
          <table:table-cell table:style-name="ce9" table:formula="of:=[.J65]/1000" office:value-type="percentage" office:value="0.071" calcext:value-type="percentage">
            <text:p>7.1%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formula="of:=[.A66]+[.$D$1]" office:value-type="float" office:value="38" calcext:value-type="float">
            <text:p>38</text:p>
          </table:table-cell>
          <table:table-cell table:formula="of:=MAX(3; [.B66]-([.$B$1]-[.B66])*2)" office:value-type="float" office:value="3" calcext:value-type="float">
            <text:p>3</text:p>
          </table:table-cell>
          <table:table-cell table:style-name="ce3" table:formula="of:=[.C66]*1000/([.$B$1]*2)/10" office:value-type="float" office:value="2.23880597014925" calcext:value-type="float">
            <text:p>2.2</text:p>
          </table:table-cell>
          <table:table-cell table:formula="of:=MAX(3; [.$B$1]-([.B66] - [.$B$1])*2)" office:value-type="float" office:value="125" calcext:value-type="float">
            <text:p>125</text:p>
          </table:table-cell>
          <table:table-cell table:style-name="ce3" table:formula="of:=(1000 - [.E66]*1000/([.B66]*2))/10" office:value-type="float" office:value="-64.4736842105263" calcext:value-type="float">
            <text:p>-64.5</text:p>
          </table:table-cell>
          <table:table-cell table:style-name="ce5" table:formula="of:=IF([.$B$1]&gt;[.B66];[.D66];[.F66])" office:value-type="float" office:value="2.23880597014925" calcext:value-type="float">
            <text:p>2.2</text:p>
          </table:table-cell>
          <table:table-cell table:formula="of:=FLOOR(IF([.A66] &gt; 50; 50 + ([.A66] - 50)/2; [.A66]); 1; 0)" office:value-type="float" office:value="38" calcext:value-type="float">
            <text:p>38</text:p>
          </table:table-cell>
          <table:table-cell table:formula="of:=[.$B$1]-[.H66]" office:value-type="float" office:value="29" calcext:value-type="float">
            <text:p>29</text:p>
          </table:table-cell>
          <table:table-cell table:style-name="ce6" table:formula="of:=IF([.I66]&lt;3;1000-FLOOR(1000/(3*(3-[.I66]+1)); 1; 0);FLOOR(2000/[.I66]; 1; 0))" office:value-type="float" office:value="68" calcext:value-type="float">
            <text:p>68</text:p>
          </table:table-cell>
          <table:table-cell table:style-name="ce9" table:formula="of:=[.J66]/1000" office:value-type="percentage" office:value="0.068" calcext:value-type="percentage">
            <text:p>6.8%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formula="of:=[.A67]+[.$D$1]" office:value-type="float" office:value="37" calcext:value-type="float">
            <text:p>37</text:p>
          </table:table-cell>
          <table:table-cell table:formula="of:=MAX(3; [.B67]-([.$B$1]-[.B67])*2)" office:value-type="float" office:value="3" calcext:value-type="float">
            <text:p>3</text:p>
          </table:table-cell>
          <table:table-cell table:style-name="ce3" table:formula="of:=[.C67]*1000/([.$B$1]*2)/10" office:value-type="float" office:value="2.23880597014925" calcext:value-type="float">
            <text:p>2.2</text:p>
          </table:table-cell>
          <table:table-cell table:formula="of:=MAX(3; [.$B$1]-([.B67] - [.$B$1])*2)" office:value-type="float" office:value="127" calcext:value-type="float">
            <text:p>127</text:p>
          </table:table-cell>
          <table:table-cell table:style-name="ce3" table:formula="of:=(1000 - [.E67]*1000/([.B67]*2))/10" office:value-type="float" office:value="-71.6216216216216" calcext:value-type="float">
            <text:p>-71.6</text:p>
          </table:table-cell>
          <table:table-cell table:style-name="ce5" table:formula="of:=IF([.$B$1]&gt;[.B67];[.D67];[.F67])" office:value-type="float" office:value="2.23880597014925" calcext:value-type="float">
            <text:p>2.2</text:p>
          </table:table-cell>
          <table:table-cell table:formula="of:=FLOOR(IF([.A67] &gt; 50; 50 + ([.A67] - 50)/2; [.A67]); 1; 0)" office:value-type="float" office:value="37" calcext:value-type="float">
            <text:p>37</text:p>
          </table:table-cell>
          <table:table-cell table:formula="of:=[.$B$1]-[.H67]" office:value-type="float" office:value="30" calcext:value-type="float">
            <text:p>30</text:p>
          </table:table-cell>
          <table:table-cell table:style-name="ce6" table:formula="of:=IF([.I67]&lt;3;1000-FLOOR(1000/(3*(3-[.I67]+1)); 1; 0);FLOOR(2000/[.I67]; 1; 0))" office:value-type="float" office:value="66" calcext:value-type="float">
            <text:p>66</text:p>
          </table:table-cell>
          <table:table-cell table:style-name="ce9" table:formula="of:=[.J67]/1000" office:value-type="percentage" office:value="0.066" calcext:value-type="percentage">
            <text:p>6.6%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formula="of:=[.A68]+[.$D$1]" office:value-type="float" office:value="36" calcext:value-type="float">
            <text:p>36</text:p>
          </table:table-cell>
          <table:table-cell table:formula="of:=MAX(3; [.B68]-([.$B$1]-[.B68])*2)" office:value-type="float" office:value="3" calcext:value-type="float">
            <text:p>3</text:p>
          </table:table-cell>
          <table:table-cell table:style-name="ce3" table:formula="of:=[.C68]*1000/([.$B$1]*2)/10" office:value-type="float" office:value="2.23880597014925" calcext:value-type="float">
            <text:p>2.2</text:p>
          </table:table-cell>
          <table:table-cell table:formula="of:=MAX(3; [.$B$1]-([.B68] - [.$B$1])*2)" office:value-type="float" office:value="129" calcext:value-type="float">
            <text:p>129</text:p>
          </table:table-cell>
          <table:table-cell table:style-name="ce3" table:formula="of:=(1000 - [.E68]*1000/([.B68]*2))/10" office:value-type="float" office:value="-79.1666666666667" calcext:value-type="float">
            <text:p>-79.2</text:p>
          </table:table-cell>
          <table:table-cell table:style-name="ce5" table:formula="of:=IF([.$B$1]&gt;[.B68];[.D68];[.F68])" office:value-type="float" office:value="2.23880597014925" calcext:value-type="float">
            <text:p>2.2</text:p>
          </table:table-cell>
          <table:table-cell table:formula="of:=FLOOR(IF([.A68] &gt; 50; 50 + ([.A68] - 50)/2; [.A68]); 1; 0)" office:value-type="float" office:value="36" calcext:value-type="float">
            <text:p>36</text:p>
          </table:table-cell>
          <table:table-cell table:formula="of:=[.$B$1]-[.H68]" office:value-type="float" office:value="31" calcext:value-type="float">
            <text:p>31</text:p>
          </table:table-cell>
          <table:table-cell table:style-name="ce6" table:formula="of:=IF([.I68]&lt;3;1000-FLOOR(1000/(3*(3-[.I68]+1)); 1; 0);FLOOR(2000/[.I68]; 1; 0))" office:value-type="float" office:value="64" calcext:value-type="float">
            <text:p>64</text:p>
          </table:table-cell>
          <table:table-cell table:style-name="ce9" table:formula="of:=[.J68]/1000" office:value-type="percentage" office:value="0.064" calcext:value-type="percentage">
            <text:p>6.4%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formula="of:=[.A69]+[.$D$1]" office:value-type="float" office:value="35" calcext:value-type="float">
            <text:p>35</text:p>
          </table:table-cell>
          <table:table-cell table:formula="of:=MAX(3; [.B69]-([.$B$1]-[.B69])*2)" office:value-type="float" office:value="3" calcext:value-type="float">
            <text:p>3</text:p>
          </table:table-cell>
          <table:table-cell table:style-name="ce3" table:formula="of:=[.C69]*1000/([.$B$1]*2)/10" office:value-type="float" office:value="2.23880597014925" calcext:value-type="float">
            <text:p>2.2</text:p>
          </table:table-cell>
          <table:table-cell table:formula="of:=MAX(3; [.$B$1]-([.B69] - [.$B$1])*2)" office:value-type="float" office:value="131" calcext:value-type="float">
            <text:p>131</text:p>
          </table:table-cell>
          <table:table-cell table:style-name="ce3" table:formula="of:=(1000 - [.E69]*1000/([.B69]*2))/10" office:value-type="float" office:value="-87.1428571428571" calcext:value-type="float">
            <text:p>-87.1</text:p>
          </table:table-cell>
          <table:table-cell table:style-name="ce5" table:formula="of:=IF([.$B$1]&gt;[.B69];[.D69];[.F69])" office:value-type="float" office:value="2.23880597014925" calcext:value-type="float">
            <text:p>2.2</text:p>
          </table:table-cell>
          <table:table-cell table:formula="of:=FLOOR(IF([.A69] &gt; 50; 50 + ([.A69] - 50)/2; [.A69]); 1; 0)" office:value-type="float" office:value="35" calcext:value-type="float">
            <text:p>35</text:p>
          </table:table-cell>
          <table:table-cell table:formula="of:=[.$B$1]-[.H69]" office:value-type="float" office:value="32" calcext:value-type="float">
            <text:p>32</text:p>
          </table:table-cell>
          <table:table-cell table:style-name="ce6" table:formula="of:=IF([.I69]&lt;3;1000-FLOOR(1000/(3*(3-[.I69]+1)); 1; 0);FLOOR(2000/[.I69]; 1; 0))" office:value-type="float" office:value="62" calcext:value-type="float">
            <text:p>62</text:p>
          </table:table-cell>
          <table:table-cell table:style-name="ce9" table:formula="of:=[.J69]/1000" office:value-type="percentage" office:value="0.062" calcext:value-type="percentage">
            <text:p>6.2%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formula="of:=[.A70]+[.$D$1]" office:value-type="float" office:value="34" calcext:value-type="float">
            <text:p>34</text:p>
          </table:table-cell>
          <table:table-cell table:formula="of:=MAX(3; [.B70]-([.$B$1]-[.B70])*2)" office:value-type="float" office:value="3" calcext:value-type="float">
            <text:p>3</text:p>
          </table:table-cell>
          <table:table-cell table:style-name="ce3" table:formula="of:=[.C70]*1000/([.$B$1]*2)/10" office:value-type="float" office:value="2.23880597014925" calcext:value-type="float">
            <text:p>2.2</text:p>
          </table:table-cell>
          <table:table-cell table:formula="of:=MAX(3; [.$B$1]-([.B70] - [.$B$1])*2)" office:value-type="float" office:value="133" calcext:value-type="float">
            <text:p>133</text:p>
          </table:table-cell>
          <table:table-cell table:style-name="ce3" table:formula="of:=(1000 - [.E70]*1000/([.B70]*2))/10" office:value-type="float" office:value="-95.5882352941176" calcext:value-type="float">
            <text:p>-95.6</text:p>
          </table:table-cell>
          <table:table-cell table:style-name="ce5" table:formula="of:=IF([.$B$1]&gt;[.B70];[.D70];[.F70])" office:value-type="float" office:value="2.23880597014925" calcext:value-type="float">
            <text:p>2.2</text:p>
          </table:table-cell>
          <table:table-cell table:formula="of:=FLOOR(IF([.A70] &gt; 50; 50 + ([.A70] - 50)/2; [.A70]); 1; 0)" office:value-type="float" office:value="34" calcext:value-type="float">
            <text:p>34</text:p>
          </table:table-cell>
          <table:table-cell table:formula="of:=[.$B$1]-[.H70]" office:value-type="float" office:value="33" calcext:value-type="float">
            <text:p>33</text:p>
          </table:table-cell>
          <table:table-cell table:style-name="ce6" table:formula="of:=IF([.I70]&lt;3;1000-FLOOR(1000/(3*(3-[.I70]+1)); 1; 0);FLOOR(2000/[.I70]; 1; 0))" office:value-type="float" office:value="60" calcext:value-type="float">
            <text:p>60</text:p>
          </table:table-cell>
          <table:table-cell table:style-name="ce9" table:formula="of:=[.J70]/1000" office:value-type="percentage" office:value="0.06" calcext:value-type="percentage">
            <text:p>6.0%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formula="of:=[.A71]+[.$D$1]" office:value-type="float" office:value="33" calcext:value-type="float">
            <text:p>33</text:p>
          </table:table-cell>
          <table:table-cell table:formula="of:=MAX(3; [.B71]-([.$B$1]-[.B71])*2)" office:value-type="float" office:value="3" calcext:value-type="float">
            <text:p>3</text:p>
          </table:table-cell>
          <table:table-cell table:style-name="ce3" table:formula="of:=[.C71]*1000/([.$B$1]*2)/10" office:value-type="float" office:value="2.23880597014925" calcext:value-type="float">
            <text:p>2.2</text:p>
          </table:table-cell>
          <table:table-cell table:formula="of:=MAX(3; [.$B$1]-([.B71] - [.$B$1])*2)" office:value-type="float" office:value="135" calcext:value-type="float">
            <text:p>135</text:p>
          </table:table-cell>
          <table:table-cell table:style-name="ce3" table:formula="of:=(1000 - [.E71]*1000/([.B71]*2))/10" office:value-type="float" office:value="-104.545454545455" calcext:value-type="float">
            <text:p>-104.5</text:p>
          </table:table-cell>
          <table:table-cell table:style-name="ce5" table:formula="of:=IF([.$B$1]&gt;[.B71];[.D71];[.F71])" office:value-type="float" office:value="2.23880597014925" calcext:value-type="float">
            <text:p>2.2</text:p>
          </table:table-cell>
          <table:table-cell table:formula="of:=FLOOR(IF([.A71] &gt; 50; 50 + ([.A71] - 50)/2; [.A71]); 1; 0)" office:value-type="float" office:value="33" calcext:value-type="float">
            <text:p>33</text:p>
          </table:table-cell>
          <table:table-cell table:formula="of:=[.$B$1]-[.H71]" office:value-type="float" office:value="34" calcext:value-type="float">
            <text:p>34</text:p>
          </table:table-cell>
          <table:table-cell table:style-name="ce6" table:formula="of:=IF([.I71]&lt;3;1000-FLOOR(1000/(3*(3-[.I71]+1)); 1; 0);FLOOR(2000/[.I71]; 1; 0))" office:value-type="float" office:value="58" calcext:value-type="float">
            <text:p>58</text:p>
          </table:table-cell>
          <table:table-cell table:style-name="ce9" table:formula="of:=[.J71]/1000" office:value-type="percentage" office:value="0.058" calcext:value-type="percentage">
            <text:p>5.8%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formula="of:=[.A72]+[.$D$1]" office:value-type="float" office:value="32" calcext:value-type="float">
            <text:p>32</text:p>
          </table:table-cell>
          <table:table-cell table:formula="of:=MAX(3; [.B72]-([.$B$1]-[.B72])*2)" office:value-type="float" office:value="3" calcext:value-type="float">
            <text:p>3</text:p>
          </table:table-cell>
          <table:table-cell table:style-name="ce3" table:formula="of:=[.C72]*1000/([.$B$1]*2)/10" office:value-type="float" office:value="2.23880597014925" calcext:value-type="float">
            <text:p>2.2</text:p>
          </table:table-cell>
          <table:table-cell table:formula="of:=MAX(3; [.$B$1]-([.B72] - [.$B$1])*2)" office:value-type="float" office:value="137" calcext:value-type="float">
            <text:p>137</text:p>
          </table:table-cell>
          <table:table-cell table:style-name="ce3" table:formula="of:=(1000 - [.E72]*1000/([.B72]*2))/10" office:value-type="float" office:value="-114.0625" calcext:value-type="float">
            <text:p>-114.1</text:p>
          </table:table-cell>
          <table:table-cell table:style-name="ce5" table:formula="of:=IF([.$B$1]&gt;[.B72];[.D72];[.F72])" office:value-type="float" office:value="2.23880597014925" calcext:value-type="float">
            <text:p>2.2</text:p>
          </table:table-cell>
          <table:table-cell table:formula="of:=FLOOR(IF([.A72] &gt; 50; 50 + ([.A72] - 50)/2; [.A72]); 1; 0)" office:value-type="float" office:value="32" calcext:value-type="float">
            <text:p>32</text:p>
          </table:table-cell>
          <table:table-cell table:formula="of:=[.$B$1]-[.H72]" office:value-type="float" office:value="35" calcext:value-type="float">
            <text:p>35</text:p>
          </table:table-cell>
          <table:table-cell table:style-name="ce6" table:formula="of:=IF([.I72]&lt;3;1000-FLOOR(1000/(3*(3-[.I72]+1)); 1; 0);FLOOR(2000/[.I72]; 1; 0))" office:value-type="float" office:value="57" calcext:value-type="float">
            <text:p>57</text:p>
          </table:table-cell>
          <table:table-cell table:style-name="ce9" table:formula="of:=[.J72]/1000" office:value-type="percentage" office:value="0.057" calcext:value-type="percentage">
            <text:p>5.7%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formula="of:=[.A73]+[.$D$1]" office:value-type="float" office:value="31" calcext:value-type="float">
            <text:p>31</text:p>
          </table:table-cell>
          <table:table-cell table:formula="of:=MAX(3; [.B73]-([.$B$1]-[.B73])*2)" office:value-type="float" office:value="3" calcext:value-type="float">
            <text:p>3</text:p>
          </table:table-cell>
          <table:table-cell table:style-name="ce3" table:formula="of:=[.C73]*1000/([.$B$1]*2)/10" office:value-type="float" office:value="2.23880597014925" calcext:value-type="float">
            <text:p>2.2</text:p>
          </table:table-cell>
          <table:table-cell table:formula="of:=MAX(3; [.$B$1]-([.B73] - [.$B$1])*2)" office:value-type="float" office:value="139" calcext:value-type="float">
            <text:p>139</text:p>
          </table:table-cell>
          <table:table-cell table:style-name="ce3" table:formula="of:=(1000 - [.E73]*1000/([.B73]*2))/10" office:value-type="float" office:value="-124.193548387097" calcext:value-type="float">
            <text:p>-124.2</text:p>
          </table:table-cell>
          <table:table-cell table:style-name="ce5" table:formula="of:=IF([.$B$1]&gt;[.B73];[.D73];[.F73])" office:value-type="float" office:value="2.23880597014925" calcext:value-type="float">
            <text:p>2.2</text:p>
          </table:table-cell>
          <table:table-cell table:formula="of:=FLOOR(IF([.A73] &gt; 50; 50 + ([.A73] - 50)/2; [.A73]); 1; 0)" office:value-type="float" office:value="31" calcext:value-type="float">
            <text:p>31</text:p>
          </table:table-cell>
          <table:table-cell table:formula="of:=[.$B$1]-[.H73]" office:value-type="float" office:value="36" calcext:value-type="float">
            <text:p>36</text:p>
          </table:table-cell>
          <table:table-cell table:style-name="ce6" table:formula="of:=IF([.I73]&lt;3;1000-FLOOR(1000/(3*(3-[.I73]+1)); 1; 0);FLOOR(2000/[.I73]; 1; 0))" office:value-type="float" office:value="55" calcext:value-type="float">
            <text:p>55</text:p>
          </table:table-cell>
          <table:table-cell table:style-name="ce9" table:formula="of:=[.J73]/1000" office:value-type="percentage" office:value="0.055" calcext:value-type="percentage">
            <text:p>5.5%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formula="of:=[.A74]+[.$D$1]" office:value-type="float" office:value="30" calcext:value-type="float">
            <text:p>30</text:p>
          </table:table-cell>
          <table:table-cell table:formula="of:=MAX(3; [.B74]-([.$B$1]-[.B74])*2)" office:value-type="float" office:value="3" calcext:value-type="float">
            <text:p>3</text:p>
          </table:table-cell>
          <table:table-cell table:style-name="ce3" table:formula="of:=[.C74]*1000/([.$B$1]*2)/10" office:value-type="float" office:value="2.23880597014925" calcext:value-type="float">
            <text:p>2.2</text:p>
          </table:table-cell>
          <table:table-cell table:formula="of:=MAX(3; [.$B$1]-([.B74] - [.$B$1])*2)" office:value-type="float" office:value="141" calcext:value-type="float">
            <text:p>141</text:p>
          </table:table-cell>
          <table:table-cell table:style-name="ce3" table:formula="of:=(1000 - [.E74]*1000/([.B74]*2))/10" office:value-type="float" office:value="-135" calcext:value-type="float">
            <text:p>-135.0</text:p>
          </table:table-cell>
          <table:table-cell table:style-name="ce5" table:formula="of:=IF([.$B$1]&gt;[.B74];[.D74];[.F74])" office:value-type="float" office:value="2.23880597014925" calcext:value-type="float">
            <text:p>2.2</text:p>
          </table:table-cell>
          <table:table-cell table:formula="of:=FLOOR(IF([.A74] &gt; 50; 50 + ([.A74] - 50)/2; [.A74]); 1; 0)" office:value-type="float" office:value="30" calcext:value-type="float">
            <text:p>30</text:p>
          </table:table-cell>
          <table:table-cell table:formula="of:=[.$B$1]-[.H74]" office:value-type="float" office:value="37" calcext:value-type="float">
            <text:p>37</text:p>
          </table:table-cell>
          <table:table-cell table:style-name="ce6" table:formula="of:=IF([.I74]&lt;3;1000-FLOOR(1000/(3*(3-[.I74]+1)); 1; 0);FLOOR(2000/[.I74]; 1; 0))" office:value-type="float" office:value="54" calcext:value-type="float">
            <text:p>54</text:p>
          </table:table-cell>
          <table:table-cell table:style-name="ce9" table:formula="of:=[.J74]/1000" office:value-type="percentage" office:value="0.054" calcext:value-type="percentage">
            <text:p>5.4%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formula="of:=[.A75]+[.$D$1]" office:value-type="float" office:value="29" calcext:value-type="float">
            <text:p>29</text:p>
          </table:table-cell>
          <table:table-cell table:formula="of:=MAX(3; [.B75]-([.$B$1]-[.B75])*2)" office:value-type="float" office:value="3" calcext:value-type="float">
            <text:p>3</text:p>
          </table:table-cell>
          <table:table-cell table:style-name="ce3" table:formula="of:=[.C75]*1000/([.$B$1]*2)/10" office:value-type="float" office:value="2.23880597014925" calcext:value-type="float">
            <text:p>2.2</text:p>
          </table:table-cell>
          <table:table-cell table:formula="of:=MAX(3; [.$B$1]-([.B75] - [.$B$1])*2)" office:value-type="float" office:value="143" calcext:value-type="float">
            <text:p>143</text:p>
          </table:table-cell>
          <table:table-cell table:style-name="ce3" table:formula="of:=(1000 - [.E75]*1000/([.B75]*2))/10" office:value-type="float" office:value="-146.551724137931" calcext:value-type="float">
            <text:p>-146.6</text:p>
          </table:table-cell>
          <table:table-cell table:style-name="ce5" table:formula="of:=IF([.$B$1]&gt;[.B75];[.D75];[.F75])" office:value-type="float" office:value="2.23880597014925" calcext:value-type="float">
            <text:p>2.2</text:p>
          </table:table-cell>
          <table:table-cell table:formula="of:=FLOOR(IF([.A75] &gt; 50; 50 + ([.A75] - 50)/2; [.A75]); 1; 0)" office:value-type="float" office:value="29" calcext:value-type="float">
            <text:p>29</text:p>
          </table:table-cell>
          <table:table-cell table:formula="of:=[.$B$1]-[.H75]" office:value-type="float" office:value="38" calcext:value-type="float">
            <text:p>38</text:p>
          </table:table-cell>
          <table:table-cell table:style-name="ce6" table:formula="of:=IF([.I75]&lt;3;1000-FLOOR(1000/(3*(3-[.I75]+1)); 1; 0);FLOOR(2000/[.I75]; 1; 0))" office:value-type="float" office:value="52" calcext:value-type="float">
            <text:p>52</text:p>
          </table:table-cell>
          <table:table-cell table:style-name="ce9" table:formula="of:=[.J75]/1000" office:value-type="percentage" office:value="0.052" calcext:value-type="percentage">
            <text:p>5.2%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formula="of:=[.A76]+[.$D$1]" office:value-type="float" office:value="28" calcext:value-type="float">
            <text:p>28</text:p>
          </table:table-cell>
          <table:table-cell table:formula="of:=MAX(3; [.B76]-([.$B$1]-[.B76])*2)" office:value-type="float" office:value="3" calcext:value-type="float">
            <text:p>3</text:p>
          </table:table-cell>
          <table:table-cell table:style-name="ce3" table:formula="of:=[.C76]*1000/([.$B$1]*2)/10" office:value-type="float" office:value="2.23880597014925" calcext:value-type="float">
            <text:p>2.2</text:p>
          </table:table-cell>
          <table:table-cell table:formula="of:=MAX(3; [.$B$1]-([.B76] - [.$B$1])*2)" office:value-type="float" office:value="145" calcext:value-type="float">
            <text:p>145</text:p>
          </table:table-cell>
          <table:table-cell table:style-name="ce3" table:formula="of:=(1000 - [.E76]*1000/([.B76]*2))/10" office:value-type="float" office:value="-158.928571428571" calcext:value-type="float">
            <text:p>-158.9</text:p>
          </table:table-cell>
          <table:table-cell table:style-name="ce5" table:formula="of:=IF([.$B$1]&gt;[.B76];[.D76];[.F76])" office:value-type="float" office:value="2.23880597014925" calcext:value-type="float">
            <text:p>2.2</text:p>
          </table:table-cell>
          <table:table-cell table:formula="of:=FLOOR(IF([.A76] &gt; 50; 50 + ([.A76] - 50)/2; [.A76]); 1; 0)" office:value-type="float" office:value="28" calcext:value-type="float">
            <text:p>28</text:p>
          </table:table-cell>
          <table:table-cell table:formula="of:=[.$B$1]-[.H76]" office:value-type="float" office:value="39" calcext:value-type="float">
            <text:p>39</text:p>
          </table:table-cell>
          <table:table-cell table:style-name="ce6" table:formula="of:=IF([.I76]&lt;3;1000-FLOOR(1000/(3*(3-[.I76]+1)); 1; 0);FLOOR(2000/[.I76]; 1; 0))" office:value-type="float" office:value="51" calcext:value-type="float">
            <text:p>51</text:p>
          </table:table-cell>
          <table:table-cell table:style-name="ce9" table:formula="of:=[.J76]/1000" office:value-type="percentage" office:value="0.051" calcext:value-type="percentage">
            <text:p>5.1%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formula="of:=[.A77]+[.$D$1]" office:value-type="float" office:value="27" calcext:value-type="float">
            <text:p>27</text:p>
          </table:table-cell>
          <table:table-cell table:formula="of:=MAX(3; [.B77]-([.$B$1]-[.B77])*2)" office:value-type="float" office:value="3" calcext:value-type="float">
            <text:p>3</text:p>
          </table:table-cell>
          <table:table-cell table:style-name="ce3" table:formula="of:=[.C77]*1000/([.$B$1]*2)/10" office:value-type="float" office:value="2.23880597014925" calcext:value-type="float">
            <text:p>2.2</text:p>
          </table:table-cell>
          <table:table-cell table:formula="of:=MAX(3; [.$B$1]-([.B77] - [.$B$1])*2)" office:value-type="float" office:value="147" calcext:value-type="float">
            <text:p>147</text:p>
          </table:table-cell>
          <table:table-cell table:style-name="ce3" table:formula="of:=(1000 - [.E77]*1000/([.B77]*2))/10" office:value-type="float" office:value="-172.222222222222" calcext:value-type="float">
            <text:p>-172.2</text:p>
          </table:table-cell>
          <table:table-cell table:style-name="ce5" table:formula="of:=IF([.$B$1]&gt;[.B77];[.D77];[.F77])" office:value-type="float" office:value="2.23880597014925" calcext:value-type="float">
            <text:p>2.2</text:p>
          </table:table-cell>
          <table:table-cell table:formula="of:=FLOOR(IF([.A77] &gt; 50; 50 + ([.A77] - 50)/2; [.A77]); 1; 0)" office:value-type="float" office:value="27" calcext:value-type="float">
            <text:p>27</text:p>
          </table:table-cell>
          <table:table-cell table:formula="of:=[.$B$1]-[.H77]" office:value-type="float" office:value="40" calcext:value-type="float">
            <text:p>40</text:p>
          </table:table-cell>
          <table:table-cell table:style-name="ce6" table:formula="of:=IF([.I77]&lt;3;1000-FLOOR(1000/(3*(3-[.I77]+1)); 1; 0);FLOOR(2000/[.I77]; 1; 0))" office:value-type="float" office:value="50" calcext:value-type="float">
            <text:p>50</text:p>
          </table:table-cell>
          <table:table-cell table:style-name="ce9" table:formula="of:=[.J77]/1000" office:value-type="percentage" office:value="0.05" calcext:value-type="percentage">
            <text:p>5.0%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formula="of:=[.A78]+[.$D$1]" office:value-type="float" office:value="26" calcext:value-type="float">
            <text:p>26</text:p>
          </table:table-cell>
          <table:table-cell table:formula="of:=MAX(3; [.B78]-([.$B$1]-[.B78])*2)" office:value-type="float" office:value="3" calcext:value-type="float">
            <text:p>3</text:p>
          </table:table-cell>
          <table:table-cell table:style-name="ce3" table:formula="of:=[.C78]*1000/([.$B$1]*2)/10" office:value-type="float" office:value="2.23880597014925" calcext:value-type="float">
            <text:p>2.2</text:p>
          </table:table-cell>
          <table:table-cell table:formula="of:=MAX(3; [.$B$1]-([.B78] - [.$B$1])*2)" office:value-type="float" office:value="149" calcext:value-type="float">
            <text:p>149</text:p>
          </table:table-cell>
          <table:table-cell table:style-name="ce3" table:formula="of:=(1000 - [.E78]*1000/([.B78]*2))/10" office:value-type="float" office:value="-186.538461538462" calcext:value-type="float">
            <text:p>-186.5</text:p>
          </table:table-cell>
          <table:table-cell table:style-name="ce5" table:formula="of:=IF([.$B$1]&gt;[.B78];[.D78];[.F78])" office:value-type="float" office:value="2.23880597014925" calcext:value-type="float">
            <text:p>2.2</text:p>
          </table:table-cell>
          <table:table-cell table:formula="of:=FLOOR(IF([.A78] &gt; 50; 50 + ([.A78] - 50)/2; [.A78]); 1; 0)" office:value-type="float" office:value="26" calcext:value-type="float">
            <text:p>26</text:p>
          </table:table-cell>
          <table:table-cell table:formula="of:=[.$B$1]-[.H78]" office:value-type="float" office:value="41" calcext:value-type="float">
            <text:p>41</text:p>
          </table:table-cell>
          <table:table-cell table:style-name="ce6" table:formula="of:=IF([.I78]&lt;3;1000-FLOOR(1000/(3*(3-[.I78]+1)); 1; 0);FLOOR(2000/[.I78]; 1; 0))" office:value-type="float" office:value="48" calcext:value-type="float">
            <text:p>48</text:p>
          </table:table-cell>
          <table:table-cell table:style-name="ce9" table:formula="of:=[.J78]/1000" office:value-type="percentage" office:value="0.048" calcext:value-type="percentage">
            <text:p>4.8%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79]+[.$D$1]" office:value-type="float" office:value="25" calcext:value-type="float">
            <text:p>25</text:p>
          </table:table-cell>
          <table:table-cell table:formula="of:=MAX(3; [.B79]-([.$B$1]-[.B79])*2)" office:value-type="float" office:value="3" calcext:value-type="float">
            <text:p>3</text:p>
          </table:table-cell>
          <table:table-cell table:style-name="ce3" table:formula="of:=[.C79]*1000/([.$B$1]*2)/10" office:value-type="float" office:value="2.23880597014925" calcext:value-type="float">
            <text:p>2.2</text:p>
          </table:table-cell>
          <table:table-cell table:formula="of:=MAX(3; [.$B$1]-([.B79] - [.$B$1])*2)" office:value-type="float" office:value="151" calcext:value-type="float">
            <text:p>151</text:p>
          </table:table-cell>
          <table:table-cell table:style-name="ce3" table:formula="of:=(1000 - [.E79]*1000/([.B79]*2))/10" office:value-type="float" office:value="-202" calcext:value-type="float">
            <text:p>-202.0</text:p>
          </table:table-cell>
          <table:table-cell table:style-name="ce5" table:formula="of:=IF([.$B$1]&gt;[.B79];[.D79];[.F79])" office:value-type="float" office:value="2.23880597014925" calcext:value-type="float">
            <text:p>2.2</text:p>
          </table:table-cell>
          <table:table-cell table:formula="of:=FLOOR(IF([.A79] &gt; 50; 50 + ([.A79] - 50)/2; [.A79]); 1; 0)" office:value-type="float" office:value="25" calcext:value-type="float">
            <text:p>25</text:p>
          </table:table-cell>
          <table:table-cell table:formula="of:=[.$B$1]-[.H79]" office:value-type="float" office:value="42" calcext:value-type="float">
            <text:p>42</text:p>
          </table:table-cell>
          <table:table-cell table:style-name="ce6" table:formula="of:=IF([.I79]&lt;3;1000-FLOOR(1000/(3*(3-[.I79]+1)); 1; 0);FLOOR(2000/[.I79]; 1; 0))" office:value-type="float" office:value="47" calcext:value-type="float">
            <text:p>47</text:p>
          </table:table-cell>
          <table:table-cell table:style-name="ce9" table:formula="of:=[.J79]/1000" office:value-type="percentage" office:value="0.047" calcext:value-type="percentage">
            <text:p>4.7%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formula="of:=[.A80]+[.$D$1]" office:value-type="float" office:value="24" calcext:value-type="float">
            <text:p>24</text:p>
          </table:table-cell>
          <table:table-cell table:formula="of:=MAX(3; [.B80]-([.$B$1]-[.B80])*2)" office:value-type="float" office:value="3" calcext:value-type="float">
            <text:p>3</text:p>
          </table:table-cell>
          <table:table-cell table:style-name="ce3" table:formula="of:=[.C80]*1000/([.$B$1]*2)/10" office:value-type="float" office:value="2.23880597014925" calcext:value-type="float">
            <text:p>2.2</text:p>
          </table:table-cell>
          <table:table-cell table:formula="of:=MAX(3; [.$B$1]-([.B80] - [.$B$1])*2)" office:value-type="float" office:value="153" calcext:value-type="float">
            <text:p>153</text:p>
          </table:table-cell>
          <table:table-cell table:style-name="ce3" table:formula="of:=(1000 - [.E80]*1000/([.B80]*2))/10" office:value-type="float" office:value="-218.75" calcext:value-type="float">
            <text:p>-218.8</text:p>
          </table:table-cell>
          <table:table-cell table:style-name="ce5" table:formula="of:=IF([.$B$1]&gt;[.B80];[.D80];[.F80])" office:value-type="float" office:value="2.23880597014925" calcext:value-type="float">
            <text:p>2.2</text:p>
          </table:table-cell>
          <table:table-cell table:formula="of:=FLOOR(IF([.A80] &gt; 50; 50 + ([.A80] - 50)/2; [.A80]); 1; 0)" office:value-type="float" office:value="24" calcext:value-type="float">
            <text:p>24</text:p>
          </table:table-cell>
          <table:table-cell table:formula="of:=[.$B$1]-[.H80]" office:value-type="float" office:value="43" calcext:value-type="float">
            <text:p>43</text:p>
          </table:table-cell>
          <table:table-cell table:style-name="ce6" table:formula="of:=IF([.I80]&lt;3;1000-FLOOR(1000/(3*(3-[.I80]+1)); 1; 0);FLOOR(2000/[.I80]; 1; 0))" office:value-type="float" office:value="46" calcext:value-type="float">
            <text:p>46</text:p>
          </table:table-cell>
          <table:table-cell table:style-name="ce9" table:formula="of:=[.J80]/1000" office:value-type="percentage" office:value="0.046" calcext:value-type="percentage">
            <text:p>4.6%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formula="of:=[.A81]+[.$D$1]" office:value-type="float" office:value="23" calcext:value-type="float">
            <text:p>23</text:p>
          </table:table-cell>
          <table:table-cell table:formula="of:=MAX(3; [.B81]-([.$B$1]-[.B81])*2)" office:value-type="float" office:value="3" calcext:value-type="float">
            <text:p>3</text:p>
          </table:table-cell>
          <table:table-cell table:style-name="ce3" table:formula="of:=[.C81]*1000/([.$B$1]*2)/10" office:value-type="float" office:value="2.23880597014925" calcext:value-type="float">
            <text:p>2.2</text:p>
          </table:table-cell>
          <table:table-cell table:formula="of:=MAX(3; [.$B$1]-([.B81] - [.$B$1])*2)" office:value-type="float" office:value="155" calcext:value-type="float">
            <text:p>155</text:p>
          </table:table-cell>
          <table:table-cell table:style-name="ce3" table:formula="of:=(1000 - [.E81]*1000/([.B81]*2))/10" office:value-type="float" office:value="-236.95652173913" calcext:value-type="float">
            <text:p>-237.0</text:p>
          </table:table-cell>
          <table:table-cell table:style-name="ce5" table:formula="of:=IF([.$B$1]&gt;[.B81];[.D81];[.F81])" office:value-type="float" office:value="2.23880597014925" calcext:value-type="float">
            <text:p>2.2</text:p>
          </table:table-cell>
          <table:table-cell table:formula="of:=FLOOR(IF([.A81] &gt; 50; 50 + ([.A81] - 50)/2; [.A81]); 1; 0)" office:value-type="float" office:value="23" calcext:value-type="float">
            <text:p>23</text:p>
          </table:table-cell>
          <table:table-cell table:formula="of:=[.$B$1]-[.H81]" office:value-type="float" office:value="44" calcext:value-type="float">
            <text:p>44</text:p>
          </table:table-cell>
          <table:table-cell table:style-name="ce6" table:formula="of:=IF([.I81]&lt;3;1000-FLOOR(1000/(3*(3-[.I81]+1)); 1; 0);FLOOR(2000/[.I81]; 1; 0))" office:value-type="float" office:value="45" calcext:value-type="float">
            <text:p>45</text:p>
          </table:table-cell>
          <table:table-cell table:style-name="ce9" table:formula="of:=[.J81]/1000" office:value-type="percentage" office:value="0.045" calcext:value-type="percentage">
            <text:p>4.5%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formula="of:=[.A82]+[.$D$1]" office:value-type="float" office:value="22" calcext:value-type="float">
            <text:p>22</text:p>
          </table:table-cell>
          <table:table-cell table:formula="of:=MAX(3; [.B82]-([.$B$1]-[.B82])*2)" office:value-type="float" office:value="3" calcext:value-type="float">
            <text:p>3</text:p>
          </table:table-cell>
          <table:table-cell table:style-name="ce3" table:formula="of:=[.C82]*1000/([.$B$1]*2)/10" office:value-type="float" office:value="2.23880597014925" calcext:value-type="float">
            <text:p>2.2</text:p>
          </table:table-cell>
          <table:table-cell table:formula="of:=MAX(3; [.$B$1]-([.B82] - [.$B$1])*2)" office:value-type="float" office:value="157" calcext:value-type="float">
            <text:p>157</text:p>
          </table:table-cell>
          <table:table-cell table:style-name="ce3" table:formula="of:=(1000 - [.E82]*1000/([.B82]*2))/10" office:value-type="float" office:value="-256.818181818182" calcext:value-type="float">
            <text:p>-256.8</text:p>
          </table:table-cell>
          <table:table-cell table:style-name="ce5" table:formula="of:=IF([.$B$1]&gt;[.B82];[.D82];[.F82])" office:value-type="float" office:value="2.23880597014925" calcext:value-type="float">
            <text:p>2.2</text:p>
          </table:table-cell>
          <table:table-cell table:formula="of:=FLOOR(IF([.A82] &gt; 50; 50 + ([.A82] - 50)/2; [.A82]); 1; 0)" office:value-type="float" office:value="22" calcext:value-type="float">
            <text:p>22</text:p>
          </table:table-cell>
          <table:table-cell table:formula="of:=[.$B$1]-[.H82]" office:value-type="float" office:value="45" calcext:value-type="float">
            <text:p>45</text:p>
          </table:table-cell>
          <table:table-cell table:style-name="ce6" table:formula="of:=IF([.I82]&lt;3;1000-FLOOR(1000/(3*(3-[.I82]+1)); 1; 0);FLOOR(2000/[.I82]; 1; 0))" office:value-type="float" office:value="44" calcext:value-type="float">
            <text:p>44</text:p>
          </table:table-cell>
          <table:table-cell table:style-name="ce9" table:formula="of:=[.J82]/1000" office:value-type="percentage" office:value="0.044" calcext:value-type="percentage">
            <text:p>4.4%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formula="of:=[.A83]+[.$D$1]" office:value-type="float" office:value="21" calcext:value-type="float">
            <text:p>21</text:p>
          </table:table-cell>
          <table:table-cell table:formula="of:=MAX(3; [.B83]-([.$B$1]-[.B83])*2)" office:value-type="float" office:value="3" calcext:value-type="float">
            <text:p>3</text:p>
          </table:table-cell>
          <table:table-cell table:style-name="ce3" table:formula="of:=[.C83]*1000/([.$B$1]*2)/10" office:value-type="float" office:value="2.23880597014925" calcext:value-type="float">
            <text:p>2.2</text:p>
          </table:table-cell>
          <table:table-cell table:formula="of:=MAX(3; [.$B$1]-([.B83] - [.$B$1])*2)" office:value-type="float" office:value="159" calcext:value-type="float">
            <text:p>159</text:p>
          </table:table-cell>
          <table:table-cell table:style-name="ce3" table:formula="of:=(1000 - [.E83]*1000/([.B83]*2))/10" office:value-type="float" office:value="-278.571428571429" calcext:value-type="float">
            <text:p>-278.6</text:p>
          </table:table-cell>
          <table:table-cell table:style-name="ce5" table:formula="of:=IF([.$B$1]&gt;[.B83];[.D83];[.F83])" office:value-type="float" office:value="2.23880597014925" calcext:value-type="float">
            <text:p>2.2</text:p>
          </table:table-cell>
          <table:table-cell table:formula="of:=FLOOR(IF([.A83] &gt; 50; 50 + ([.A83] - 50)/2; [.A83]); 1; 0)" office:value-type="float" office:value="21" calcext:value-type="float">
            <text:p>21</text:p>
          </table:table-cell>
          <table:table-cell table:formula="of:=[.$B$1]-[.H83]" office:value-type="float" office:value="46" calcext:value-type="float">
            <text:p>46</text:p>
          </table:table-cell>
          <table:table-cell table:style-name="ce6" table:formula="of:=IF([.I83]&lt;3;1000-FLOOR(1000/(3*(3-[.I83]+1)); 1; 0);FLOOR(2000/[.I83]; 1; 0))" office:value-type="float" office:value="43" calcext:value-type="float">
            <text:p>43</text:p>
          </table:table-cell>
          <table:table-cell table:style-name="ce9" table:formula="of:=[.J83]/1000" office:value-type="percentage" office:value="0.043" calcext:value-type="percentage">
            <text:p>4.3%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formula="of:=[.A84]+[.$D$1]" office:value-type="float" office:value="20" calcext:value-type="float">
            <text:p>20</text:p>
          </table:table-cell>
          <table:table-cell table:formula="of:=MAX(3; [.B84]-([.$B$1]-[.B84])*2)" office:value-type="float" office:value="3" calcext:value-type="float">
            <text:p>3</text:p>
          </table:table-cell>
          <table:table-cell table:style-name="ce3" table:formula="of:=[.C84]*1000/([.$B$1]*2)/10" office:value-type="float" office:value="2.23880597014925" calcext:value-type="float">
            <text:p>2.2</text:p>
          </table:table-cell>
          <table:table-cell table:formula="of:=MAX(3; [.$B$1]-([.B84] - [.$B$1])*2)" office:value-type="float" office:value="161" calcext:value-type="float">
            <text:p>161</text:p>
          </table:table-cell>
          <table:table-cell table:style-name="ce3" table:formula="of:=(1000 - [.E84]*1000/([.B84]*2))/10" office:value-type="float" office:value="-302.5" calcext:value-type="float">
            <text:p>-302.5</text:p>
          </table:table-cell>
          <table:table-cell table:style-name="ce5" table:formula="of:=IF([.$B$1]&gt;[.B84];[.D84];[.F84])" office:value-type="float" office:value="2.23880597014925" calcext:value-type="float">
            <text:p>2.2</text:p>
          </table:table-cell>
          <table:table-cell table:formula="of:=FLOOR(IF([.A84] &gt; 50; 50 + ([.A84] - 50)/2; [.A84]); 1; 0)" office:value-type="float" office:value="20" calcext:value-type="float">
            <text:p>20</text:p>
          </table:table-cell>
          <table:table-cell table:formula="of:=[.$B$1]-[.H84]" office:value-type="float" office:value="47" calcext:value-type="float">
            <text:p>47</text:p>
          </table:table-cell>
          <table:table-cell table:style-name="ce6" table:formula="of:=IF([.I84]&lt;3;1000-FLOOR(1000/(3*(3-[.I84]+1)); 1; 0);FLOOR(2000/[.I84]; 1; 0))" office:value-type="float" office:value="42" calcext:value-type="float">
            <text:p>42</text:p>
          </table:table-cell>
          <table:table-cell table:style-name="ce9" table:formula="of:=[.J84]/1000" office:value-type="percentage" office:value="0.042" calcext:value-type="percentage">
            <text:p>4.2%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formula="of:=[.A85]+[.$D$1]" office:value-type="float" office:value="19" calcext:value-type="float">
            <text:p>19</text:p>
          </table:table-cell>
          <table:table-cell table:formula="of:=MAX(3; [.B85]-([.$B$1]-[.B85])*2)" office:value-type="float" office:value="3" calcext:value-type="float">
            <text:p>3</text:p>
          </table:table-cell>
          <table:table-cell table:style-name="ce3" table:formula="of:=[.C85]*1000/([.$B$1]*2)/10" office:value-type="float" office:value="2.23880597014925" calcext:value-type="float">
            <text:p>2.2</text:p>
          </table:table-cell>
          <table:table-cell table:formula="of:=MAX(3; [.$B$1]-([.B85] - [.$B$1])*2)" office:value-type="float" office:value="163" calcext:value-type="float">
            <text:p>163</text:p>
          </table:table-cell>
          <table:table-cell table:style-name="ce3" table:formula="of:=(1000 - [.E85]*1000/([.B85]*2))/10" office:value-type="float" office:value="-328.947368421053" calcext:value-type="float">
            <text:p>-328.9</text:p>
          </table:table-cell>
          <table:table-cell table:style-name="ce5" table:formula="of:=IF([.$B$1]&gt;[.B85];[.D85];[.F85])" office:value-type="float" office:value="2.23880597014925" calcext:value-type="float">
            <text:p>2.2</text:p>
          </table:table-cell>
          <table:table-cell table:formula="of:=FLOOR(IF([.A85] &gt; 50; 50 + ([.A85] - 50)/2; [.A85]); 1; 0)" office:value-type="float" office:value="19" calcext:value-type="float">
            <text:p>19</text:p>
          </table:table-cell>
          <table:table-cell table:formula="of:=[.$B$1]-[.H85]" office:value-type="float" office:value="48" calcext:value-type="float">
            <text:p>48</text:p>
          </table:table-cell>
          <table:table-cell table:style-name="ce6" table:formula="of:=IF([.I85]&lt;3;1000-FLOOR(1000/(3*(3-[.I85]+1)); 1; 0);FLOOR(2000/[.I85]; 1; 0))" office:value-type="float" office:value="41" calcext:value-type="float">
            <text:p>41</text:p>
          </table:table-cell>
          <table:table-cell table:style-name="ce9" table:formula="of:=[.J85]/1000" office:value-type="percentage" office:value="0.041" calcext:value-type="percentage">
            <text:p>4.1%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formula="of:=[.A86]+[.$D$1]" office:value-type="float" office:value="18" calcext:value-type="float">
            <text:p>18</text:p>
          </table:table-cell>
          <table:table-cell table:formula="of:=MAX(3; [.B86]-([.$B$1]-[.B86])*2)" office:value-type="float" office:value="3" calcext:value-type="float">
            <text:p>3</text:p>
          </table:table-cell>
          <table:table-cell table:style-name="ce3" table:formula="of:=[.C86]*1000/([.$B$1]*2)/10" office:value-type="float" office:value="2.23880597014925" calcext:value-type="float">
            <text:p>2.2</text:p>
          </table:table-cell>
          <table:table-cell table:formula="of:=MAX(3; [.$B$1]-([.B86] - [.$B$1])*2)" office:value-type="float" office:value="165" calcext:value-type="float">
            <text:p>165</text:p>
          </table:table-cell>
          <table:table-cell table:style-name="ce3" table:formula="of:=(1000 - [.E86]*1000/([.B86]*2))/10" office:value-type="float" office:value="-358.333333333333" calcext:value-type="float">
            <text:p>-358.3</text:p>
          </table:table-cell>
          <table:table-cell table:style-name="ce5" table:formula="of:=IF([.$B$1]&gt;[.B86];[.D86];[.F86])" office:value-type="float" office:value="2.23880597014925" calcext:value-type="float">
            <text:p>2.2</text:p>
          </table:table-cell>
          <table:table-cell table:formula="of:=FLOOR(IF([.A86] &gt; 50; 50 + ([.A86] - 50)/2; [.A86]); 1; 0)" office:value-type="float" office:value="18" calcext:value-type="float">
            <text:p>18</text:p>
          </table:table-cell>
          <table:table-cell table:formula="of:=[.$B$1]-[.H86]" office:value-type="float" office:value="49" calcext:value-type="float">
            <text:p>49</text:p>
          </table:table-cell>
          <table:table-cell table:style-name="ce6" table:formula="of:=IF([.I86]&lt;3;1000-FLOOR(1000/(3*(3-[.I86]+1)); 1; 0);FLOOR(2000/[.I86]; 1; 0))" office:value-type="float" office:value="40" calcext:value-type="float">
            <text:p>40</text:p>
          </table:table-cell>
          <table:table-cell table:style-name="ce9" table:formula="of:=[.J86]/1000" office:value-type="percentage" office:value="0.04" calcext:value-type="percentage">
            <text:p>4.0%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formula="of:=[.A87]+[.$D$1]" office:value-type="float" office:value="17" calcext:value-type="float">
            <text:p>17</text:p>
          </table:table-cell>
          <table:table-cell table:formula="of:=MAX(3; [.B87]-([.$B$1]-[.B87])*2)" office:value-type="float" office:value="3" calcext:value-type="float">
            <text:p>3</text:p>
          </table:table-cell>
          <table:table-cell table:style-name="ce3" table:formula="of:=[.C87]*1000/([.$B$1]*2)/10" office:value-type="float" office:value="2.23880597014925" calcext:value-type="float">
            <text:p>2.2</text:p>
          </table:table-cell>
          <table:table-cell table:formula="of:=MAX(3; [.$B$1]-([.B87] - [.$B$1])*2)" office:value-type="float" office:value="167" calcext:value-type="float">
            <text:p>167</text:p>
          </table:table-cell>
          <table:table-cell table:style-name="ce3" table:formula="of:=(1000 - [.E87]*1000/([.B87]*2))/10" office:value-type="float" office:value="-391.176470588235" calcext:value-type="float">
            <text:p>-391.2</text:p>
          </table:table-cell>
          <table:table-cell table:style-name="ce5" table:formula="of:=IF([.$B$1]&gt;[.B87];[.D87];[.F87])" office:value-type="float" office:value="2.23880597014925" calcext:value-type="float">
            <text:p>2.2</text:p>
          </table:table-cell>
          <table:table-cell table:formula="of:=FLOOR(IF([.A87] &gt; 50; 50 + ([.A87] - 50)/2; [.A87]); 1; 0)" office:value-type="float" office:value="17" calcext:value-type="float">
            <text:p>17</text:p>
          </table:table-cell>
          <table:table-cell table:formula="of:=[.$B$1]-[.H87]" office:value-type="float" office:value="50" calcext:value-type="float">
            <text:p>50</text:p>
          </table:table-cell>
          <table:table-cell table:style-name="ce6" table:formula="of:=IF([.I87]&lt;3;1000-FLOOR(1000/(3*(3-[.I87]+1)); 1; 0);FLOOR(2000/[.I87]; 1; 0))" office:value-type="float" office:value="40" calcext:value-type="float">
            <text:p>40</text:p>
          </table:table-cell>
          <table:table-cell table:style-name="ce9" table:formula="of:=[.J87]/1000" office:value-type="percentage" office:value="0.04" calcext:value-type="percentage">
            <text:p>4.0%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[.A88]+[.$D$1]" office:value-type="float" office:value="16" calcext:value-type="float">
            <text:p>16</text:p>
          </table:table-cell>
          <table:table-cell table:formula="of:=MAX(3; [.B88]-([.$B$1]-[.B88])*2)" office:value-type="float" office:value="3" calcext:value-type="float">
            <text:p>3</text:p>
          </table:table-cell>
          <table:table-cell table:style-name="ce3" table:formula="of:=[.C88]*1000/([.$B$1]*2)/10" office:value-type="float" office:value="2.23880597014925" calcext:value-type="float">
            <text:p>2.2</text:p>
          </table:table-cell>
          <table:table-cell table:formula="of:=MAX(3; [.$B$1]-([.B88] - [.$B$1])*2)" office:value-type="float" office:value="169" calcext:value-type="float">
            <text:p>169</text:p>
          </table:table-cell>
          <table:table-cell table:style-name="ce3" table:formula="of:=(1000 - [.E88]*1000/([.B88]*2))/10" office:value-type="float" office:value="-428.125" calcext:value-type="float">
            <text:p>-428.1</text:p>
          </table:table-cell>
          <table:table-cell table:style-name="ce5" table:formula="of:=IF([.$B$1]&gt;[.B88];[.D88];[.F88])" office:value-type="float" office:value="2.23880597014925" calcext:value-type="float">
            <text:p>2.2</text:p>
          </table:table-cell>
          <table:table-cell table:formula="of:=FLOOR(IF([.A88] &gt; 50; 50 + ([.A88] - 50)/2; [.A88]); 1; 0)" office:value-type="float" office:value="16" calcext:value-type="float">
            <text:p>16</text:p>
          </table:table-cell>
          <table:table-cell table:formula="of:=[.$B$1]-[.H88]" office:value-type="float" office:value="51" calcext:value-type="float">
            <text:p>51</text:p>
          </table:table-cell>
          <table:table-cell table:style-name="ce6" table:formula="of:=IF([.I88]&lt;3;1000-FLOOR(1000/(3*(3-[.I88]+1)); 1; 0);FLOOR(2000/[.I88]; 1; 0))" office:value-type="float" office:value="39" calcext:value-type="float">
            <text:p>39</text:p>
          </table:table-cell>
          <table:table-cell table:style-name="ce9" table:formula="of:=[.J88]/1000" office:value-type="percentage" office:value="0.039" calcext:value-type="percentage">
            <text:p>3.9%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formula="of:=[.A89]+[.$D$1]" office:value-type="float" office:value="15" calcext:value-type="float">
            <text:p>15</text:p>
          </table:table-cell>
          <table:table-cell table:formula="of:=MAX(3; [.B89]-([.$B$1]-[.B89])*2)" office:value-type="float" office:value="3" calcext:value-type="float">
            <text:p>3</text:p>
          </table:table-cell>
          <table:table-cell table:style-name="ce3" table:formula="of:=[.C89]*1000/([.$B$1]*2)/10" office:value-type="float" office:value="2.23880597014925" calcext:value-type="float">
            <text:p>2.2</text:p>
          </table:table-cell>
          <table:table-cell table:formula="of:=MAX(3; [.$B$1]-([.B89] - [.$B$1])*2)" office:value-type="float" office:value="171" calcext:value-type="float">
            <text:p>171</text:p>
          </table:table-cell>
          <table:table-cell table:style-name="ce3" table:formula="of:=(1000 - [.E89]*1000/([.B89]*2))/10" office:value-type="float" office:value="-470" calcext:value-type="float">
            <text:p>-470.0</text:p>
          </table:table-cell>
          <table:table-cell table:style-name="ce5" table:formula="of:=IF([.$B$1]&gt;[.B89];[.D89];[.F89])" office:value-type="float" office:value="2.23880597014925" calcext:value-type="float">
            <text:p>2.2</text:p>
          </table:table-cell>
          <table:table-cell table:formula="of:=FLOOR(IF([.A89] &gt; 50; 50 + ([.A89] - 50)/2; [.A89]); 1; 0)" office:value-type="float" office:value="15" calcext:value-type="float">
            <text:p>15</text:p>
          </table:table-cell>
          <table:table-cell table:formula="of:=[.$B$1]-[.H89]" office:value-type="float" office:value="52" calcext:value-type="float">
            <text:p>52</text:p>
          </table:table-cell>
          <table:table-cell table:style-name="ce6" table:formula="of:=IF([.I89]&lt;3;1000-FLOOR(1000/(3*(3-[.I89]+1)); 1; 0);FLOOR(2000/[.I89]; 1; 0))" office:value-type="float" office:value="38" calcext:value-type="float">
            <text:p>38</text:p>
          </table:table-cell>
          <table:table-cell table:style-name="ce9" table:formula="of:=[.J89]/1000" office:value-type="percentage" office:value="0.038" calcext:value-type="percentage">
            <text:p>3.8%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formula="of:=[.A90]+[.$D$1]" office:value-type="float" office:value="14" calcext:value-type="float">
            <text:p>14</text:p>
          </table:table-cell>
          <table:table-cell table:formula="of:=MAX(3; [.B90]-([.$B$1]-[.B90])*2)" office:value-type="float" office:value="3" calcext:value-type="float">
            <text:p>3</text:p>
          </table:table-cell>
          <table:table-cell table:style-name="ce3" table:formula="of:=[.C90]*1000/([.$B$1]*2)/10" office:value-type="float" office:value="2.23880597014925" calcext:value-type="float">
            <text:p>2.2</text:p>
          </table:table-cell>
          <table:table-cell table:formula="of:=MAX(3; [.$B$1]-([.B90] - [.$B$1])*2)" office:value-type="float" office:value="173" calcext:value-type="float">
            <text:p>173</text:p>
          </table:table-cell>
          <table:table-cell table:style-name="ce3" table:formula="of:=(1000 - [.E90]*1000/([.B90]*2))/10" office:value-type="float" office:value="-517.857142857143" calcext:value-type="float">
            <text:p>-517.9</text:p>
          </table:table-cell>
          <table:table-cell table:style-name="ce5" table:formula="of:=IF([.$B$1]&gt;[.B90];[.D90];[.F90])" office:value-type="float" office:value="2.23880597014925" calcext:value-type="float">
            <text:p>2.2</text:p>
          </table:table-cell>
          <table:table-cell table:formula="of:=FLOOR(IF([.A90] &gt; 50; 50 + ([.A90] - 50)/2; [.A90]); 1; 0)" office:value-type="float" office:value="14" calcext:value-type="float">
            <text:p>14</text:p>
          </table:table-cell>
          <table:table-cell table:formula="of:=[.$B$1]-[.H90]" office:value-type="float" office:value="53" calcext:value-type="float">
            <text:p>53</text:p>
          </table:table-cell>
          <table:table-cell table:style-name="ce6" table:formula="of:=IF([.I90]&lt;3;1000-FLOOR(1000/(3*(3-[.I90]+1)); 1; 0);FLOOR(2000/[.I90]; 1; 0))" office:value-type="float" office:value="37" calcext:value-type="float">
            <text:p>37</text:p>
          </table:table-cell>
          <table:table-cell table:style-name="ce9" table:formula="of:=[.J90]/1000" office:value-type="percentage" office:value="0.037" calcext:value-type="percentage">
            <text:p>3.7%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formula="of:=[.A91]+[.$D$1]" office:value-type="float" office:value="13" calcext:value-type="float">
            <text:p>13</text:p>
          </table:table-cell>
          <table:table-cell table:formula="of:=MAX(3; [.B91]-([.$B$1]-[.B91])*2)" office:value-type="float" office:value="3" calcext:value-type="float">
            <text:p>3</text:p>
          </table:table-cell>
          <table:table-cell table:style-name="ce3" table:formula="of:=[.C91]*1000/([.$B$1]*2)/10" office:value-type="float" office:value="2.23880597014925" calcext:value-type="float">
            <text:p>2.2</text:p>
          </table:table-cell>
          <table:table-cell table:formula="of:=MAX(3; [.$B$1]-([.B91] - [.$B$1])*2)" office:value-type="float" office:value="175" calcext:value-type="float">
            <text:p>175</text:p>
          </table:table-cell>
          <table:table-cell table:style-name="ce3" table:formula="of:=(1000 - [.E91]*1000/([.B91]*2))/10" office:value-type="float" office:value="-573.076923076923" calcext:value-type="float">
            <text:p>-573.1</text:p>
          </table:table-cell>
          <table:table-cell table:style-name="ce5" table:formula="of:=IF([.$B$1]&gt;[.B91];[.D91];[.F91])" office:value-type="float" office:value="2.23880597014925" calcext:value-type="float">
            <text:p>2.2</text:p>
          </table:table-cell>
          <table:table-cell table:formula="of:=FLOOR(IF([.A91] &gt; 50; 50 + ([.A91] - 50)/2; [.A91]); 1; 0)" office:value-type="float" office:value="13" calcext:value-type="float">
            <text:p>13</text:p>
          </table:table-cell>
          <table:table-cell table:formula="of:=[.$B$1]-[.H91]" office:value-type="float" office:value="54" calcext:value-type="float">
            <text:p>54</text:p>
          </table:table-cell>
          <table:table-cell table:style-name="ce6" table:formula="of:=IF([.I91]&lt;3;1000-FLOOR(1000/(3*(3-[.I91]+1)); 1; 0);FLOOR(2000/[.I91]; 1; 0))" office:value-type="float" office:value="37" calcext:value-type="float">
            <text:p>37</text:p>
          </table:table-cell>
          <table:table-cell table:style-name="ce9" table:formula="of:=[.J91]/1000" office:value-type="percentage" office:value="0.037" calcext:value-type="percentage">
            <text:p>3.7%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formula="of:=[.A92]+[.$D$1]" office:value-type="float" office:value="12" calcext:value-type="float">
            <text:p>12</text:p>
          </table:table-cell>
          <table:table-cell table:formula="of:=MAX(3; [.B92]-([.$B$1]-[.B92])*2)" office:value-type="float" office:value="3" calcext:value-type="float">
            <text:p>3</text:p>
          </table:table-cell>
          <table:table-cell table:style-name="ce3" table:formula="of:=[.C92]*1000/([.$B$1]*2)/10" office:value-type="float" office:value="2.23880597014925" calcext:value-type="float">
            <text:p>2.2</text:p>
          </table:table-cell>
          <table:table-cell table:formula="of:=MAX(3; [.$B$1]-([.B92] - [.$B$1])*2)" office:value-type="float" office:value="177" calcext:value-type="float">
            <text:p>177</text:p>
          </table:table-cell>
          <table:table-cell table:style-name="ce3" table:formula="of:=(1000 - [.E92]*1000/([.B92]*2))/10" office:value-type="float" office:value="-637.5" calcext:value-type="float">
            <text:p>-637.5</text:p>
          </table:table-cell>
          <table:table-cell table:style-name="ce5" table:formula="of:=IF([.$B$1]&gt;[.B92];[.D92];[.F92])" office:value-type="float" office:value="2.23880597014925" calcext:value-type="float">
            <text:p>2.2</text:p>
          </table:table-cell>
          <table:table-cell table:formula="of:=FLOOR(IF([.A92] &gt; 50; 50 + ([.A92] - 50)/2; [.A92]); 1; 0)" office:value-type="float" office:value="12" calcext:value-type="float">
            <text:p>12</text:p>
          </table:table-cell>
          <table:table-cell table:formula="of:=[.$B$1]-[.H92]" office:value-type="float" office:value="55" calcext:value-type="float">
            <text:p>55</text:p>
          </table:table-cell>
          <table:table-cell table:style-name="ce6" table:formula="of:=IF([.I92]&lt;3;1000-FLOOR(1000/(3*(3-[.I92]+1)); 1; 0);FLOOR(2000/[.I92]; 1; 0))" office:value-type="float" office:value="36" calcext:value-type="float">
            <text:p>36</text:p>
          </table:table-cell>
          <table:table-cell table:style-name="ce9" table:formula="of:=[.J92]/1000" office:value-type="percentage" office:value="0.036" calcext:value-type="percentage">
            <text:p>3.6%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formula="of:=[.A93]+[.$D$1]" office:value-type="float" office:value="11" calcext:value-type="float">
            <text:p>11</text:p>
          </table:table-cell>
          <table:table-cell table:formula="of:=MAX(3; [.B93]-([.$B$1]-[.B93])*2)" office:value-type="float" office:value="3" calcext:value-type="float">
            <text:p>3</text:p>
          </table:table-cell>
          <table:table-cell table:style-name="ce3" table:formula="of:=[.C93]*1000/([.$B$1]*2)/10" office:value-type="float" office:value="2.23880597014925" calcext:value-type="float">
            <text:p>2.2</text:p>
          </table:table-cell>
          <table:table-cell table:formula="of:=MAX(3; [.$B$1]-([.B93] - [.$B$1])*2)" office:value-type="float" office:value="179" calcext:value-type="float">
            <text:p>179</text:p>
          </table:table-cell>
          <table:table-cell table:style-name="ce3" table:formula="of:=(1000 - [.E93]*1000/([.B93]*2))/10" office:value-type="float" office:value="-713.636363636364" calcext:value-type="float">
            <text:p>-713.6</text:p>
          </table:table-cell>
          <table:table-cell table:style-name="ce5" table:formula="of:=IF([.$B$1]&gt;[.B93];[.D93];[.F93])" office:value-type="float" office:value="2.23880597014925" calcext:value-type="float">
            <text:p>2.2</text:p>
          </table:table-cell>
          <table:table-cell table:formula="of:=FLOOR(IF([.A93] &gt; 50; 50 + ([.A93] - 50)/2; [.A93]); 1; 0)" office:value-type="float" office:value="11" calcext:value-type="float">
            <text:p>11</text:p>
          </table:table-cell>
          <table:table-cell table:formula="of:=[.$B$1]-[.H93]" office:value-type="float" office:value="56" calcext:value-type="float">
            <text:p>56</text:p>
          </table:table-cell>
          <table:table-cell table:style-name="ce6" table:formula="of:=IF([.I93]&lt;3;1000-FLOOR(1000/(3*(3-[.I93]+1)); 1; 0);FLOOR(2000/[.I93]; 1; 0))" office:value-type="float" office:value="35" calcext:value-type="float">
            <text:p>35</text:p>
          </table:table-cell>
          <table:table-cell table:style-name="ce9" table:formula="of:=[.J93]/1000" office:value-type="percentage" office:value="0.035" calcext:value-type="percentage">
            <text:p>3.5%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94]+[.$D$1]" office:value-type="float" office:value="10" calcext:value-type="float">
            <text:p>10</text:p>
          </table:table-cell>
          <table:table-cell table:formula="of:=MAX(3; [.B94]-([.$B$1]-[.B94])*2)" office:value-type="float" office:value="3" calcext:value-type="float">
            <text:p>3</text:p>
          </table:table-cell>
          <table:table-cell table:style-name="ce3" table:formula="of:=[.C94]*1000/([.$B$1]*2)/10" office:value-type="float" office:value="2.23880597014925" calcext:value-type="float">
            <text:p>2.2</text:p>
          </table:table-cell>
          <table:table-cell table:formula="of:=MAX(3; [.$B$1]-([.B94] - [.$B$1])*2)" office:value-type="float" office:value="181" calcext:value-type="float">
            <text:p>181</text:p>
          </table:table-cell>
          <table:table-cell table:style-name="ce3" table:formula="of:=(1000 - [.E94]*1000/([.B94]*2))/10" office:value-type="float" office:value="-805" calcext:value-type="float">
            <text:p>-805.0</text:p>
          </table:table-cell>
          <table:table-cell table:style-name="ce5" table:formula="of:=IF([.$B$1]&gt;[.B94];[.D94];[.F94])" office:value-type="float" office:value="2.23880597014925" calcext:value-type="float">
            <text:p>2.2</text:p>
          </table:table-cell>
          <table:table-cell table:formula="of:=FLOOR(IF([.A94] &gt; 50; 50 + ([.A94] - 50)/2; [.A94]); 1; 0)" office:value-type="float" office:value="10" calcext:value-type="float">
            <text:p>10</text:p>
          </table:table-cell>
          <table:table-cell table:formula="of:=[.$B$1]-[.H94]" office:value-type="float" office:value="57" calcext:value-type="float">
            <text:p>57</text:p>
          </table:table-cell>
          <table:table-cell table:style-name="ce6" table:formula="of:=IF([.I94]&lt;3;1000-FLOOR(1000/(3*(3-[.I94]+1)); 1; 0);FLOOR(2000/[.I94]; 1; 0))" office:value-type="float" office:value="35" calcext:value-type="float">
            <text:p>35</text:p>
          </table:table-cell>
          <table:table-cell table:style-name="ce9" table:formula="of:=[.J94]/1000" office:value-type="percentage" office:value="0.035" calcext:value-type="percentage">
            <text:p>3.5%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formula="of:=[.A95]+[.$D$1]" office:value-type="float" office:value="9" calcext:value-type="float">
            <text:p>9</text:p>
          </table:table-cell>
          <table:table-cell table:formula="of:=MAX(3; [.B95]-([.$B$1]-[.B95])*2)" office:value-type="float" office:value="3" calcext:value-type="float">
            <text:p>3</text:p>
          </table:table-cell>
          <table:table-cell table:style-name="ce3" table:formula="of:=[.C95]*1000/([.$B$1]*2)/10" office:value-type="float" office:value="2.23880597014925" calcext:value-type="float">
            <text:p>2.2</text:p>
          </table:table-cell>
          <table:table-cell table:formula="of:=MAX(3; [.$B$1]-([.B95] - [.$B$1])*2)" office:value-type="float" office:value="183" calcext:value-type="float">
            <text:p>183</text:p>
          </table:table-cell>
          <table:table-cell table:style-name="ce3" table:formula="of:=(1000 - [.E95]*1000/([.B95]*2))/10" office:value-type="float" office:value="-916.666666666667" calcext:value-type="float">
            <text:p>-916.7</text:p>
          </table:table-cell>
          <table:table-cell table:style-name="ce5" table:formula="of:=IF([.$B$1]&gt;[.B95];[.D95];[.F95])" office:value-type="float" office:value="2.23880597014925" calcext:value-type="float">
            <text:p>2.2</text:p>
          </table:table-cell>
          <table:table-cell table:formula="of:=FLOOR(IF([.A95] &gt; 50; 50 + ([.A95] - 50)/2; [.A95]); 1; 0)" office:value-type="float" office:value="9" calcext:value-type="float">
            <text:p>9</text:p>
          </table:table-cell>
          <table:table-cell table:formula="of:=[.$B$1]-[.H95]" office:value-type="float" office:value="58" calcext:value-type="float">
            <text:p>58</text:p>
          </table:table-cell>
          <table:table-cell table:style-name="ce6" table:formula="of:=IF([.I95]&lt;3;1000-FLOOR(1000/(3*(3-[.I95]+1)); 1; 0);FLOOR(2000/[.I95]; 1; 0))" office:value-type="float" office:value="34" calcext:value-type="float">
            <text:p>34</text:p>
          </table:table-cell>
          <table:table-cell table:style-name="ce9" table:formula="of:=[.J95]/1000" office:value-type="percentage" office:value="0.034" calcext:value-type="percentage">
            <text:p>3.4%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[.A96]+[.$D$1]" office:value-type="float" office:value="8" calcext:value-type="float">
            <text:p>8</text:p>
          </table:table-cell>
          <table:table-cell table:formula="of:=MAX(3; [.B96]-([.$B$1]-[.B96])*2)" office:value-type="float" office:value="3" calcext:value-type="float">
            <text:p>3</text:p>
          </table:table-cell>
          <table:table-cell table:style-name="ce3" table:formula="of:=[.C96]*1000/([.$B$1]*2)/10" office:value-type="float" office:value="2.23880597014925" calcext:value-type="float">
            <text:p>2.2</text:p>
          </table:table-cell>
          <table:table-cell table:formula="of:=MAX(3; [.$B$1]-([.B96] - [.$B$1])*2)" office:value-type="float" office:value="185" calcext:value-type="float">
            <text:p>185</text:p>
          </table:table-cell>
          <table:table-cell table:style-name="ce3" table:formula="of:=(1000 - [.E96]*1000/([.B96]*2))/10" office:value-type="float" office:value="-1056.25" calcext:value-type="float">
            <text:p>-1056.3</text:p>
          </table:table-cell>
          <table:table-cell table:style-name="ce5" table:formula="of:=IF([.$B$1]&gt;[.B96];[.D96];[.F96])" office:value-type="float" office:value="2.23880597014925" calcext:value-type="float">
            <text:p>2.2</text:p>
          </table:table-cell>
          <table:table-cell table:formula="of:=FLOOR(IF([.A96] &gt; 50; 50 + ([.A96] - 50)/2; [.A96]); 1; 0)" office:value-type="float" office:value="8" calcext:value-type="float">
            <text:p>8</text:p>
          </table:table-cell>
          <table:table-cell table:formula="of:=[.$B$1]-[.H96]" office:value-type="float" office:value="59" calcext:value-type="float">
            <text:p>59</text:p>
          </table:table-cell>
          <table:table-cell table:style-name="ce6" table:formula="of:=IF([.I96]&lt;3;1000-FLOOR(1000/(3*(3-[.I96]+1)); 1; 0);FLOOR(2000/[.I96]; 1; 0))" office:value-type="float" office:value="33" calcext:value-type="float">
            <text:p>33</text:p>
          </table:table-cell>
          <table:table-cell table:style-name="ce9" table:formula="of:=[.J96]/1000" office:value-type="percentage" office:value="0.033" calcext:value-type="percentage">
            <text:p>3.3%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[.A97]+[.$D$1]" office:value-type="float" office:value="7" calcext:value-type="float">
            <text:p>7</text:p>
          </table:table-cell>
          <table:table-cell table:formula="of:=MAX(3; [.B97]-([.$B$1]-[.B97])*2)" office:value-type="float" office:value="3" calcext:value-type="float">
            <text:p>3</text:p>
          </table:table-cell>
          <table:table-cell table:style-name="ce3" table:formula="of:=[.C97]*1000/([.$B$1]*2)/10" office:value-type="float" office:value="2.23880597014925" calcext:value-type="float">
            <text:p>2.2</text:p>
          </table:table-cell>
          <table:table-cell table:formula="of:=MAX(3; [.$B$1]-([.B97] - [.$B$1])*2)" office:value-type="float" office:value="187" calcext:value-type="float">
            <text:p>187</text:p>
          </table:table-cell>
          <table:table-cell table:style-name="ce3" table:formula="of:=(1000 - [.E97]*1000/([.B97]*2))/10" office:value-type="float" office:value="-1235.71428571429" calcext:value-type="float">
            <text:p>-1235.7</text:p>
          </table:table-cell>
          <table:table-cell table:style-name="ce5" table:formula="of:=IF([.$B$1]&gt;[.B97];[.D97];[.F97])" office:value-type="float" office:value="2.23880597014925" calcext:value-type="float">
            <text:p>2.2</text:p>
          </table:table-cell>
          <table:table-cell table:formula="of:=FLOOR(IF([.A97] &gt; 50; 50 + ([.A97] - 50)/2; [.A97]); 1; 0)" office:value-type="float" office:value="7" calcext:value-type="float">
            <text:p>7</text:p>
          </table:table-cell>
          <table:table-cell table:formula="of:=[.$B$1]-[.H97]" office:value-type="float" office:value="60" calcext:value-type="float">
            <text:p>60</text:p>
          </table:table-cell>
          <table:table-cell table:style-name="ce6" table:formula="of:=IF([.I97]&lt;3;1000-FLOOR(1000/(3*(3-[.I97]+1)); 1; 0);FLOOR(2000/[.I97]; 1; 0))" office:value-type="float" office:value="33" calcext:value-type="float">
            <text:p>33</text:p>
          </table:table-cell>
          <table:table-cell table:style-name="ce9" table:formula="of:=[.J97]/1000" office:value-type="percentage" office:value="0.033" calcext:value-type="percentage">
            <text:p>3.3%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[.A98]+[.$D$1]" office:value-type="float" office:value="6" calcext:value-type="float">
            <text:p>6</text:p>
          </table:table-cell>
          <table:table-cell table:formula="of:=MAX(3; [.B98]-([.$B$1]-[.B98])*2)" office:value-type="float" office:value="3" calcext:value-type="float">
            <text:p>3</text:p>
          </table:table-cell>
          <table:table-cell table:style-name="ce3" table:formula="of:=[.C98]*1000/([.$B$1]*2)/10" office:value-type="float" office:value="2.23880597014925" calcext:value-type="float">
            <text:p>2.2</text:p>
          </table:table-cell>
          <table:table-cell table:formula="of:=MAX(3; [.$B$1]-([.B98] - [.$B$1])*2)" office:value-type="float" office:value="189" calcext:value-type="float">
            <text:p>189</text:p>
          </table:table-cell>
          <table:table-cell table:style-name="ce3" table:formula="of:=(1000 - [.E98]*1000/([.B98]*2))/10" office:value-type="float" office:value="-1475" calcext:value-type="float">
            <text:p>-1475.0</text:p>
          </table:table-cell>
          <table:table-cell table:style-name="ce5" table:formula="of:=IF([.$B$1]&gt;[.B98];[.D98];[.F98])" office:value-type="float" office:value="2.23880597014925" calcext:value-type="float">
            <text:p>2.2</text:p>
          </table:table-cell>
          <table:table-cell table:formula="of:=FLOOR(IF([.A98] &gt; 50; 50 + ([.A98] - 50)/2; [.A98]); 1; 0)" office:value-type="float" office:value="6" calcext:value-type="float">
            <text:p>6</text:p>
          </table:table-cell>
          <table:table-cell table:formula="of:=[.$B$1]-[.H98]" office:value-type="float" office:value="61" calcext:value-type="float">
            <text:p>61</text:p>
          </table:table-cell>
          <table:table-cell table:style-name="ce6" table:formula="of:=IF([.I98]&lt;3;1000-FLOOR(1000/(3*(3-[.I98]+1)); 1; 0);FLOOR(2000/[.I98]; 1; 0))" office:value-type="float" office:value="32" calcext:value-type="float">
            <text:p>32</text:p>
          </table:table-cell>
          <table:table-cell table:style-name="ce9" table:formula="of:=[.J98]/1000" office:value-type="percentage" office:value="0.032" calcext:value-type="percentage">
            <text:p>3.2%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99]+[.$D$1]" office:value-type="float" office:value="5" calcext:value-type="float">
            <text:p>5</text:p>
          </table:table-cell>
          <table:table-cell table:formula="of:=MAX(3; [.B99]-([.$B$1]-[.B99])*2)" office:value-type="float" office:value="3" calcext:value-type="float">
            <text:p>3</text:p>
          </table:table-cell>
          <table:table-cell table:style-name="ce3" table:formula="of:=[.C99]*1000/([.$B$1]*2)/10" office:value-type="float" office:value="2.23880597014925" calcext:value-type="float">
            <text:p>2.2</text:p>
          </table:table-cell>
          <table:table-cell table:formula="of:=MAX(3; [.$B$1]-([.B99] - [.$B$1])*2)" office:value-type="float" office:value="191" calcext:value-type="float">
            <text:p>191</text:p>
          </table:table-cell>
          <table:table-cell table:style-name="ce3" table:formula="of:=(1000 - [.E99]*1000/([.B99]*2))/10" office:value-type="float" office:value="-1810" calcext:value-type="float">
            <text:p>-1810.0</text:p>
          </table:table-cell>
          <table:table-cell table:style-name="ce5" table:formula="of:=IF([.$B$1]&gt;[.B99];[.D99];[.F99])" office:value-type="float" office:value="2.23880597014925" calcext:value-type="float">
            <text:p>2.2</text:p>
          </table:table-cell>
          <table:table-cell table:formula="of:=FLOOR(IF([.A99] &gt; 50; 50 + ([.A99] - 50)/2; [.A99]); 1; 0)" office:value-type="float" office:value="5" calcext:value-type="float">
            <text:p>5</text:p>
          </table:table-cell>
          <table:table-cell table:formula="of:=[.$B$1]-[.H99]" office:value-type="float" office:value="62" calcext:value-type="float">
            <text:p>62</text:p>
          </table:table-cell>
          <table:table-cell table:style-name="ce6" table:formula="of:=IF([.I99]&lt;3;1000-FLOOR(1000/(3*(3-[.I99]+1)); 1; 0);FLOOR(2000/[.I99]; 1; 0))" office:value-type="float" office:value="32" calcext:value-type="float">
            <text:p>32</text:p>
          </table:table-cell>
          <table:table-cell table:style-name="ce9" table:formula="of:=[.J99]/1000" office:value-type="percentage" office:value="0.032" calcext:value-type="percentage">
            <text:p>3.2%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[.A100]+[.$D$1]" office:value-type="float" office:value="4" calcext:value-type="float">
            <text:p>4</text:p>
          </table:table-cell>
          <table:table-cell table:formula="of:=MAX(3; [.B100]-([.$B$1]-[.B100])*2)" office:value-type="float" office:value="3" calcext:value-type="float">
            <text:p>3</text:p>
          </table:table-cell>
          <table:table-cell table:style-name="ce3" table:formula="of:=[.C100]*1000/([.$B$1]*2)/10" office:value-type="float" office:value="2.23880597014925" calcext:value-type="float">
            <text:p>2.2</text:p>
          </table:table-cell>
          <table:table-cell table:formula="of:=MAX(3; [.$B$1]-([.B100] - [.$B$1])*2)" office:value-type="float" office:value="193" calcext:value-type="float">
            <text:p>193</text:p>
          </table:table-cell>
          <table:table-cell table:style-name="ce3" table:formula="of:=(1000 - [.E100]*1000/([.B100]*2))/10" office:value-type="float" office:value="-2312.5" calcext:value-type="float">
            <text:p>-2312.5</text:p>
          </table:table-cell>
          <table:table-cell table:style-name="ce5" table:formula="of:=IF([.$B$1]&gt;[.B100];[.D100];[.F100])" office:value-type="float" office:value="2.23880597014925" calcext:value-type="float">
            <text:p>2.2</text:p>
          </table:table-cell>
          <table:table-cell table:formula="of:=FLOOR(IF([.A100] &gt; 50; 50 + ([.A100] - 50)/2; [.A100]); 1; 0)" office:value-type="float" office:value="4" calcext:value-type="float">
            <text:p>4</text:p>
          </table:table-cell>
          <table:table-cell table:formula="of:=[.$B$1]-[.H100]" office:value-type="float" office:value="63" calcext:value-type="float">
            <text:p>63</text:p>
          </table:table-cell>
          <table:table-cell table:style-name="ce6" table:formula="of:=IF([.I100]&lt;3;1000-FLOOR(1000/(3*(3-[.I100]+1)); 1; 0);FLOOR(2000/[.I100]; 1; 0))" office:value-type="float" office:value="31" calcext:value-type="float">
            <text:p>31</text:p>
          </table:table-cell>
          <table:table-cell table:style-name="ce9" table:formula="of:=[.J100]/1000" office:value-type="percentage" office:value="0.031" calcext:value-type="percentage">
            <text:p>3.1%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[.A101]+[.$D$1]" office:value-type="float" office:value="3" calcext:value-type="float">
            <text:p>3</text:p>
          </table:table-cell>
          <table:table-cell table:formula="of:=MAX(3; [.B101]-([.$B$1]-[.B101])*2)" office:value-type="float" office:value="3" calcext:value-type="float">
            <text:p>3</text:p>
          </table:table-cell>
          <table:table-cell table:style-name="ce3" table:formula="of:=[.C101]*1000/([.$B$1]*2)/10" office:value-type="float" office:value="2.23880597014925" calcext:value-type="float">
            <text:p>2.2</text:p>
          </table:table-cell>
          <table:table-cell table:formula="of:=MAX(3; [.$B$1]-([.B101] - [.$B$1])*2)" office:value-type="float" office:value="195" calcext:value-type="float">
            <text:p>195</text:p>
          </table:table-cell>
          <table:table-cell table:style-name="ce3" table:formula="of:=(1000 - [.E101]*1000/([.B101]*2))/10" office:value-type="float" office:value="-3150" calcext:value-type="float">
            <text:p>-3150.0</text:p>
          </table:table-cell>
          <table:table-cell table:style-name="ce5" table:formula="of:=IF([.$B$1]&gt;[.B101];[.D101];[.F101])" office:value-type="float" office:value="2.23880597014925" calcext:value-type="float">
            <text:p>2.2</text:p>
          </table:table-cell>
          <table:table-cell table:formula="of:=FLOOR(IF([.A101] &gt; 50; 50 + ([.A101] - 50)/2; [.A101]); 1; 0)" office:value-type="float" office:value="3" calcext:value-type="float">
            <text:p>3</text:p>
          </table:table-cell>
          <table:table-cell table:formula="of:=[.$B$1]-[.H101]" office:value-type="float" office:value="64" calcext:value-type="float">
            <text:p>64</text:p>
          </table:table-cell>
          <table:table-cell table:style-name="ce6" table:formula="of:=IF([.I101]&lt;3;1000-FLOOR(1000/(3*(3-[.I101]+1)); 1; 0);FLOOR(2000/[.I101]; 1; 0))" office:value-type="float" office:value="31" calcext:value-type="float">
            <text:p>31</text:p>
          </table:table-cell>
          <table:table-cell table:style-name="ce9" table:formula="of:=[.J101]/1000" office:value-type="percentage" office:value="0.031" calcext:value-type="percentage">
            <text:p>3.1%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A102]+[.$D$1]" office:value-type="float" office:value="2" calcext:value-type="float">
            <text:p>2</text:p>
          </table:table-cell>
          <table:table-cell table:formula="of:=MAX(3; [.B102]-([.$B$1]-[.B102])*2)" office:value-type="float" office:value="3" calcext:value-type="float">
            <text:p>3</text:p>
          </table:table-cell>
          <table:table-cell table:style-name="ce3" table:formula="of:=[.C102]*1000/([.$B$1]*2)/10" office:value-type="float" office:value="2.23880597014925" calcext:value-type="float">
            <text:p>2.2</text:p>
          </table:table-cell>
          <table:table-cell table:formula="of:=MAX(3; [.$B$1]-([.B102] - [.$B$1])*2)" office:value-type="float" office:value="197" calcext:value-type="float">
            <text:p>197</text:p>
          </table:table-cell>
          <table:table-cell table:style-name="ce3" table:formula="of:=(1000 - [.E102]*1000/([.B102]*2))/10" office:value-type="float" office:value="-4825" calcext:value-type="float">
            <text:p>-4825.0</text:p>
          </table:table-cell>
          <table:table-cell table:style-name="ce5" table:formula="of:=IF([.$B$1]&gt;[.B102];[.D102];[.F102])" office:value-type="float" office:value="2.23880597014925" calcext:value-type="float">
            <text:p>2.2</text:p>
          </table:table-cell>
          <table:table-cell table:formula="of:=FLOOR(IF([.A102] &gt; 50; 50 + ([.A102] - 50)/2; [.A102]); 1; 0)" office:value-type="float" office:value="2" calcext:value-type="float">
            <text:p>2</text:p>
          </table:table-cell>
          <table:table-cell table:formula="of:=[.$B$1]-[.H102]" office:value-type="float" office:value="65" calcext:value-type="float">
            <text:p>65</text:p>
          </table:table-cell>
          <table:table-cell table:style-name="ce6" table:formula="of:=IF([.I102]&lt;3;1000-FLOOR(1000/(3*(3-[.I102]+1)); 1; 0);FLOOR(2000/[.I102]; 1; 0))" office:value-type="float" office:value="30" calcext:value-type="float">
            <text:p>30</text:p>
          </table:table-cell>
          <table:table-cell table:style-name="ce9" table:formula="of:=[.J102]/1000" office:value-type="percentage" office:value="0.03" calcext:value-type="percentage">
            <text:p>3.0%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03]+[.$D$1]" office:value-type="float" office:value="1" calcext:value-type="float">
            <text:p>1</text:p>
          </table:table-cell>
          <table:table-cell table:formula="of:=MAX(3; [.B103]-([.$B$1]-[.B103])*2)" office:value-type="float" office:value="3" calcext:value-type="float">
            <text:p>3</text:p>
          </table:table-cell>
          <table:table-cell table:style-name="ce3" table:formula="of:=[.C103]*1000/([.$B$1]*2)/10" office:value-type="float" office:value="2.23880597014925" calcext:value-type="float">
            <text:p>2.2</text:p>
          </table:table-cell>
          <table:table-cell table:formula="of:=MAX(3; [.$B$1]-([.B103] - [.$B$1])*2)" office:value-type="float" office:value="199" calcext:value-type="float">
            <text:p>199</text:p>
          </table:table-cell>
          <table:table-cell table:style-name="ce3" table:formula="of:=(1000 - [.E103]*1000/([.B103]*2))/10" office:value-type="float" office:value="-9850" calcext:value-type="float">
            <text:p>-9850.0</text:p>
          </table:table-cell>
          <table:table-cell table:style-name="ce5" table:formula="of:=IF([.$B$1]&gt;[.B103];[.D103];[.F103])" office:value-type="float" office:value="2.23880597014925" calcext:value-type="float">
            <text:p>2.2</text:p>
          </table:table-cell>
          <table:table-cell table:formula="of:=FLOOR(IF([.A103] &gt; 50; 50 + ([.A103] - 50)/2; [.A103]); 1; 0)" office:value-type="float" office:value="1" calcext:value-type="float">
            <text:p>1</text:p>
          </table:table-cell>
          <table:table-cell table:formula="of:=[.$B$1]-[.H103]" office:value-type="float" office:value="66" calcext:value-type="float">
            <text:p>66</text:p>
          </table:table-cell>
          <table:table-cell table:style-name="ce6" table:formula="of:=IF([.I103]&lt;3;1000-FLOOR(1000/(3*(3-[.I103]+1)); 1; 0);FLOOR(2000/[.I103]; 1; 0))" office:value-type="float" office:value="30" calcext:value-type="float">
            <text:p>30</text:p>
          </table:table-cell>
          <table:table-cell table:style-name="ce9" table:formula="of:=[.J103]/1000" office:value-type="percentage" office:value="0.03" calcext:value-type="percentage">
            <text:p>3.0%</text:p>
          </table:table-cell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07:03:02.267518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6:25:26.053124917</meta:creation-date>
    <dc:date>2015-11-25T08:07:09.712440714</dc:date>
    <meta:editing-duration>PT37M50S</meta:editing-duration>
    <meta:editing-cycles>12</meta:editing-cycles>
    <meta:generator>LibreOffice/4.2.8.2$Linux_X86_64 LibreOffice_project/420m0$Build-2</meta:generator>
    <meta:document-statistic meta:table-count="1" meta:cell-count="1117" meta:object-count="0"/>
  </office:meta>
</office:document-meta>
</file>